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Aharoni CLM" svg:font-family="'Aharoni CLM'" style:font-pitch="variable"/>
    <style:font-face style:name="Vanta Light" svg:font-family="'Vanta Light'" style:font-pitch="variable"/>
    <style:font-face style:name="a_FuturaOrto" svg:font-family="a_FuturaOr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99cm" fo:margin-left="0cm" fo:margin-right="0.002cm" table:align="margins" style:shadow="none" style:writing-mode="lr-tb"/>
    </style:style>
    <style:style style:name="Table1.A" style:family="table-column">
      <style:table-column-properties style:column-width="3.762cm" style:rel-column-width="2133*"/>
    </style:style>
    <style:style style:name="Table1.B" style:family="table-column">
      <style:table-column-properties style:column-width="5.736cm" style:rel-column-width="3252*"/>
    </style:style>
    <style:style style:name="Table1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1.B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end" style:justify-single-word="false" style:writing-mode="lr-tb"/>
      <style:text-properties style:font-name="Vanta Light" fo:font-size="5pt" style:font-size-asian="5pt" style:font-size-complex="5pt"/>
    </style:style>
    <style:style style:name="P3" style:family="paragraph" style:parent-style-name="Standard">
      <style:text-properties style:font-name="Univers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Vanta Light" fo:font-size="8pt" style:font-size-asian="8pt" style:font-size-complex="8pt"/>
    </style:style>
    <style:style style:name="P5" style:family="paragraph" style:parent-style-name="Standard">
      <style:paragraph-properties fo:text-align="end" style:justify-single-word="false" style:writing-mode="lr-tb"/>
      <style:text-properties style:font-name="Vanta Light" fo:font-size="5pt" style:font-size-asian="5pt" style:font-size-complex="5pt"/>
    </style:style>
    <style:style style:name="P6" style:family="paragraph" style:parent-style-name="Standard">
      <style:paragraph-properties style:writing-mode="lr-tb"/>
      <style:text-properties style:font-name="Univers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Univers"/>
    </style:style>
    <style:style style:name="P8" style:family="paragraph" style:parent-style-name="Standard">
      <style:paragraph-properties fo:text-align="end" style:justify-single-word="false" style:writing-mode="lr-tb"/>
      <style:text-properties fo:color="#c0c0c0" style:font-name="Vanta Light" fo:font-size="6pt" style:font-size-asian="6pt" style:font-size-complex="6pt"/>
    </style:style>
    <style:style style:name="T1" style:family="text">
      <style:text-properties fo:color="#c0c0c0"/>
    </style:style>
    <style:style style:name="T2" style:family="text">
      <style:text-properties style:font-name="Vanta Light" fo:font-size="5pt" style:font-size-asian="5pt" style:font-size-complex="5pt"/>
    </style:style>
    <style:style style:name="T3" style:family="text">
      <style:text-properties style:font-name="Vanta Light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 zudi <text:span text:style-name="T2">791 </text:span><text:span text:style-name="T3">so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 tul‐e <text:span text:style-name="T2">619 </text:span><text:span text:style-name="T3">dur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z vaqt‐i ke <text:span text:style-name="T2">611 </text:span><text:span text:style-name="T3">si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 <text:span text:style-name="T2">400 </text:span><text:span text:style-name="T3">with; b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in <text:span text:style-name="T2">368 </text:span><text:span text:style-name="T3">thi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 <text:span text:style-name="T2">356 </text:span><text:span text:style-name="T3">that; wh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 <text:span text:style-name="T2">333 </text:span><text:span text:style-name="T3">a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s xāndan (xān) <text:span text:style-name="T2">256 </text:span><text:span text:style-name="T3">study; lea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n <text:span text:style-name="T2">193 </text:span><text:span text:style-name="T3">I; me; m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ek <text:span text:style-name="T2">192 </text:span><text:span text:style-name="T3">a; one; 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u <text:span text:style-name="T2">190 </text:span><text:span text:style-name="T3">he; she; his; 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ā <text:span text:style-name="T2">181 </text:span><text:span text:style-name="T3">f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 <text:span text:style-name="T2">174 </text:span><text:span text:style-name="T3">till; until; piece; so th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 <text:span text:style-name="T2">146 </text:span><text:span text:style-name="T3">what; what f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irāni <text:span text:style-name="T2">136 </text:span><text:span text:style-name="T3">Iran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rdan (kon) <text:span text:style-name="T2">117 </text:span><text:span text:style-name="T3">do; mak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sm <text:span text:style-name="T2">116 </text:span><text:span text:style-name="T3">na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nhā <text:span text:style-name="T2">115 </text:span><text:span text:style-name="T3">those; the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n <text:span text:style-name="T2">109 </text:span><text:span text:style-name="T3">that; mo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 <text:span text:style-name="T2">108 </text:span><text:span text:style-name="T3">too; likewi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 <text:span text:style-name="T2">103 </text:span><text:span text:style-name="T3">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at <text:span text:style-name="T2">103 </text:span><text:span text:style-name="T3">time; hour; wat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tāb <text:span text:style-name="T2">102 </text:span><text:span text:style-name="T3">boo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nd <text:span text:style-name="T2">100 </text:span><text:span text:style-name="T3">several; some; few; how ma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ftogu <text:span text:style-name="T2">99 </text:span><text:span text:style-name="T3">dialogue; conversation; talk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mā <text:span text:style-name="T2">99 </text:span><text:span text:style-name="T3">you; you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o <text:span text:style-name="T2">98 </text:span><text:span text:style-name="T3">you; you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āl <text:span text:style-name="T2">97 </text:span><text:span text:style-name="T3">moo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r kardan (kon) <text:s/><text:span text:style-name="T2">95 </text:span><text:span text:style-name="T3">fi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l <text:span text:style-name="T2">93 </text:span><text:span text:style-name="T3">ye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ust <text:span text:style-name="T2">92 </text:span><text:span text:style-name="T3">frie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ā <text:span text:style-name="T2">90 </text:span><text:span text:style-name="T3">we; us; ou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zašte <text:span text:style-name="T2">88 </text:span><text:span text:style-name="T3">last; past; ago; previ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ā <text:span text:style-name="T2">87 </text:span><text:span text:style-name="T3">or; eit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li <text:span text:style-name="T2">84 </text:span><text:span text:style-name="T3">emp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r <text:span text:style-name="T2">72 </text:span><text:span text:style-name="T3">work; job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 tanhā <text:span text:style-name="T2">69 </text:span><text:span text:style-name="T3">not on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tn <text:span text:style-name="T2">68 </text:span><text:span text:style-name="T3">text; contex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jā <text:span text:style-name="T2">68 </text:span><text:span text:style-name="T3">whe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ub <text:span text:style-name="T2">66 </text:span><text:span text:style-name="T3">good; we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lā <text:span text:style-name="T2">65 </text:span><text:span text:style-name="T3">top; u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qā <text:span text:style-name="T2">61 </text:span><text:span text:style-name="T3">sir; gentlem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i <text:span text:style-name="T2">61 </text:span><text:span text:style-name="T3">wh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ne <text:span text:style-name="T2">60 </text:span><text:span text:style-name="T3">home; hou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u <text:span text:style-name="T2">59 </text:span><text:span text:style-name="T3">in; insid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m <text:span text:style-name="T2">59 </text:span><text:span text:style-name="T3">name; reput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 <text:span text:style-name="T2">59 </text:span><text:span text:style-name="T3">tw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bān <text:span text:style-name="T2">58 </text:span><text:span text:style-name="T3">language; tongu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d <text:span text:style-name="T2">58 </text:span><text:span text:style-name="T3">self; own; onesel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š az In ke <text:s/><text:span text:style-name="T2">56 </text:span><text:span text:style-name="T3">befo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rār dāštan (dār) <text:s/><text:span text:style-name="T2">55 </text:span><text:span text:style-name="T3">be; being located; have an appoint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dar <text:span text:style-name="T2">55 </text:span><text:span text:style-name="T3">fat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ārsi <text:span text:style-name="T2">54 </text:span><text:span text:style-name="T3">Pers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dām <text:span text:style-name="T2">53 </text:span><text:span text:style-name="T3">whi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udan (hast, bāš) <text:s/><text:span text:style-name="T2">51 </text:span><text:span text:style-name="T3">be; exi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zi <text:span text:style-name="T2">51 </text:span><text:span text:style-name="T3">ga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sox <text:span text:style-name="T2">51 </text:span><text:span text:style-name="T3">reply; answ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bdil kardan (kon) <text:s/><text:span text:style-name="T2">50 </text:span><text:span text:style-name="T3">exchange; transfor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ād raftan (rav, row) <text:s/><text:span text:style-name="T2">50 </text:span><text:span text:style-name="T3">forg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gar <text:span text:style-name="T2">50 </text:span><text:span text:style-name="T3">other; another; further; again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mruz <text:span text:style-name="T2">50 </text:span><text:span text:style-name="T3">to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u <text:span text:style-name="T2">50 </text:span><text:span text:style-name="T3">top; fa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iz <text:span text:style-name="T2">48 </text:span><text:span text:style-name="T3">also; to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otfan <text:span text:style-name="T2">48 </text:span><text:span text:style-name="T3">plea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nom <text:span text:style-name="T2">47 </text:span><text:span text:style-name="T3">lady; wife; wom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s <text:span text:style-name="T2">47 </text:span><text:span text:style-name="T3">then; so; ba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st yāftan (yāb) <text:s/><text:span text:style-name="T2">45 </text:span><text:span text:style-name="T3">achie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ozorg <text:span text:style-name="T2">45 </text:span><text:span text:style-name="T3">large; big; great; adul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syār <text:span text:style-name="T2">43 </text:span><text:span text:style-name="T3">ve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ādar <text:span text:style-name="T2">42 </text:span><text:span text:style-name="T3">mot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dan (šav, šow) <text:s/><text:span text:style-name="T2">41 </text:span><text:span text:style-name="T3">beco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li <text:span text:style-name="T2">41 </text:span><text:span text:style-name="T3">bu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uz <text:span text:style-name="T2">41 </text:span><text:span text:style-name="T3">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qt <text:span text:style-name="T2">41 </text:span><text:span text:style-name="T3">ti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āšin <text:span text:style-name="T2">40 </text:span><text:span text:style-name="T3">car; machi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qiqe <text:span text:style-name="T2">40 </text:span><text:span text:style-name="T3">minu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b <text:span text:style-name="T2">39 </text:span><text:span text:style-name="T3">night; even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šad <text:span text:style-name="T2">39 </text:span><text:span text:style-name="T3">OK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mune <text:span text:style-name="T2">39 </text:span><text:span text:style-name="T3">sample; example; mode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yad <text:span text:style-name="T2">39 </text:span><text:span text:style-name="T3">should; must; sha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stefāde kardan (kon) <text:s/><text:span text:style-name="T2">39 </text:span><text:span text:style-name="T3">u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le <text:span text:style-name="T2">39 </text:span><text:span text:style-name="T3">y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gar <text:span text:style-name="T2">38 </text:span><text:span text:style-name="T3">i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rā <text:span text:style-name="T2">38 </text:span><text:span text:style-name="T3">why; s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usiqi <text:span text:style-name="T2">37 </text:span><text:span text:style-name="T3">mus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st <text:span text:style-name="T2">37 </text:span><text:span text:style-name="T3">twen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nhā <text:span text:style-name="T2">36 </text:span><text:span text:style-name="T3">single; alone; on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mān <text:span text:style-name="T2">36 </text:span><text:span text:style-name="T3">time; period; mo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e <text:span text:style-name="T2">35 </text:span><text:span text:style-name="T3">all; whole; eve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r <text:span text:style-name="T2">34 </text:span><text:span text:style-name="T3">time; lugg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štar <text:span text:style-name="T2">33 </text:span><text:span text:style-name="T3">more; furt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 <text:span text:style-name="T2">32 </text:span><text:span text:style-name="T3">each; any; eve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y <text:span text:style-name="T2">32 </text:span><text:span text:style-name="T3">wh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nj <text:span text:style-name="T2">31 </text:span><text:span text:style-name="T3">f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mrin kardan (kon) <text:s/><text:span text:style-name="T2">31 </text:span><text:span text:style-name="T3">practi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zād kardan (kon) <text:s/><text:span text:style-name="T2">30 </text:span><text:span text:style-name="T3">liber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ā <text:span text:style-name="T2">30 </text:span><text:span text:style-name="T3">place; seat; loc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dif <text:span text:style-name="T2">30 </text:span><text:span text:style-name="T3">row; ran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kelāsi <text:span text:style-name="T2">29 </text:span><text:span text:style-name="T3">classm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sl <text:span text:style-name="T2">29 </text:span><text:span text:style-name="T3">season; chap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de <text:span text:style-name="T2">29 </text:span><text:span text:style-name="T3">simp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utbāl <text:span text:style-name="T2">29 </text:span><text:span text:style-name="T3">socc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hān <text:span text:style-name="T2">29 </text:span><text:span text:style-name="T3">wor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xtar <text:span text:style-name="T2">28 </text:span><text:span text:style-name="T3">girl; daugh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mšab <text:span text:style-name="T2">28 </text:span><text:span text:style-name="T3">tonigh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dan (bin) see; <text:s/><text:span text:style-name="T2">28 </text:span><text:span text:style-name="T3">view; loo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yad <text:span text:style-name="T2">27 </text:span><text:span text:style-name="T3">mayb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rattab kardan (kon) <text:s/><text:span text:style-name="T2">27 </text:span><text:span text:style-name="T3">order; clean up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’d <text:span text:style-name="T2">27 </text:span><text:span text:style-name="T3">then; next; subsequ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kār <text:span text:style-name="T2">27 </text:span><text:span text:style-name="T3">wh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hr <text:span text:style-name="T2">26 </text:span><text:span text:style-name="T3">city; tow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dā <text:span text:style-name="T2">26 </text:span><text:span text:style-name="T3">sou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nešju <text:span text:style-name="T2">26 </text:span><text:span text:style-name="T3">stud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iyān <text:span text:style-name="T2">25 </text:span><text:span text:style-name="T3">between; midd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im <text:span text:style-name="T2">25 </text:span><text:span text:style-name="T3">hal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injā <text:span text:style-name="T2">25 </text:span><text:span text:style-name="T3">he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d <text:span text:style-name="T2">25 </text:span><text:span text:style-name="T3">pain; ach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stād <text:span text:style-name="T2">25 </text:span><text:span text:style-name="T3">profess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rzeš <text:span text:style-name="T2">25 </text:span><text:span text:style-name="T3">spo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nešgāh <text:span text:style-name="T2">25 </text:span><text:span text:style-name="T3">universi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’mulan <text:span text:style-name="T2">25 </text:span><text:span text:style-name="T3">usually; normal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vāpeymā <text:span text:style-name="T2">24 </text:span><text:span text:style-name="T3">airpla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on <text:span text:style-name="T2">24 </text:span><text:span text:style-name="T3">because; si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vallod <text:span text:style-name="T2">24 </text:span><text:span text:style-name="T3">birth; birth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sābeqe <text:span text:style-name="T2">24 </text:span><text:span text:style-name="T3">competition; mat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yin <text:span text:style-name="T2">24 </text:span><text:span text:style-name="T3">down; low; botto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ojud <text:span text:style-name="T2">24 </text:span><text:span text:style-name="T3">exist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oruf <text:span text:style-name="T2">24 </text:span><text:span text:style-name="T3">letter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endegi <text:span text:style-name="T2">24 </text:span><text:span text:style-name="T3">life; liv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er zadan (zan) <text:s/><text:span text:style-name="T2">24 </text:span><text:span text:style-name="T3">make per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nun <text:span text:style-name="T2">24 </text:span><text:span text:style-name="T3">n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rdom <text:span text:style-name="T2">24 </text:span><text:span text:style-name="T3">peop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ereftan (gir) take; <text:s/><text:span text:style-name="T2">24 </text:span><text:span text:style-name="T3">receive; cat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fte <text:span text:style-name="T2">24 </text:span><text:span text:style-name="T3">wee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towr magar <text:span text:style-name="T2">24 </text:span><text:span text:style-name="T3">wh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ste <text:span text:style-name="T2">23 </text:span><text:span text:style-name="T3">closed; pack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ilm <text:span text:style-name="T2">23 </text:span><text:span text:style-name="T3">film; movi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mumi <text:span text:style-name="T2">23 </text:span><text:span text:style-name="T3">general; publ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 <text:span text:style-name="T2">23 </text:span><text:span text:style-name="T3">hea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lil <text:span text:style-name="T2">23 </text:span><text:span text:style-name="T3">reas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nuz <text:span text:style-name="T2">23 </text:span><text:span text:style-name="T3">still; y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allem <text:span text:style-name="T2">23 </text:span><text:span text:style-name="T3">teac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dā <text:span text:style-name="T2">23 </text:span><text:span text:style-name="T3">tomorr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mtehān <text:span text:style-name="T2">23 </text:span><text:span text:style-name="T3">try; trial; examination; exa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madan (ā) <text:span text:style-name="T2">22 </text:span><text:span text:style-name="T3">co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štari <text:span text:style-name="T2">22 </text:span><text:span text:style-name="T3">customer; cli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lāqe <text:span text:style-name="T2">22 </text:span><text:span text:style-name="T3">intere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māre <text:span text:style-name="T2">22 </text:span><text:span text:style-name="T3">numb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š <text:span text:style-name="T2">22 </text:span><text:span text:style-name="T3">pleasant; happy; good; we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qš <text:span text:style-name="T2">22 </text:span><text:span text:style-name="T3">role; patte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sar <text:span text:style-name="T2">22 </text:span><text:span text:style-name="T3">son; bo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nvān <text:span text:style-name="T2">22 </text:span><text:span text:style-name="T3">title; caption; headli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yā <text:span text:style-name="T2">22 </text:span><text:span text:style-name="T3">whether; i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rāh <text:span text:style-name="T2">21 </text:span><text:span text:style-name="T3">along; esco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iše <text:span text:style-name="T2">21 </text:span><text:span text:style-name="T3">always; e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tobus <text:span text:style-name="T2">21 </text:span><text:span text:style-name="T3">b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šn <text:span text:style-name="T2">21 </text:span><text:span text:style-name="T3">celebr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špazi <text:span text:style-name="T2">21 </text:span><text:span text:style-name="T3">cooking; cuisine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rmand <text:span text:style-name="T2">21 </text:span><text:span text:style-name="T3">employe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ftan (rav, row) <text:s/><text:span text:style-name="T2">21 </text:span><text:span text:style-name="T3">g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mnun <text:span text:style-name="T2">21 </text:span><text:span text:style-name="T3">grateful; thankfu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ilu <text:span text:style-name="T2">21 </text:span><text:span text:style-name="T3">kil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rseš <text:span text:style-name="T2">21 </text:span><text:span text:style-name="T3">ques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āže <text:span text:style-name="T2">21 </text:span><text:span text:style-name="T3">wor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nāseb <text:span text:style-name="T2">20 </text:span><text:span text:style-name="T3">appropri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ādar <text:span text:style-name="T2">20 </text:span><text:span text:style-name="T3">brot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dan (deh) <text:span text:style-name="T2">20 </text:span><text:span text:style-name="T3">g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daš <text:span text:style-name="T2">20 </text:span><text:span text:style-name="T3">himself; itself; hersel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l’ān <text:span text:style-name="T2">20 </text:span><text:span text:style-name="T3">n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dad <text:span text:style-name="T2">20 </text:span><text:span text:style-name="T3">numb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iyābān <text:span text:style-name="T2">20 </text:span><text:span text:style-name="T3">street; avenu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eleviziyon <text:span text:style-name="T2">20 </text:span><text:span text:style-name="T3">TV; televis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heš kardan (kon) <text:s/><text:span text:style-name="T2">19 </text:span><text:span text:style-name="T3">beg; as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rd <text:span text:style-name="T2">19 </text:span><text:span text:style-name="T3">m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ow <text:span text:style-name="T2">19 </text:span><text:span text:style-name="T3">new; mode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muzgār <text:span text:style-name="T2">19 </text:span><text:span text:style-name="T3">teacher; instruc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njā <text:span text:style-name="T2">19 </text:span><text:span text:style-name="T3">the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iz <text:span text:style-name="T2">19 </text:span><text:span text:style-name="T3">thing; matter; stuff; objec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ste <text:span text:style-name="T2">19 </text:span><text:span text:style-name="T3">tir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iyād <text:span text:style-name="T2">19 </text:span><text:span text:style-name="T3">very; much; ma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arm <text:span text:style-name="T2">19 </text:span><text:span text:style-name="T3">war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ruz <text:span text:style-name="T2">19 </text:span><text:span text:style-name="T3">yester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iz <text:span text:style-name="T2">18 </text:span><text:span text:style-name="T3">desk; ta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staqim <text:span text:style-name="T2">18 </text:span><text:span text:style-name="T3">direct; straight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muzeš <text:span text:style-name="T2">18 </text:span><text:span text:style-name="T3">education; instruction; teach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yande <text:span text:style-name="T2">18 </text:span><text:span text:style-name="T3">future; next; forthcom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ul kešidan (keš) <text:s/><text:span text:style-name="T2">18 </text:span><text:span text:style-name="T3">la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in <text:span text:style-name="T2">18 </text:span><text:span text:style-name="T3">same; very; selfsa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xš <text:span text:style-name="T2">18 </text:span><text:span text:style-name="T3">section; part; depart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u <text:span text:style-name="T2">18 </text:span><text:span text:style-name="T3">side; direc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veštan (nevis) <text:span text:style-name="T2">18 </text:span><text:span text:style-name="T3">wri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ru’ šodan (šav, šow) <text:s/><text:span text:style-name="T2">17 </text:span><text:span text:style-name="T3">beg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š <text:span text:style-name="T2">17 </text:span><text:span text:style-name="T3">carpet; ru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rixi <text:span text:style-name="T2">17 </text:span><text:span text:style-name="T3">historic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lvār <text:span text:style-name="T2">17 </text:span><text:span text:style-name="T3">pants; trouser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urat gereftan (gir) <text:s/><text:span text:style-name="T2">17 </text:span><text:span text:style-name="T3">take place; happen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lit <text:span text:style-name="T2">17 </text:span><text:span text:style-name="T3">tick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n <text:span text:style-name="T2">17 </text:span><text:span text:style-name="T3">woman; wif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āh yāftan (yāb) <text:s/><text:span text:style-name="T2">16 </text:span><text:span text:style-name="T3">achie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žāns <text:span text:style-name="T2">16 </text:span><text:span text:style-name="T3">agenc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qāz šodan (šav, šow) <text:s/><text:span text:style-name="T2">16 </text:span><text:span text:style-name="T3">begin; sta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cce <text:span text:style-name="T2">16 </text:span><text:span text:style-name="T3">child; baby; ki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hanšāhi <text:span text:style-name="T2">16 </text:span><text:span text:style-name="T3">empire; imperi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’ruf <text:span text:style-name="T2">16 </text:span><text:span text:style-name="T3">fam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m <text:span text:style-name="T2">16 </text:span><text:span text:style-name="T3">little; few; l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bh <text:span text:style-name="T2">16 </text:span><text:span text:style-name="T3">morn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mār <text:span text:style-name="T2">16 </text:span><text:span text:style-name="T3">patient; sick; i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tzā <text:span text:style-name="T2">16 </text:span><text:span text:style-name="T3">pizz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ndan (xān) <text:span text:style-name="T2">16 </text:span><text:span text:style-name="T3">read; study; s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āzi <text:span text:style-name="T2">16 </text:span><text:span text:style-name="T3">satisfi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vvom <text:span text:style-name="T2">16 </text:span><text:span text:style-name="T3">seco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rid <text:span text:style-name="T2">16 </text:span><text:span text:style-name="T3">shopping; buy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raf <text:span text:style-name="T2">16 </text:span><text:span text:style-name="T3">side; direc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har <text:span text:style-name="T2">16 </text:span><text:span text:style-name="T3">sis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f zadan (zan) <text:s/><text:span text:style-name="T2">16 </text:span><text:span text:style-name="T3">speak; talk; s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ftār <text:span text:style-name="T2">16 </text:span><text:span text:style-name="T3">speech; wor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ālat <text:span text:style-name="T2">16 </text:span><text:span text:style-name="T3">state; position; typ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nešāmuz <text:span text:style-name="T2">16 </text:span><text:span text:style-name="T3">stud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āru kešidan (keš) <text:s/><text:span text:style-name="T2">16 </text:span><text:span text:style-name="T3">swee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b <text:span text:style-name="T2">16 </text:span><text:span text:style-name="T3">wa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visande <text:span text:style-name="T2">15 </text:span><text:span text:style-name="T3">author; wri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št <text:span text:style-name="T2">15 </text:span><text:span text:style-name="T3">ba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lās <text:span text:style-name="T2">15 </text:span><text:span text:style-name="T3">class; classroom; cour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švar <text:span text:style-name="T2">15 </text:span><text:span text:style-name="T3">count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rvāz <text:span text:style-name="T2">15 </text:span><text:span text:style-name="T3">flight; depar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šnā šodan (šav, šow) <text:s/><text:span text:style-name="T2">15 </text:span><text:span text:style-name="T3">get to kn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hmān <text:span text:style-name="T2">15 </text:span><text:span text:style-name="T3">guest; visi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a’ni <text:span text:style-name="T2">15 </text:span><text:span text:style-name="T3">namely; it mean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mār <text:span text:style-name="T2">15 </text:span><text:span text:style-name="T3">numb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ktor <text:span text:style-name="T2">15 </text:span><text:span text:style-name="T3">physician; doc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ādiyo <text:span text:style-name="T2">15 </text:span><text:span text:style-name="T3">radi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stoju <text:span text:style-name="T2">15 </text:span><text:span text:style-name="T3">sear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hār <text:span text:style-name="T2">15 </text:span><text:span text:style-name="T3">spr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zdi <text:span text:style-name="T2">15 </text:span><text:span text:style-name="T3">theft; stealing; robbe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unāgun <text:span text:style-name="T2">15 </text:span><text:span text:style-name="T3">various; diver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vardan (āvar) <text:span text:style-name="T2">14 </text:span><text:span text:style-name="T3">bring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ng <text:span text:style-name="T2">14 </text:span><text:span text:style-name="T3">col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m <text:span text:style-name="T2">14 </text:span><text:span text:style-name="T3">dinn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yek <text:span text:style-name="T2">14 </text:span><text:span text:style-name="T3">ea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ekdigar <text:span text:style-name="T2">14 </text:span><text:span text:style-name="T3">each other; one anot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zā <text:span text:style-name="T2">14 </text:span><text:span text:style-name="T3">food; me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q <text:span text:style-name="T2">14 </text:span><text:span text:style-name="T3">gard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šhāl <text:span text:style-name="T2">14 </text:span><text:span text:style-name="T3">happy; gla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uš kardan (kon) <text:s/><text:span text:style-name="T2">14 </text:span><text:span text:style-name="T3">hear; list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ql <text:span text:style-name="T2">14 </text:span><text:span text:style-name="T3">job; profess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p <text:span text:style-name="T2">14 </text:span><text:span text:style-name="T3">lef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tro <text:span text:style-name="T2">14 </text:span><text:span text:style-name="T3">metr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ic <text:span text:style-name="T2">14 </text:span><text:span text:style-name="T3">no; any; no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jmue <text:span text:style-name="T2">14 </text:span><text:span text:style-name="T3">set; collection; complex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ndin <text:span text:style-name="T2">14 </text:span><text:span text:style-name="T3">sever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tman <text:span text:style-name="T2">14 </text:span><text:span text:style-name="T3">sure; certain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ordan (bar) <text:span text:style-name="T2">14 </text:span><text:span text:style-name="T3">take; take away; carry; w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njām <text:span text:style-name="T2">13 </text:span><text:span text:style-name="T3">accomplishment; d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dres <text:span text:style-name="T2">13 </text:span><text:span text:style-name="T3">addr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onar <text:span text:style-name="T2">13 </text:span><text:span text:style-name="T3">a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inamā <text:span text:style-name="T2">13 </text:span><text:span text:style-name="T3">cinem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rh <text:span text:style-name="T2">13 </text:span><text:span text:style-name="T3">design; sketch; outli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šidan (keš) <text:span text:style-name="T2">13 </text:span><text:span text:style-name="T3">drag; pull; draw; paint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sār <text:span text:style-name="T2">13 </text:span><text:span text:style-name="T3">effects; work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do <text:span text:style-name="T2">13 </text:span><text:span text:style-name="T3">gift; pres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hāni <text:span text:style-name="T2">13 </text:span><text:span text:style-name="T3">glob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šrif bordan (bar) <text:s/><text:span text:style-name="T2">13 </text:span><text:span text:style-name="T3">g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rix <text:span text:style-name="T2">13 </text:span><text:span text:style-name="T3">histo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me <text:span text:style-name="T2">13 </text:span><text:span text:style-name="T3">let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sjed <text:span text:style-name="T2">13 </text:span><text:span text:style-name="T3">mosqu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uh <text:span text:style-name="T2">13 </text:span><text:span text:style-name="T3">mount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vāzande <text:span text:style-name="T2">13 </text:span><text:span text:style-name="T3">music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z <text:span text:style-name="T2">13 </text:span><text:span text:style-name="T3">open; again; falc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s <text:span text:style-name="T2">13 </text:span><text:span text:style-name="T3">person; individu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āygāh <text:span text:style-name="T2">13 </text:span><text:span text:style-name="T3">place; position; se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mken <text:span text:style-name="T2">13 </text:span><text:span text:style-name="T3">possi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edmat <text:span text:style-name="T2">13 </text:span><text:span text:style-name="T3">servi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mimi <text:span text:style-name="T2">13 </text:span><text:span text:style-name="T3">sincere; heartfelt; intim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’di <text:span text:style-name="T2">13 </text:span><text:span text:style-name="T3">subsequent; furt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ustā <text:span text:style-name="T2">13 </text:span><text:span text:style-name="T3">vill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vā <text:span text:style-name="T2">13 </text:span><text:span text:style-name="T3">weather; ai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ord <text:span text:style-name="T2">13 </text:span><text:span text:style-name="T3">win; rea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orudgāh <text:span text:style-name="T2">12 </text:span><text:span text:style-name="T3">airpo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rabi <text:span text:style-name="T2">12 </text:span><text:span text:style-name="T3">Arab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mt <text:span text:style-name="T2">12 </text:span><text:span text:style-name="T3">direction; side; w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šm <text:span text:style-name="T2">12 </text:span><text:span text:style-name="T3">ey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xtgir <text:span text:style-name="T2">12 </text:span><text:span text:style-name="T3">hard; string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mak kardan (kon) <text:s/><text:span text:style-name="T2">12 </text:span><text:span text:style-name="T3">hel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mid <text:span text:style-name="T2">12 </text:span><text:span text:style-name="T3">hope; expect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qadr <text:span text:style-name="T2">12 </text:span><text:span text:style-name="T3">how mu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’sir <text:span text:style-name="T2">12 </text:span><text:span text:style-name="T3">influ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šān <text:span text:style-name="T2">12 </text:span><text:span text:style-name="T3">landmark; sig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owr <text:span text:style-name="T2">12 </text:span><text:span text:style-name="T3">manner; w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zār <text:span text:style-name="T2">12 </text:span><text:span text:style-name="T3">market; baza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zešk <text:span text:style-name="T2">12 </text:span><text:span text:style-name="T3">physic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ydān <text:span text:style-name="T2">12 </text:span><text:span text:style-name="T3">square; fie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bestān <text:span text:style-name="T2">12 </text:span><text:span text:style-name="T3">summ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hbat <text:span text:style-name="T2">12 </text:span><text:span text:style-name="T3">tal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rbord <text:span text:style-name="T2">11 </text:span><text:span text:style-name="T3">application; use; us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ur <text:span text:style-name="T2">11 </text:span><text:span text:style-name="T3">away; remote; dista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rāb šodan (šav, šow) <text:s/><text:span text:style-name="T2">11 </text:span><text:span text:style-name="T3">be broken; b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rn <text:span text:style-name="T2">11 </text:span><text:span text:style-name="T3">centu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ndali <text:span text:style-name="T2">11 </text:span><text:span text:style-name="T3">chair; se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zand <text:span text:style-name="T2">11 </text:span><text:span text:style-name="T3">chi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rt <text:span text:style-name="T2">11 </text:span><text:span text:style-name="T3">condition; b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uzmarre <text:span text:style-name="T2">11 </text:span><text:span text:style-name="T3">daily; day‐to‐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halle <text:span text:style-name="T2">11 </text:span><text:span text:style-name="T3">district; quar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digar <text:span text:style-name="T2">11 </text:span><text:span text:style-name="T3">each ot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min <text:span text:style-name="T2">11 </text:span><text:span text:style-name="T3">earth; ground; la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oxmemorq <text:span text:style-name="T2">11 </text:span><text:span text:style-name="T3">eg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ydā kardan (kon) <text:s/><text:span text:style-name="T2">11 </text:span><text:span text:style-name="T3">fi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mel <text:span text:style-name="T2">11 </text:span><text:span text:style-name="T3">full; complete; perfec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darbozorg <text:span text:style-name="T2">11 </text:span><text:span text:style-name="T3">grandfat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otf <text:span text:style-name="T2">11 </text:span><text:span text:style-name="T3">kindn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šab <text:span text:style-name="T2">11 </text:span><text:span text:style-name="T3">last nigh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bl <text:span text:style-name="T2">11 </text:span><text:span text:style-name="T3">last; previous; former; ag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el xāstan (xāh) <text:s/><text:span text:style-name="T2">11 </text:span><text:span text:style-name="T3">lik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zdevāj <text:span text:style-name="T2">11 </text:span><text:span text:style-name="T3">marri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bābkeši <text:span text:style-name="T2">11 </text:span><text:span text:style-name="T3">mov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lli <text:span text:style-name="T2">11 </text:span><text:span text:style-name="T3">national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qat <text:span text:style-name="T2">11 </text:span><text:span text:style-name="T3">only; ju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xālef <text:span text:style-name="T2">11 </text:span><text:span text:style-name="T3">opponent; opposing; again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mr <text:span text:style-name="T2">11 </text:span><text:span text:style-name="T3">order; mat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rk <text:span text:style-name="T2">11 </text:span><text:span text:style-name="T3">park; park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viže <text:span text:style-name="T2">11 </text:span><text:span text:style-name="T3">particularly; especial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rdomān <text:span text:style-name="T2">11 </text:span><text:span text:style-name="T3">peop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lis <text:span text:style-name="T2">11 </text:span><text:span text:style-name="T3">police; policem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šnahād <text:span text:style-name="T2">11 </text:span><text:span text:style-name="T3">proposal; recommendation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stān <text:span text:style-name="T2">11 </text:span><text:span text:style-name="T3">provi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ehrest <text:span text:style-name="T2">11 </text:span><text:span text:style-name="T3">register; index; list; catalo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yā <text:span text:style-name="T2">11 </text:span><text:span text:style-name="T3">se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orušande <text:span text:style-name="T2">11 </text:span><text:span text:style-name="T3">sell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qāzedār <text:span text:style-name="T2">11 </text:span><text:span text:style-name="T3">shopkeep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utāh <text:span text:style-name="T2">11 </text:span><text:span text:style-name="T3">sho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xan <text:span text:style-name="T2">11 </text:span><text:span text:style-name="T3">speech; wor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qāmat kardan (kon) <text:s/><text:span text:style-name="T2">11 </text:span><text:span text:style-name="T3">st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’rif kardan (kon) <text:s/><text:span text:style-name="T2">11 </text:span><text:span text:style-name="T3">tell; define; prai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rāmgāh <text:span text:style-name="T2">11 </text:span><text:span text:style-name="T3">tomb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sāferat <text:span text:style-name="T2">11 </text:span><text:span text:style-name="T3">travel; journey; tri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teassefāne <text:span text:style-name="T2">11 </text:span><text:span text:style-name="T3">unfortunate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māšā kardan (kon) <text:s/><text:span text:style-name="T2">11 </text:span><text:span text:style-name="T3">wat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emestān <text:span text:style-name="T2">11 </text:span><text:span text:style-name="T3">win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 <text:span text:style-name="T2">11 </text:span><text:span text:style-name="T3">withou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jāze dādan (deh) <text:s/><text:span text:style-name="T2">10 </text:span><text:span text:style-name="T3">allow; permit; l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stāni <text:span text:style-name="T2">10 </text:span><text:span text:style-name="T3">anci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vajjoh <text:span text:style-name="T2">10 </text:span><text:span text:style-name="T3">attention; noti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yiz <text:span text:style-name="T2">10 </text:span><text:span text:style-name="T3">autum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ibā <text:span text:style-name="T2">10 </text:span><text:span text:style-name="T3">beautiful; cute; ni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ilād <text:span text:style-name="T2">10 </text:span><text:span text:style-name="T3">birth; birth of Chri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de <text:span text:style-name="T2">10 </text:span><text:span text:style-name="T3">centu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qāyese <text:span text:style-name="T2">10 </text:span><text:span text:style-name="T3">comparis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garān <text:span text:style-name="T2">10 </text:span><text:span text:style-name="T3">concerned; worri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nsert <text:span text:style-name="T2">10 </text:span><text:span text:style-name="T3">conce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nā <text:span text:style-name="T2">10 </text:span><text:span text:style-name="T3">construction; build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stovāne <text:span text:style-name="T2">10 </text:span><text:span text:style-name="T3">cylind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smim gereftan (gir) <text:s/><text:span text:style-name="T2">10 </text:span><text:span text:style-name="T3">decid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škel <text:span text:style-name="T2">10 </text:span><text:span text:style-name="T3">difficult; proble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kodām <text:span text:style-name="T2">10 </text:span><text:span text:style-name="T3">each; a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yl farmudan (farmā) <text:s/><text:span text:style-name="T2">10 </text:span><text:span text:style-name="T3">eat; drin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ttā <text:span text:style-name="T2">10 </text:span><text:span text:style-name="T3">ev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vval <text:span text:style-name="T2">10 </text:span><text:span text:style-name="T3">fir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āmuškāri <text:span text:style-name="T2">10 </text:span><text:span text:style-name="T3">forgetfuln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zādi <text:span text:style-name="T2">10 </text:span><text:span text:style-name="T3">freedo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lon <text:span text:style-name="T2">10 </text:span><text:span text:style-name="T3">hall; salon; loun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lām <text:span text:style-name="T2">10 </text:span><text:span text:style-name="T3">hello; gre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oland <text:span text:style-name="T2">10 </text:span><text:span text:style-name="T3">high; tall; loud; lo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gune <text:span text:style-name="T2">10 </text:span><text:span text:style-name="T3">h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erang <text:span text:style-name="T2">10 </text:span><text:span text:style-name="T3">industrious; hard‐working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hl <text:span text:style-name="T2">10 </text:span><text:span text:style-name="T3">inhabita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zr mixāham <text:span text:style-name="T2">10 </text:span><text:span text:style-name="T3">sorry; I apologiz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ekat <text:span text:style-name="T2">10 </text:span><text:span text:style-name="T3">movement; depar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zgu kardan (kon) <text:span text:style-name="T2">10 </text:span><text:span text:style-name="T3">narrate; te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bar <text:span text:style-name="T2">10 </text:span><text:span text:style-name="T3">news; mess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rtib <text:span text:style-name="T2">10 </text:span><text:span text:style-name="T3">ord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elefon <text:span text:style-name="T2">10 </text:span><text:span text:style-name="T3">phone; phone ca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s’ul <text:span text:style-name="T2">10 </text:span><text:span text:style-name="T3">responsi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āst <text:span text:style-name="T2">10 </text:span><text:span text:style-name="T3">right; tru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ftan (gu) <text:span text:style-name="T2">10 </text:span><text:span text:style-name="T3">say; te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dani <text:span text:style-name="T2">10 </text:span><text:span text:style-name="T3">sight; worth see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ski <text:span text:style-name="T2">10 </text:span><text:span text:style-name="T3">ski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b <text:span text:style-name="T2">10 </text:span><text:span text:style-name="T3">sleep; drea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orj <text:span text:style-name="T2">10 </text:span><text:span text:style-name="T3">tow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far <text:span text:style-name="T2">10 </text:span><text:span text:style-name="T3">travel; trip; journe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wr zadan (zan) <text:span text:style-name="T2">10 </text:span><text:span text:style-name="T3">turn rou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njere <text:span text:style-name="T2">10 </text:span><text:span text:style-name="T3">wind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zireš <text:span text:style-name="T2">9 </text:span><text:span text:style-name="T3">acceptance; recep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ilādi <text:span text:style-name="T2">9 </text:span><text:span text:style-name="T3">AD; 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ib <text:span text:style-name="T2">9 </text:span><text:span text:style-name="T3">app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rzeškār <text:span text:style-name="T2">9 </text:span><text:span text:style-name="T3">athlete; athlet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nvā <text:span text:style-name="T2">9 </text:span><text:span text:style-name="T3">bak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htar <text:span text:style-name="T2">9 </text:span><text:span text:style-name="T3">bet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ridan (xar) <text:span text:style-name="T2">9 </text:span><text:span text:style-name="T3">bu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miz <text:span text:style-name="T2">9 </text:span><text:span text:style-name="T3">cle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hang <text:span text:style-name="T2">9 </text:span><text:span text:style-name="T3">cul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rdan (xor) <text:span text:style-name="T2">9 </text:span><text:span text:style-name="T3">e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handes <text:span text:style-name="T2">9 </text:span><text:span text:style-name="T3">engine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baxšid <text:span text:style-name="T2">9 </text:span><text:span text:style-name="T3">excuse me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kast <text:span text:style-name="T2">9 </text:span><text:span text:style-name="T3">failure; defe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ftādan (oft) <text:span text:style-name="T2">9 </text:span><text:span text:style-name="T3">fa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āhi <text:span text:style-name="T2">9 </text:span><text:span text:style-name="T3">fis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rā budan (hast; bāš) <text:span text:style-name="T2">9 </text:span><text:span text:style-name="T3">have; poss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midvār <text:span text:style-name="T2">9 </text:span><text:span text:style-name="T3">hopefu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otel <text:span text:style-name="T2">9 </text:span><text:span text:style-name="T3">hote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rosne <text:span text:style-name="T2">9 </text:span><text:span text:style-name="T3">hung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zjomle <text:span text:style-name="T2">9 </text:span><text:span text:style-name="T3">including; among the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lāqemand <text:span text:style-name="T2">9 </text:span><text:span text:style-name="T3">interest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neš <text:span text:style-name="T2">9 </text:span><text:span text:style-name="T3">knowledge; sci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zamin <text:span text:style-name="T2">9 </text:span><text:span text:style-name="T3">land; territo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mšode <text:span text:style-name="T2">9 </text:span><text:span text:style-name="T3">lost; miss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hār <text:span text:style-name="T2">9 </text:span><text:span text:style-name="T3">lun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li <text:span text:style-name="T2">9 </text:span><text:span text:style-name="T3">main; primary; princip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ter <text:span text:style-name="T2">9 </text:span><text:span text:style-name="T3">memo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del <text:span text:style-name="T2">9 </text:span><text:span text:style-name="T3">mode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gez <text:span text:style-name="T2">9 </text:span><text:span text:style-name="T3">never; e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ālā <text:span text:style-name="T2">9 </text:span><text:span text:style-name="T3">n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mal <text:span text:style-name="T2">9 </text:span><text:span text:style-name="T3">operation; act; ac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x <text:span text:style-name="T2">9 </text:span><text:span text:style-name="T3">pala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rkat kardan (kon) <text:span text:style-name="T2">9 </text:span><text:span text:style-name="T3">participate; tak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bul šodan (šav, šow) <text:span text:style-name="T2">9 </text:span><text:span text:style-name="T3">pa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rsi <text:span text:style-name="T2">9 </text:span><text:span text:style-name="T3">Pers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ks <text:span text:style-name="T2">9 </text:span><text:span text:style-name="T3">photo; photograph; pic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zāštan (gozār) <text:span text:style-name="T2">9 </text:span><text:span text:style-name="T3">put; l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ob’ <text:span text:style-name="T2">9 </text:span><text:span text:style-name="T3">quar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’mir kardan (kon) <text:span text:style-name="T2">9 </text:span><text:span text:style-name="T3">repai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ezerv kardan (kon) <text:span text:style-name="T2">9 </text:span><text:span text:style-name="T3">reserve; boo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nbe <text:span text:style-name="T2">9 </text:span><text:span text:style-name="T3">Satur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drese <text:span text:style-name="T2">9 </text:span><text:span text:style-name="T3">schoo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rāhan <text:span text:style-name="T2">9 </text:span><text:span text:style-name="T3">shi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uš <text:span text:style-name="T2">9 </text:span><text:span text:style-name="T3">shower; should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šābeh <text:span text:style-name="T2">9 </text:span><text:span text:style-name="T3">similar; alik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onān <text:span text:style-name="T2">9 </text:span><text:span text:style-name="T3">so; such; lik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iže <text:span text:style-name="T2">9 </text:span><text:span text:style-name="T3">special; particul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ufāni <text:span text:style-name="T2">9 </text:span><text:span text:style-name="T3">storm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jāq <text:span text:style-name="T2">9 </text:span><text:span text:style-name="T3">stove; ov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hvil gereftan (gir) <text:span text:style-name="T2">9 </text:span><text:span text:style-name="T3">take receipt; rece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r <text:span text:style-name="T2">9 </text:span><text:span text:style-name="T3">tar; string; blurr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erm <text:span text:style-name="T2">9 </text:span><text:span text:style-name="T3">ter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ekr kardan (kon) <text:span text:style-name="T2">9 </text:span><text:span text:style-name="T3">thin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ntazer šodan (šav, šow) <text:span text:style-name="T2">9 </text:span><text:span text:style-name="T3">wait; awai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dār šodan (šav, šow) <text:span text:style-name="T2">9 </text:span><text:span text:style-name="T3">wake u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sar <text:span text:style-name="T2">9 </text:span><text:span text:style-name="T3">wife; husba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nyā <text:span text:style-name="T2">9 </text:span><text:span text:style-name="T3">wor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āvān <text:span text:style-name="T2">8 </text:span><text:span text:style-name="T3">abundant; ma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dam <text:span text:style-name="T2">8 </text:span><text:span text:style-name="T3">Adam; one; man; pers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mābiš <text:span text:style-name="T2">8 </text:span><text:span text:style-name="T3">almost; near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stān <text:span text:style-name="T2">8 </text:span><text:span text:style-name="T3">anci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d <text:span text:style-name="T2">8 </text:span><text:span text:style-name="T3">ba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d šodan (šav, šow) <text:span text:style-name="T2">8 </text:span><text:span text:style-name="T3">become co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oluz <text:span text:style-name="T2">8 </text:span><text:span text:style-name="T3">blou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lke <text:span text:style-name="T2">8 </text:span><text:span text:style-name="T3">bu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urbin <text:span text:style-name="T2">8 </text:span><text:span text:style-name="T3">camer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lad budan (hast, bāš) <text:span text:style-name="T2">8 </text:span><text:span text:style-name="T3">can; be able t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ytaxt <text:span text:style-name="T2">8 </text:span><text:span text:style-name="T3">capit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stgir kardan (kon) <text:span text:style-name="T2">8 </text:span><text:span text:style-name="T3">capture; arre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uhnavardi <text:span text:style-name="T2">8 </text:span><text:span text:style-name="T3">climb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rošt <text:span text:style-name="T2">8 </text:span><text:span text:style-name="T3">coarse; large; sturd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āhrow <text:span text:style-name="T2">8 </text:span><text:span text:style-name="T3">corridor; doorw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tarnāk <text:span text:style-name="T2">8 </text:span><text:span text:style-name="T3">danger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aje <text:span text:style-name="T2">8 </text:span><text:span text:style-name="T3">degree; grad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xtalef <text:span text:style-name="T2">8 </text:span><text:span text:style-name="T3">different; vari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rq <text:span text:style-name="T2">8 </text:span><text:span text:style-name="T3">east; Ori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neškade <text:span text:style-name="T2">8 </text:span><text:span text:style-name="T3">facul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nevāde <text:span text:style-name="T2">8 </text:span><text:span text:style-name="T3">fami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iz <text:span text:style-name="T2">8 </text:span><text:span text:style-name="T3">fine; tiny; sma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oxostin <text:span text:style-name="T2">8 </text:span><text:span text:style-name="T3">fir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bl <text:span text:style-name="T2">8 </text:span><text:span text:style-name="T3">furni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rāyešgar <text:span text:style-name="T2">8 </text:span><text:span text:style-name="T3">hairdresser; barb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vizān kardan (kon) <text:span text:style-name="T2">8 </text:span><text:span text:style-name="T3">hang u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šāre <text:span text:style-name="T2">8 </text:span><text:span text:style-name="T3">hint; sig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āleb <text:span text:style-name="T2">8 </text:span><text:span text:style-name="T3">interesting; attract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pšen <text:span text:style-name="T2">8 </text:span><text:span text:style-name="T3">jack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ist <text:span text:style-name="T2">8 </text:span><text:span text:style-name="T3">list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kān <text:span text:style-name="T2">8 </text:span><text:span text:style-name="T3">location; pla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gāh kardan (kon) <text:span text:style-name="T2">8 </text:span><text:span text:style-name="T3">look; see; vie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māl <text:span text:style-name="T2">8 </text:span><text:span text:style-name="T3">nort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icjā <text:span text:style-name="T2">8 </text:span><text:span text:style-name="T3">nowhe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ftar <text:span text:style-name="T2">8 </text:span><text:span text:style-name="T3">office; bureau; notebook; volu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qlab <text:span text:style-name="T2">8 </text:span><text:span text:style-name="T3">oft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šine <text:span text:style-name="T2">8 </text:span><text:span text:style-name="T3">pa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qvām <text:span text:style-name="T2">8 </text:span><text:span text:style-name="T3">peop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dab <text:span text:style-name="T2">8 </text:span><text:span text:style-name="T3">politeness; litera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āl <text:span text:style-name="T2">8 </text:span><text:span text:style-name="T3">ques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rx <text:span text:style-name="T2">8 </text:span><text:span text:style-name="T3">rate; exchange r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axcāl <text:span text:style-name="T2">8 </text:span><text:span text:style-name="T3">refrigera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ntaqe <text:span text:style-name="T2">8 </text:span><text:span text:style-name="T3">region; area; zo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zāreš <text:span text:style-name="T2">8 </text:span><text:span text:style-name="T3">report; report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injā <text:span text:style-name="T2">8 </text:span><text:span text:style-name="T3">right he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m <text:span text:style-name="T2">8 </text:span><text:span text:style-name="T3">sadness; sorrow; grie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ān <text:span text:style-name="T2">8 </text:span><text:span text:style-name="T3">same; very; selfsa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ns <text:span text:style-name="T2">8 </text:span><text:span text:style-name="T3">screen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iš <text:span text:style-name="T2">8 </text:span><text:span text:style-name="T3">self; own; oneself; relat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dkutāh <text:span text:style-name="T2">8 </text:span><text:span text:style-name="T3">sma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ucak <text:span text:style-name="T2">8 </text:span><text:span text:style-name="T3">small; litt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f <text:span text:style-name="T2">8 </text:span><text:span text:style-name="T3">sn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onin <text:span text:style-name="T2">8 </text:span><text:span text:style-name="T3">so; su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āndan (mān) <text:span text:style-name="T2">8 </text:span><text:span text:style-name="T3">stay; rem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esse <text:span text:style-name="T2">8 </text:span><text:span text:style-name="T3">story; narrat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tlab <text:span text:style-name="T2">8 </text:span><text:span text:style-name="T3">subject; mat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myāb <text:span text:style-name="T2">8 </text:span><text:span text:style-name="T3">successful; prosper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tešakker <text:span text:style-name="T2">8 </text:span><text:span text:style-name="T3">thankful; gratefu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rsi <text:span text:style-name="T2">8 </text:span><text:span text:style-name="T3">thank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pas <text:span text:style-name="T2">8 </text:span><text:span text:style-name="T3">then; afterward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alu <text:span text:style-name="T2">8 </text:span><text:span text:style-name="T3">thro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sāyel <text:span text:style-name="T2">8 </text:span><text:span text:style-name="T3">tools; belonging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’temād <text:span text:style-name="T2">8 </text:span><text:span text:style-name="T3">trust; confid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gar <text:span text:style-name="T2">8 </text:span><text:span text:style-name="T3">unless; but; excep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rb <text:span text:style-name="T2">8 </text:span><text:span text:style-name="T3">west; Occid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gāh <text:span text:style-name="T2">8 </text:span><text:span text:style-name="T3">whene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eyr az <text:span text:style-name="T2">7 </text:span><text:span text:style-name="T3">excep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štebāh kardan (kon) <text:span text:style-name="T2">7 </text:span><text:span text:style-name="T3">be mistaken; b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irā <text:span text:style-name="T2">7 </text:span><text:span text:style-name="T3">because; si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šuār kešidan (keš) <text:span text:style-name="T2">7 </text:span><text:span text:style-name="T3">blow‐d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bi <text:span text:style-name="T2">7 </text:span><text:span text:style-name="T3">blu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stband <text:span text:style-name="T2">7 </text:span><text:span text:style-name="T3">bracelet; handcuf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āli <text:span text:style-name="T2">7 </text:span><text:span text:style-name="T3">carpet; ru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rkaz <text:span text:style-name="T2">7 </text:span><text:span text:style-name="T3">cen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ilās <text:span text:style-name="T2">7 </text:span><text:span text:style-name="T3">cher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ntexāb kardan (kon) <text:span text:style-name="T2">7 </text:span><text:span text:style-name="T3">choo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zine <text:span text:style-name="T2">7 </text:span><text:span text:style-name="T3">cost; expense; char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sarxāle <text:span text:style-name="T2">7 </text:span><text:span text:style-name="T3">cous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erye kardan (kon) <text:span text:style-name="T2">7 </text:span><text:span text:style-name="T3">c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qam <text:span text:style-name="T2">7 </text:span><text:span text:style-name="T3">digi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ar <text:span text:style-name="T2">7 </text:span><text:span text:style-name="T3">effect; wor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wre <text:span text:style-name="T2">7 </text:span><text:span text:style-name="T3">era; period; cour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lan <text:span text:style-name="T2">7 </text:span><text:span text:style-name="T3">ever; no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ejā <text:span text:style-name="T2">7 </text:span><text:span text:style-name="T3">everywhere; overa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z <text:span text:style-name="T2">7 </text:span><text:span text:style-name="T3">except; bu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anjām <text:span text:style-name="T2">7 </text:span><text:span text:style-name="T3">final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vvalin <text:span text:style-name="T2">7 </text:span><text:span text:style-name="T3">first; initi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ens <text:span text:style-name="T2">7 </text:span><text:span text:style-name="T3">gender; materi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āzer šodan (šav, šow) <text:span text:style-name="T2">7 </text:span><text:span text:style-name="T3">get read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ādarbozorg <text:span text:style-name="T2">7 </text:span><text:span text:style-name="T3">grandmot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ezzat <text:span text:style-name="T2">7 </text:span><text:span text:style-name="T3">joy; pleasure; deligh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lid <text:span text:style-name="T2">7 </text:span><text:span text:style-name="T3">ke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n <text:span text:style-name="T2">7 </text:span><text:span text:style-name="T3">kh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špazxāne <text:span text:style-name="T2">7 </text:span><text:span text:style-name="T3">kitch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ānu <text:span text:style-name="T2">7 </text:span><text:span text:style-name="T3">kne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kil <text:span text:style-name="T2">7 </text:span><text:span text:style-name="T3">lawy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āye <text:span text:style-name="T2">7 </text:span><text:span text:style-name="T3">lay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’ni <text:span text:style-name="T2">7 </text:span><text:span text:style-name="T3">meaning; sen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iyāne <text:span text:style-name="T2">7 </text:span><text:span text:style-name="T3">middle; median; aver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dam <text:span text:style-name="T2">7 </text:span><text:span text:style-name="T3">mysel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sāye <text:span text:style-name="T2">7 </text:span><text:span text:style-name="T3">neighb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rif <text:span text:style-name="T2">7 </text:span><text:span text:style-name="T3">noble; honora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ickas <text:span text:style-name="T2">7 </text:span><text:span text:style-name="T3">nobody; no o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ni <text:span text:style-name="T2">7 </text:span><text:span text:style-name="T3">no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mruze <text:span text:style-name="T2">7 </text:span><text:span text:style-name="T3">nowaday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rastār <text:span text:style-name="T2">7 </text:span><text:span text:style-name="T3">nur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’mur <text:span text:style-name="T2">7 </text:span><text:span text:style-name="T3">officer; ag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ttefāq oftādan (oft) <text:span text:style-name="T2">7 </text:span><text:span text:style-name="T3">happ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orsat <text:span text:style-name="T2">7 </text:span><text:span text:style-name="T3">opportunity; cha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ne <text:span text:style-name="T2">7 </text:span><text:span text:style-name="T3">piece; seed; grain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labān <text:span text:style-name="T2">7 </text:span><text:span text:style-name="T3">pilo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’r <text:span text:style-name="T2">7 </text:span><text:span text:style-name="T3">poem; poet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beqe <text:span text:style-name="T2">7 </text:span><text:span text:style-name="T3">precedent; history; pa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māde <text:span text:style-name="T2">7 </text:span><text:span text:style-name="T3">read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okumat <text:span text:style-name="T2">7 </text:span><text:span text:style-name="T3">reig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āzem dāštan (dār) <text:span text:style-name="T2">7 </text:span><text:span text:style-name="T3">require; ne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renj <text:span text:style-name="T2">7 </text:span><text:span text:style-name="T3">ri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ud <text:span text:style-name="T2">7 </text:span><text:span text:style-name="T3">ri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aštan (gard) <text:span text:style-name="T2">7 </text:span><text:span text:style-name="T3">search; tu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esmat <text:span text:style-name="T2">7 </text:span><text:span text:style-name="T3">section; share; part; depart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did <text:span text:style-name="T2">7 </text:span><text:span text:style-name="T3">severe; drast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orušgāh <text:span text:style-name="T2">7 </text:span><text:span text:style-name="T3">shop; sto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itrin <text:span text:style-name="T2">7 </text:span><text:span text:style-name="T3">showca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šāne <text:span text:style-name="T2">7 </text:span><text:span text:style-name="T3">sign; symbo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ur <text:span text:style-name="T2">7 </text:span><text:span text:style-name="T3">s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šanbe <text:span text:style-name="T2">7 </text:span><text:span text:style-name="T3">Tues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šenās <text:span text:style-name="T2">7 </text:span><text:span text:style-name="T3">unknown; foreig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ldān <text:span text:style-name="T2">7 </text:span><text:span text:style-name="T3">vase; po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šxedmat <text:span text:style-name="T2">7 </text:span><text:span text:style-name="T3">waitress; wai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stan (šu) <text:span text:style-name="T2">7 </text:span><text:span text:style-name="T3">was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kāre <text:span text:style-name="T2">7 </text:span><text:span text:style-name="T3">what (profession)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ndomin <text:span text:style-name="T2">7 </text:span><text:span text:style-name="T3">what; how ma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ce <text:span text:style-name="T2">7 </text:span><text:span text:style-name="T3">whate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rezu <text:span text:style-name="T2">7 </text:span><text:span text:style-name="T3">wish; desi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bāre <text:span text:style-name="T2">6 </text:span><text:span text:style-name="T3">ag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uce <text:span text:style-name="T2">6 </text:span><text:span text:style-name="T3">alley; stre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conin <text:span text:style-name="T2">6 </text:span><text:span text:style-name="T3">also; to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garce <text:span text:style-name="T2">6 </text:span><text:span text:style-name="T3">althoug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jā <text:span text:style-name="T2">6 </text:span><text:span text:style-name="T3">anywhere; everywhere; where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’māri <text:span text:style-name="T2">6 </text:span><text:span text:style-name="T3">architec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nāteq <text:span text:style-name="T2">6 </text:span><text:span text:style-name="T3">areas; region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esidan (res) <text:span text:style-name="T2">6 </text:span><text:span text:style-name="T3">arrive; reach; achie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š az <text:span text:style-name="T2">6 </text:span><text:span text:style-name="T3">more th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xt <text:span text:style-name="T2">6 </text:span><text:span text:style-name="T3">bed; thro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teassef budan (hast, bāš) <text:span text:style-name="T2">6 </text:span><text:span text:style-name="T3">being sor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carxe <text:span text:style-name="T2">6 </text:span><text:span text:style-name="T3">bike; bicyc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bhāne <text:span text:style-name="T2">6 </text:span><text:span text:style-name="T3">breakfa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qvim <text:span text:style-name="T2">6 </text:span><text:span text:style-name="T3">calend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rt <text:span text:style-name="T2">6 </text:span><text:span text:style-name="T3">car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l’e <text:span text:style-name="T2">6 </text:span><text:span text:style-name="T3">cast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rg <text:span text:style-name="T2">6 </text:span><text:span text:style-name="T3">citadel; cast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bohavā <text:span text:style-name="T2">6 </text:span><text:span text:style-name="T3">clim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hve <text:span text:style-name="T2">6 </text:span><text:span text:style-name="T3">coffe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āhat <text:span text:style-name="T2">6 </text:span><text:span text:style-name="T3">comfortable; eas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mod <text:span text:style-name="T2">6 </text:span><text:span text:style-name="T3">commode; dress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th <text:span text:style-name="T2">6 </text:span><text:span text:style-name="T3">conquest; victo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’s <text:span text:style-name="T2">6 </text:span><text:span text:style-name="T3">count word for animals; to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ušide <text:span text:style-name="T2">6 </text:span><text:span text:style-name="T3">covered; covert; wo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iyār <text:span text:style-name="T2">6 </text:span><text:span text:style-name="T3">cucumb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hangi <text:span text:style-name="T2">6 </text:span><text:span text:style-name="T3">cultur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šmaze <text:span text:style-name="T2">6 </text:span><text:span text:style-name="T3">delici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qsad <text:span text:style-name="T2">6 </text:span><text:span text:style-name="T3">destin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šf kardan (kon) <text:span text:style-name="T2">6 </text:span><text:span text:style-name="T3">discover; find out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xš <text:span text:style-name="T2">6 </text:span><text:span text:style-name="T3">distribution; broadca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ebās <text:span text:style-name="T2">6 </text:span><text:span text:style-name="T3">dress; cloth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fi <text:span text:style-name="T2">6 </text:span><text:span text:style-name="T3">enoug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avāzem <text:span text:style-name="T2">6 </text:span><text:span text:style-name="T3">equipments; accessories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kas <text:span text:style-name="T2">6 </text:span><text:span text:style-name="T3">everybody; anybody; everyone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ruz <text:span text:style-name="T2">6 </text:span><text:span text:style-name="T3">everyday; dai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li <text:span text:style-name="T2">6 </text:span><text:span text:style-name="T3">excell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yān kardan (kon) <text:span text:style-name="T2">6 </text:span><text:span text:style-name="T3">express; s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hrat <text:span text:style-name="T2">6 </text:span><text:span text:style-name="T3">fa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taš <text:span text:style-name="T2">6 </text:span><text:span text:style-name="T3">fi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 <text:span text:style-name="T2">6 </text:span><text:span text:style-name="T3">foot; le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šbaxt <text:span text:style-name="T2">6 </text:span><text:span text:style-name="T3">fortunate; lucky; happ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šbaxtāne <text:span text:style-name="T2">6 </text:span><text:span text:style-name="T3">fortunate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erizer <text:span text:style-name="T2">6 </text:span><text:span text:style-name="T3">freez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qce <text:span text:style-name="T2">6 </text:span><text:span text:style-name="T3">gard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ubi <text:span text:style-name="T2">6 </text:span><text:span text:style-name="T3">goodn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ngur <text:span text:style-name="T2">6 </text:span><text:span text:style-name="T3">grap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pāsgozār <text:span text:style-name="T2">6 </text:span><text:span text:style-name="T3">gratefu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di <text:span text:style-name="T2">6 </text:span><text:span text:style-name="T3">happiness; jo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mārestān <text:span text:style-name="T2">6 </text:span><text:span text:style-name="T3">hospit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svir <text:span text:style-name="T2">6 </text:span><text:span text:style-name="T3">image; picture; illustr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mhowsele <text:span text:style-name="T2">6 </text:span><text:span text:style-name="T3">impati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sile <text:span text:style-name="T2">6 </text:span><text:span text:style-name="T3">instrument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t <text:span text:style-name="T2">6 </text:span><text:span text:style-name="T3">jacket; co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lvārjin <text:span text:style-name="T2">6 </text:span><text:span text:style-name="T3">jean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h <text:span text:style-name="T2">6 </text:span><text:span text:style-name="T3">k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rk kardan (kon) <text:span text:style-name="T2">6 </text:span><text:span text:style-name="T3">lea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mr <text:span text:style-name="T2">6 </text:span><text:span text:style-name="T3">lif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dabiyāt <text:span text:style-name="T2">6 </text:span><text:span text:style-name="T3">litera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erāz <text:span text:style-name="T2">6 </text:span><text:span text:style-name="T3">long; length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zeški <text:span text:style-name="T2">6 </text:span><text:span text:style-name="T3">medic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āmān <text:span text:style-name="T2">6 </text:span><text:span text:style-name="T3">mommy; mam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eštekuh <text:span text:style-name="T2">6 </text:span><text:span text:style-name="T3">mountain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uze <text:span text:style-name="T2">6 </text:span><text:span text:style-name="T3">museu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māq <text:span text:style-name="T2">6 </text:span><text:span text:style-name="T3">no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āddāšt <text:span text:style-name="T2">6 </text:span><text:span text:style-name="T3">no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knun <text:span text:style-name="T2">6 </text:span><text:span text:style-name="T3">now; pres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owšan <text:span text:style-name="T2">6 </text:span><text:span text:style-name="T3">on; clear; brigh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lh <text:span text:style-name="T2">6 </text:span><text:span text:style-name="T3">pea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hāniyān <text:span text:style-name="T2">6 </text:span><text:span text:style-name="T3">people worldwid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ilsuf <text:span text:style-name="T2">6 </text:span><text:span text:style-name="T3">philosop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frih <text:span text:style-name="T2">6 </text:span><text:span text:style-name="T3">pleasure; amuse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qrabe <text:span text:style-name="T2">6 </text:span><text:span text:style-name="T3">poin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rjih dādan (deh) <text:span text:style-name="T2">6 </text:span><text:span text:style-name="T3">pref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ozur <text:span text:style-name="T2">6 </text:span><text:span text:style-name="T3">pres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āham kardan (kon) <text:span text:style-name="T2">6 </text:span><text:span text:style-name="T3">procure; obtain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laffoz <text:span text:style-name="T2">6 </text:span><text:span text:style-name="T3">pronunci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āhārpā <text:span text:style-name="T2">6 </text:span><text:span text:style-name="T3">quadrup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nginkamān <text:span text:style-name="T2">6 </text:span><text:span text:style-name="T3">rainb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n <text:span text:style-name="T2">6 </text:span><text:span text:style-name="T3">relig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imeni <text:span text:style-name="T2">6 </text:span><text:span text:style-name="T3">safe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nešmand <text:span text:style-name="T2">6 </text:span><text:span text:style-name="T3">scienti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fš <text:span text:style-name="T2">6 </text:span><text:span text:style-name="T3">sho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nande <text:span text:style-name="T2">6 </text:span><text:span text:style-name="T3">singer; read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nub <text:span text:style-name="T2">6 </text:span><text:span text:style-name="T3">sout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stareš yāftan (yāb) <text:span text:style-name="T2">6 </text:span><text:span text:style-name="T3">sprea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rzešgāh <text:span text:style-name="T2">6 </text:span><text:span text:style-name="T3">stadiu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ist <text:span text:style-name="T2">6 </text:span><text:span text:style-name="T3">stop; hal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ydarpey <text:span text:style-name="T2">6 </text:span><text:span text:style-name="T3">success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irin <text:span text:style-name="T2">6 </text:span><text:span text:style-name="T3">swe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daf <text:span text:style-name="T2">6 </text:span><text:span text:style-name="T3">target; purpose; objective; ai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im <text:span text:style-name="T2">6 </text:span><text:span text:style-name="T3">tea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ndiše <text:span text:style-name="T2">6 </text:span><text:span text:style-name="T3">thought; ide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ddat <text:span text:style-name="T2">6 </text:span><text:span text:style-name="T3">time; term; duration; lengt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ing <text:span text:style-name="T2">6 </text:span><text:span text:style-name="T3">toget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ndān <text:span text:style-name="T2">6 </text:span><text:span text:style-name="T3">toot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eraxt <text:span text:style-name="T2">6 </text:span><text:span text:style-name="T3">tre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muš kardan (kon) <text:span text:style-name="T2">6 </text:span><text:span text:style-name="T3">turn off; extinguis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kār <text:span text:style-name="T2">6 </text:span><text:span text:style-name="T3">unemploy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dār <text:span text:style-name="T2">6 </text:span><text:span text:style-name="T3">visi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ārson <text:span text:style-name="T2">6 </text:span><text:span text:style-name="T3">wai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rusi <text:span text:style-name="T2">6 </text:span><text:span text:style-name="T3">wedding; marri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zn <text:span text:style-name="T2">6 </text:span><text:span text:style-name="T3">weigh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jur <text:span text:style-name="T2">6 </text:span><text:span text:style-name="T3">what kind of; what sort o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vaqt <text:span text:style-name="T2">6 </text:span><text:span text:style-name="T3">whene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ndšanbe <text:span text:style-name="T2">6 </text:span><text:span text:style-name="T3">which week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fid <text:span text:style-name="T2">6 </text:span><text:span text:style-name="T3">whi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rāhat <text:span text:style-name="T2">6 </text:span><text:span text:style-name="T3">worried; uncomforta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šti <text:span text:style-name="T2">6 </text:span><text:span text:style-name="T3">wrestl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šāni <text:span text:style-name="T2">5 </text:span><text:span text:style-name="T3">addr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eciz <text:span text:style-name="T2">5 </text:span><text:span text:style-name="T3">all; everyth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vāre <text:span text:style-name="T2">5 </text:span><text:span text:style-name="T3">always; e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ohur <text:span text:style-name="T2">5 </text:span><text:span text:style-name="T3">appeara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zu <text:span text:style-name="T2">5 </text:span><text:span text:style-name="T3">ar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onari <text:span text:style-name="T2">5 </text:span><text:span text:style-name="T3">artist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mannā kardan (kon) <text:span text:style-name="T2">5 </text:span><text:span text:style-name="T3">as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le <text:span text:style-name="T2">5 </text:span><text:span text:style-name="T3">atta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lb kardan (kon) <text:span text:style-name="T2">5 </text:span><text:span text:style-name="T3">attrac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lkon <text:span text:style-name="T2">5 </text:span><text:span text:style-name="T3">balco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mām <text:span text:style-name="T2">5 </text:span><text:span text:style-name="T3">bathroom; bathhou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āje’ be <text:span text:style-name="T2">5 </text:span><text:span text:style-name="T3">about; regard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ax zadan (zan) <text:span text:style-name="T2">5 </text:span><text:span text:style-name="T3">be freez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kl gereftan (gir) <text:span text:style-name="T2">5 </text:span><text:span text:style-name="T3">be form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āmuš šodan (šav, šow) <text:span text:style-name="T2">5 </text:span><text:span text:style-name="T3">be forgott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šang <text:span text:style-name="T2">5 </text:span><text:span text:style-name="T3">beautiful; pret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htemāl dāštan (dār) <text:span text:style-name="T2">5 </text:span><text:span text:style-name="T3">being proba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āyede <text:span text:style-name="T2">5 </text:span><text:span text:style-name="T3">benefit; usefuln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āyeq <text:span text:style-name="T2">5 </text:span><text:span text:style-name="T3">bo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dan <text:span text:style-name="T2">5 </text:span><text:span text:style-name="T3">bod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šqul <text:span text:style-name="T2">5 </text:span><text:span text:style-name="T3">bus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elefoni <text:span text:style-name="T2">5 </text:span><text:span text:style-name="T3">by phone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nd <text:span text:style-name="T2">5 </text:span><text:span text:style-name="T3">chain; paragraph; str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rq <text:span text:style-name="T2">5 </text:span><text:span text:style-name="T3">chicken; h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’til <text:span text:style-name="T2">5 </text:span><text:span text:style-name="T3">closed; holi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xt <text:span text:style-name="T2">5 </text:span><text:span text:style-name="T3">construction; manufactur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ftoāmad <text:span text:style-name="T2">5 </text:span><text:span text:style-name="T3">contact; traff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xtan (paz) <text:span text:style-name="T2">5 </text:span><text:span text:style-name="T3">coo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eld <text:span text:style-name="T2">5 </text:span><text:span text:style-name="T3">cover; envelope; case; volu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āv <text:span text:style-name="T2">5 </text:span><text:span text:style-name="T3">cow; bu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u zadan (zan) <text:span text:style-name="T2">5 </text:span><text:span text:style-name="T3">cut hai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rik <text:span text:style-name="T2">5 </text:span><text:span text:style-name="T3">dar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erāmi <text:span text:style-name="T2">5 </text:span><text:span text:style-name="T3">de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ziz <text:span text:style-name="T2">5 </text:span><text:span text:style-name="T3">dear; darl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ndānpezešk <text:span text:style-name="T2">5 </text:span><text:span text:style-name="T3">denti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rfšuyi <text:span text:style-name="T2">5 </text:span><text:span text:style-name="T3">dishwasher; dishwash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blan <text:span text:style-name="T2">5 </text:span><text:span text:style-name="T3">earlier; already; befo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ud <text:span text:style-name="T2">5 </text:span><text:span text:style-name="T3">early; so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ngelisi <text:span text:style-name="T2">5 </text:span><text:span text:style-name="T3">Englis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ābar <text:span text:style-name="T2">5 </text:span><text:span text:style-name="T3">equal; equival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’sis kardan (kon) <text:span text:style-name="T2">5 </text:span><text:span text:style-name="T3">establish; fou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r <text:span text:style-name="T2">5 </text:span><text:span text:style-name="T3">evening; age; er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erān <text:span text:style-name="T2">5 </text:span><text:span text:style-name="T3">expensive; valua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šhur <text:span text:style-name="T2">5 </text:span><text:span text:style-name="T3">fam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ond <text:span text:style-name="T2">5 </text:span><text:span text:style-name="T3">fast; quick; quickly; spic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b <text:span text:style-name="T2">5 </text:span><text:span text:style-name="T3">fe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āftan (yāb) <text:span text:style-name="T2">5 </text:span><text:span text:style-name="T3">find; disco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ngošt <text:span text:style-name="T2">5 </text:span><text:span text:style-name="T3">fing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f <text:span text:style-name="T2">5 </text:span><text:span text:style-name="T3">floor; bottom; foam; applau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baqe <text:span text:style-name="T2">5 </text:span><text:span text:style-name="T3">floor; cla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l <text:span text:style-name="T2">5 </text:span><text:span text:style-name="T3">flower; go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ed <text:span text:style-name="T2">5 </text:span><text:span text:style-name="T3">forear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elow <text:span text:style-name="T2">5 </text:span><text:span text:style-name="T3">fro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ive <text:span text:style-name="T2">5 </text:span><text:span text:style-name="T3">frui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lmāni <text:span text:style-name="T2">5 </text:span><text:span text:style-name="T3">Germ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yāde šodan (šav, šow) <text:span text:style-name="T2">5 </text:span><text:span text:style-name="T3">get of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vār šodan (šav, šow) <text:span text:style-name="T2">5 </text:span><text:span text:style-name="T3">get on; boar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ynak <text:span text:style-name="T2">5 </text:span><text:span text:style-name="T3">glasses; eyeglass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lā <text:span text:style-name="T2">5 </text:span><text:span text:style-name="T3">go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bz <text:span text:style-name="T2">5 </text:span><text:span text:style-name="T3">gre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āhnamāyi kardan (kon) <text:span text:style-name="T2">5 </text:span><text:span text:style-name="T3">guide; instruc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d <text:span text:style-name="T2">5 </text:span><text:span text:style-name="T3">happy; mer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xordār budan (hast, bāš) <text:span text:style-name="T2">5 </text:span><text:span text:style-name="T3">have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nidan (šenav, šenow) <text:span text:style-name="T2">5 </text:span><text:span text:style-name="T3">he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irās <text:span text:style-name="T2">5 </text:span><text:span text:style-name="T3">heritage; inherita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’tilāt <text:span text:style-name="T2">5 </text:span><text:span text:style-name="T3">holiday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b <text:span text:style-name="T2">5 </text:span><text:span text:style-name="T3">hor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qsāzi <text:span text:style-name="T2">5 </text:span><text:span text:style-name="T3">horticul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nsān <text:span text:style-name="T2">5 </text:span><text:span text:style-name="T3">human being; m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šnāyi <text:span text:style-name="T2">5 </text:span><text:span text:style-name="T3">introduction; acquaintanceshi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xar <text:span text:style-name="T2">5 </text:span><text:span text:style-name="T3">last; e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r <text:span text:style-name="T2">5 </text:span><text:span text:style-name="T3">l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mehmāndār <text:span text:style-name="T2">5 </text:span><text:span text:style-name="T3">leading steward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āgozār kardan (kon) <text:span text:style-name="T2">5 </text:span><text:span text:style-name="T3">leave; lo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ab <text:span text:style-name="T2">5 </text:span><text:span text:style-name="T3">li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dabi <text:span text:style-name="T2">5 </text:span><text:span text:style-name="T3">litera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ende <text:span text:style-name="T2">5 </text:span><text:span text:style-name="T3">lively; al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halli <text:span text:style-name="T2">5 </text:span><text:span text:style-name="T3">local; nat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ddathā <text:span text:style-name="T2">5 </text:span><text:span text:style-name="T3">long ti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nbāl gaštan (gard) <text:span text:style-name="T2">5 </text:span><text:span text:style-name="T3">look f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rrebin <text:span text:style-name="T2">5 </text:span><text:span text:style-name="T3">magnifying gla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far <text:span text:style-name="T2">5 </text:span><text:span text:style-name="T3">man; pers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ušt <text:span text:style-name="T2">5 </text:span><text:span text:style-name="T3">me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tr <text:span text:style-name="T2">5 </text:span><text:span text:style-name="T3">me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sat <text:span text:style-name="T2">5 </text:span><text:span text:style-name="T3">midd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inibus <text:span text:style-name="T2">5 </text:span><text:span text:style-name="T3">minib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uš <text:span text:style-name="T2">5 </text:span><text:span text:style-name="T3">mou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ekān xordan (xor) <text:span text:style-name="T2">5 </text:span><text:span text:style-name="T3">mo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z <text:span text:style-name="T2">5 </text:span><text:span text:style-name="T3">musical instru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bii <text:span text:style-name="T2">5 </text:span><text:span text:style-name="T3">natur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iyāz <text:span text:style-name="T2">5 </text:span><text:span text:style-name="T3">ne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did <text:span text:style-name="T2">5 </text:span><text:span text:style-name="T3">new; mode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xeyr <text:span text:style-name="T2">5 </text:span><text:span text:style-name="T3">n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ickodām <text:span text:style-name="T2">5 </text:span><text:span text:style-name="T3">no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di <text:span text:style-name="T2">5 </text:span><text:span text:style-name="T3">norm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jil <text:span text:style-name="T2">5 </text:span><text:span text:style-name="T3">nut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lbatte <text:span text:style-name="T2">5 </text:span><text:span text:style-name="T3">of cour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smi <text:span text:style-name="T2">5 </text:span><text:span text:style-name="T3">official; form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han <text:span text:style-name="T2">5 </text:span><text:span text:style-name="T3">old; ancient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jeste <text:span text:style-name="T2">5 </text:span><text:span text:style-name="T3">outstand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āmdār budan (hast, bāš) <text:span text:style-name="T2">5 </text:span><text:span text:style-name="T3">owe a deb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qqāši kardan (kon) <text:span text:style-name="T2">5 </text:span><text:span text:style-name="T3">pai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āhitābe <text:span text:style-name="T2">5 </text:span><text:span text:style-name="T3">p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hmāni <text:span text:style-name="T2">5 </text:span><text:span text:style-name="T3">party; banqu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d šodan (šav, šow) <text:span text:style-name="T2">5 </text:span><text:span text:style-name="T3">pass; fai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rdāxt <text:span text:style-name="T2">5 </text:span><text:span text:style-name="T3">pay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šaxxasāt <text:span text:style-name="T2">5 </text:span><text:span text:style-name="T3">personal data; dat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xsi <text:span text:style-name="T2">5 </text:span><text:span text:style-name="T3">personal; private; civi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ste <text:span text:style-name="T2">5 </text:span><text:span text:style-name="T3">pistachi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fsus <text:span text:style-name="T2">5 </text:span><text:span text:style-name="T3">pi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eyf <text:span text:style-name="T2">5 </text:span><text:span text:style-name="T3">pi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rs <text:span text:style-name="T2">5 </text:span><text:span text:style-name="T3">por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stxāne <text:span text:style-name="T2">5 </text:span><text:span text:style-name="T3">post offi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āblame <text:span text:style-name="T2">5 </text:span><text:span text:style-name="T3">po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odrat <text:span text:style-name="T2">5 </text:span><text:span text:style-name="T3">power; strengt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oxost <text:span text:style-name="T2">5 </text:span><text:span text:style-name="T3">prime; fir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nāme <text:span text:style-name="T2">5 </text:span><text:span text:style-name="T3">program; performa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rāmeš <text:span text:style-name="T2">5 </text:span><text:span text:style-name="T3">quietness; calm; pea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rān <text:span text:style-name="T2">5 </text:span><text:span text:style-name="T3">r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esābi <text:span text:style-name="T2">5 </text:span><text:span text:style-name="T3">really; inde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irande <text:span text:style-name="T2">5 </text:span><text:span text:style-name="T3">recei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ze <text:span text:style-name="T2">5 </text:span><text:span text:style-name="T3">recently; fresh; ne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ermez <text:span text:style-name="T2">5 </text:span><text:span text:style-name="T3">r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zārešgar <text:span text:style-name="T2">5 </text:span><text:span text:style-name="T3">repor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mhuri <text:span text:style-name="T2">5 </text:span><text:span text:style-name="T3">republ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rur <text:span text:style-name="T2">5 </text:span><text:span text:style-name="T3">review; revis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ftobargašt <text:span text:style-name="T2">5 </text:span><text:span text:style-name="T3">round tri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ur <text:span text:style-name="T2">5 </text:span><text:span text:style-name="T3">salty; pass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ssās <text:span text:style-name="T2">5 </text:span><text:span text:style-name="T3">sensit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ixtan (riz) <text:span text:style-name="T2">5 </text:span><text:span text:style-name="T3">shed; splash; infuse; pou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fase <text:span text:style-name="T2">5 </text:span><text:span text:style-name="T3">shel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šti <text:span text:style-name="T2">5 </text:span><text:span text:style-name="T3">shi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riz <text:span text:style-name="T2">5 </text:span><text:span text:style-name="T3">sick; ill; pati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mzā <text:span text:style-name="T2">5 </text:span><text:span text:style-name="T3">signa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šastan (nešin) <text:span text:style-name="T2">5 </text:span><text:span text:style-name="T3">si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st <text:span text:style-name="T2">5 </text:span><text:span text:style-name="T3">sixty; thumb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igār kešidan (keš) <text:span text:style-name="T2">5 </text:span><text:span text:style-name="T3">smok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elyān kešidan (keš) <text:span text:style-name="T2">5 </text:span><text:span text:style-name="T3">smoke shish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urāb <text:span text:style-name="T2">5 </text:span><text:span text:style-name="T3">sock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hang <text:span text:style-name="T2">5 </text:span><text:span text:style-name="T3">song; music; melod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nubi <text:span text:style-name="T2">5 </text:span><text:span text:style-name="T3">southern; sout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bk <text:span text:style-name="T2">5 </text:span><text:span text:style-name="T3">sty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fre <text:span text:style-name="T2">5 </text:span><text:span text:style-name="T3">tableclot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zd <text:span text:style-name="T2">5 </text:span><text:span text:style-name="T3">thief; stealer; robb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rik <text:span text:style-name="T2">5 </text:span><text:span text:style-name="T3">th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āqar <text:span text:style-name="T2">5 </text:span><text:span text:style-name="T3">th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rjome <text:span text:style-name="T2">5 </text:span><text:span text:style-name="T3">transl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taxte <text:span text:style-name="T2">5 </text:span><text:span text:style-name="T3">twin‐bedd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endevāne <text:span text:style-name="T2">5 </text:span><text:span text:style-name="T3">watermel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āhāršanbe <text:span text:style-name="T2">5 </text:span><text:span text:style-name="T3">Wednes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znebardāri <text:span text:style-name="T2">5 </text:span><text:span text:style-name="T3">weightlift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rz <text:span text:style-name="T2">5 </text:span><text:span text:style-name="T3">width; breadth; foreign currenc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rzešmand <text:span text:style-name="T2">5 </text:span><text:span text:style-name="T3">worthy; valua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dat <text:span text:style-name="T2">5 </text:span><text:span text:style-name="T3">yoursel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kam <text:span text:style-name="T2">4 </text:span><text:span text:style-name="T3">abdomen; bel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lkol <text:span text:style-name="T2">4 </text:span><text:span text:style-name="T3">alcoho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mām <text:span text:style-name="T2">4 </text:span><text:span text:style-name="T3">all; finished; who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qriban <text:span text:style-name="T2">4 </text:span><text:span text:style-name="T3">almost; nearly; abou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arce <text:span text:style-name="T2">4 </text:span><text:span text:style-name="T3">althoug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ydāyeš <text:span text:style-name="T2">4 </text:span><text:span text:style-name="T3">appeara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irandāzi <text:span text:style-name="T2">4 </text:span><text:span text:style-name="T3">archery; shoot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’mār <text:span text:style-name="T2">4 </text:span><text:span text:style-name="T3">architec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qāle <text:span text:style-name="T2">4 </text:span><text:span text:style-name="T3">article; pap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veštār <text:span text:style-name="T2">4 </text:span><text:span text:style-name="T3">article; paper; writing; tex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jles <text:span text:style-name="T2">4 </text:span><text:span text:style-name="T3">assembly; parlia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mme <text:span text:style-name="T2">4 </text:span><text:span text:style-name="T3">au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wz <text:span text:style-name="T2">4 </text:span><text:span text:style-name="T3">banan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nk <text:span text:style-name="T2">4 </text:span><text:span text:style-name="T3">ban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lāve bar in <text:span text:style-name="T2">4 </text:span><text:span text:style-name="T3">moreo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erešk <text:span text:style-name="T2">4 </text:span><text:span text:style-name="T3">barber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ānezani <text:span text:style-name="T2">4 </text:span><text:span text:style-name="T3">bargain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sketbāl <text:span text:style-name="T2">4 </text:span><text:span text:style-name="T3">basketba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ubiyā <text:span text:style-name="T2">4 </text:span><text:span text:style-name="T3">be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reside <text:span text:style-name="T2">4 </text:span><text:span text:style-name="T3">before; unrip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var kardan (kon) <text:span text:style-name="T2">4 </text:span><text:span text:style-name="T3">belie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tl <text:span text:style-name="T2">4 </text:span><text:span text:style-name="T3">bin; pail; buck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nāsnāme <text:span text:style-name="T2">4 </text:span><text:span text:style-name="T3">birth certific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lx <text:span text:style-name="T2">4 </text:span><text:span text:style-name="T3">bitter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iyāh <text:span text:style-name="T2">4 </text:span><text:span text:style-name="T3">bla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eknavāxt <text:span text:style-name="T2">4 </text:span><text:span text:style-name="T3">boring; monoton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olvār <text:span text:style-name="T2">4 </text:span><text:span text:style-name="T3">boulevar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n <text:span text:style-name="T2">4 </text:span><text:span text:style-name="T3">brea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ine <text:span text:style-name="T2">4 </text:span><text:span text:style-name="T3">breast; che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sim <text:span text:style-name="T2">4 </text:span><text:span text:style-name="T3">breez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l <text:span text:style-name="T2">4 </text:span><text:span text:style-name="T3">brid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re <text:span text:style-name="T2">4 </text:span><text:span text:style-name="T3">but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āsti <text:span text:style-name="T2">4 </text:span><text:span text:style-name="T3">by the w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binet <text:span text:style-name="T2">4 </text:span><text:span text:style-name="T3">cabinet; cupboar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yk <text:span text:style-name="T2">4 </text:span><text:span text:style-name="T3">cak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rbe <text:span text:style-name="T2">4 </text:span><text:span text:style-name="T3">c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orun <text:span text:style-name="T2">4 </text:span><text:span text:style-name="T3">centuri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nšur <text:span text:style-name="T2">4 </text:span><text:span text:style-name="T3">char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rzān <text:span text:style-name="T2">4 </text:span><text:span text:style-name="T3">chea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nir <text:span text:style-name="T2">4 </text:span><text:span text:style-name="T3">chee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udaki <text:span text:style-name="T2">4 </text:span><text:span text:style-name="T3">childhoo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huš <text:span text:style-name="T2">4 </text:span><text:span text:style-name="T3">clever; intellig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ngin <text:span text:style-name="T2">4 </text:span><text:span text:style-name="T3">colorfu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āme’ <text:span text:style-name="T2">4 </text:span><text:span text:style-name="T3">comprehens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eldāri dādan (deh) <text:span text:style-name="T2">4 </text:span><text:span text:style-name="T3">conso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ārre <text:span text:style-name="T2">4 </text:span><text:span text:style-name="T3">contin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orrat <text:span text:style-name="T2">4 </text:span><text:span text:style-name="T3">corn; Indian co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vand <text:span text:style-name="T2">4 </text:span><text:span text:style-name="T3">count word for aircraf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je <text:span text:style-name="T2">4 </text:span><text:span text:style-name="T3">coun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xtarxāle <text:span text:style-name="T2">4 </text:span><text:span text:style-name="T3">cous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vāne <text:span text:style-name="T2">4 </text:span><text:span text:style-name="T3">crazy; ma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me <text:span text:style-name="T2">4 </text:span><text:span text:style-name="T3">crea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luq <text:span text:style-name="T2">4 </text:span><text:span text:style-name="T3">crowded; busy; lou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mrok <text:span text:style-name="T2">4 </text:span><text:span text:style-name="T3">custom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rrāhi <text:span text:style-name="T2">4 </text:span><text:span text:style-name="T3">design; plann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iztahrir <text:span text:style-name="T2">4 </text:span><text:span text:style-name="T3">des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stgāh <text:span text:style-name="T2">4 </text:span><text:span text:style-name="T3">device; Persian music no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rgardān <text:span text:style-name="T2">4 </text:span><text:span text:style-name="T3">direc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sif <text:span text:style-name="T2">4 </text:span><text:span text:style-name="T3">dir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rf <text:span text:style-name="T2">4 </text:span><text:span text:style-name="T3">dish; contain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nād <text:span text:style-name="T2">4 </text:span><text:span text:style-name="T3">document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g <text:span text:style-name="T2">4 </text:span><text:span text:style-name="T3">do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mane <text:span text:style-name="T2">4 </text:span><text:span text:style-name="T3">dom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ušāk <text:span text:style-name="T2">4 </text:span><text:span text:style-name="T3">dress; cloth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šk <text:span text:style-name="T2">4 </text:span><text:span text:style-name="T3">d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lsele <text:span text:style-name="T2">4 </text:span><text:span text:style-name="T3">dynas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lāš <text:span text:style-name="T2">4 </text:span><text:span text:style-name="T3">effort; attemp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renj <text:span text:style-name="T2">4 </text:span><text:span text:style-name="T3">elb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bestān <text:span text:style-name="T2">4 </text:span><text:span text:style-name="T3">elementary schoo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nāsor <text:span text:style-name="T2">4 </text:span><text:span text:style-name="T3">element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mperāturi <text:span text:style-name="T2">4 </text:span><text:span text:style-name="T3">empi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mānravāyi <text:span text:style-name="T2">4 </text:span><text:span text:style-name="T3">empire; ru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lvat <text:span text:style-name="T2">4 </text:span><text:span text:style-name="T3">empty; desert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s <text:span text:style-name="T2">4 </text:span><text:span text:style-name="T3">enoug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ār kardan (kon) <text:span text:style-name="T2">4 </text:span><text:span text:style-name="T3">escap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rupāyi <text:span text:style-name="T2">4 </text:span><text:span text:style-name="T3">Europe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ekāyat kardan (kon) <text:span text:style-name="T2">4 </text:span><text:span text:style-name="T3">evidence; te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āf <text:span text:style-name="T2">4 </text:span><text:span text:style-name="T3">exemp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tajrobe <text:span text:style-name="T2">4 </text:span><text:span text:style-name="T3">experienc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owzih dādan (deh) <text:span text:style-name="T2">4 </text:span><text:span text:style-name="T3">expl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reji <text:span text:style-name="T2">4 </text:span><text:span text:style-name="T3">external; foreign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šāvarz <text:span text:style-name="T2">4 </text:span><text:span text:style-name="T3">farm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vān <text:span text:style-name="T2">4 </text:span><text:span text:style-name="T3">fluent; sou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h <text:span text:style-name="T2">4 </text:span><text:span text:style-name="T3">fog; mi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gāne <text:span text:style-name="T2">4 </text:span><text:span text:style-name="T3">foreign; foreign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rib <text:span text:style-name="T2">4 </text:span><text:span text:style-name="T3">foreign; foreigner; stran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yegozār <text:span text:style-name="T2">4 </text:span><text:span text:style-name="T3">found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fiq <text:span text:style-name="T2">4 </text:span><text:span text:style-name="T3">friend; comrad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mā <text:span text:style-name="T2">4 </text:span><text:span text:style-name="T3">frost; co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ir <text:span text:style-name="T2">4 </text:span><text:span text:style-name="T3">full; garl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melan <text:span text:style-name="T2">4 </text:span><text:span text:style-name="T3">fully; completely; entirely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ndedār <text:span text:style-name="T2">4 </text:span><text:span text:style-name="T3">fun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edye <text:span text:style-name="T2">4 </text:span><text:span text:style-name="T3">gift; pres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ivān <text:span text:style-name="T2">4 </text:span><text:span text:style-name="T3">glass; cu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ik <text:span text:style-name="T2">4 </text:span><text:span text:style-name="T3">good; we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bze <text:span text:style-name="T2">4 </text:span><text:span text:style-name="T3">gra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lij <text:span text:style-name="T2">4 </text:span><text:span text:style-name="T3">gul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armkon <text:span text:style-name="T2">4 </text:span><text:span text:style-name="T3">gym sui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garg <text:span text:style-name="T2">4 </text:span><text:span text:style-name="T3">hai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kdasti <text:span text:style-name="T2">4 </text:span><text:span text:style-name="T3">hand lugg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hkam <text:span text:style-name="T2">4 </text:span><text:span text:style-name="T3">hard; stable; soli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dard <text:span text:style-name="T2">4 </text:span><text:span text:style-name="T3">headach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lem <text:span text:style-name="T2">4 </text:span><text:span text:style-name="T3">healthful; health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ozorgrāh <text:span text:style-name="T2">4 </text:span><text:span text:style-name="T3">highway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rixce <text:span text:style-name="T2">4 </text:span><text:span text:style-name="T3">histo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uq <text:span text:style-name="T2">4 </text:span><text:span text:style-name="T3">ho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nzel <text:span text:style-name="T2">4 </text:span><text:span text:style-name="T3">hou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ndvaqt <text:span text:style-name="T2">4 </text:span><text:span text:style-name="T3">how lo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wharxāle <text:span text:style-name="T2">4 </text:span><text:span text:style-name="T3">husband of aunt maternal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wharamme <text:span text:style-name="T2">4 </text:span><text:span text:style-name="T3">husband of aunt paternal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dāhenavāzi <text:span text:style-name="T2">4 </text:span><text:span text:style-name="T3">improvis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ttelā’ <text:span text:style-name="T2">4 </text:span><text:span text:style-name="T3">information; notice; notific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mpul zadan (zan) <text:span text:style-name="T2">4 </text:span><text:span text:style-name="T3">injec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wredenazar <text:span text:style-name="T2">4 </text:span><text:span text:style-name="T3">intended; wish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’vat kardan (kon) <text:span text:style-name="T2">4 </text:span><text:span text:style-name="T3">invi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zire <text:span text:style-name="T2">4 </text:span><text:span text:style-name="T3">isla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žākat <text:span text:style-name="T2">4 </text:span><text:span text:style-name="T3">jacket; swea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bāb <text:span text:style-name="T2">4 </text:span><text:span text:style-name="T3">kebab; barbecue; gri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tri <text:span text:style-name="T2">4 </text:span><text:span text:style-name="T3">kett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āqu <text:span text:style-name="T2">4 </text:span><text:span text:style-name="T3">knif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nestan (dān) <text:span text:style-name="T2">4 </text:span><text:span text:style-name="T3">kn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rsāl <text:span text:style-name="T2">4 </text:span><text:span text:style-name="T3">last ye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xarin <text:span text:style-name="T2">4 </text:span><text:span text:style-name="T3">last; fin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g <text:span text:style-name="T2">4 </text:span><text:span text:style-name="T3">lea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imu <text:span text:style-name="T2">4 </text:span><text:span text:style-name="T3">lemon; citr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das <text:span text:style-name="T2">4 </text:span><text:span text:style-name="T3">lenti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tābxāne <text:span text:style-name="T2">4 </text:span><text:span text:style-name="T3">library; bookshel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ān <text:span text:style-name="T2">4 </text:span><text:span text:style-name="T3">life; de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bok <text:span text:style-name="T2">4 </text:span><text:span text:style-name="T3">ligh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mar <text:span text:style-name="T2">4 </text:span><text:span text:style-name="T3">loin; ba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zande <text:span text:style-name="T2">4 </text:span><text:span text:style-name="T3">los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ozorgi <text:span text:style-name="T2">4 </text:span><text:span text:style-name="T3">magnitude; enlarge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sallot <text:span text:style-name="T2">4 </text:span><text:span text:style-name="T3">mastery; domin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ezāre <text:span text:style-name="T2">4 </text:span><text:span text:style-name="T3">millenniu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ltahvil <text:span text:style-name="T2">4 </text:span><text:span text:style-name="T3">moment of the year transi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šanbe <text:span text:style-name="T2">4 </text:span><text:span text:style-name="T3">Mon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āh <text:span text:style-name="T2">4 </text:span><text:span text:style-name="T3">month; mo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torsiklet <text:span text:style-name="T2">4 </text:span><text:span text:style-name="T3">motorcyc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hān <text:span text:style-name="T2">4 </text:span><text:span text:style-name="T3">mout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biat <text:span text:style-name="T2">4 </text:span><text:span text:style-name="T3">na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ardan <text:span text:style-name="T2">4 </text:span><text:span text:style-name="T3">ne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ohr <text:span text:style-name="T2">4 </text:span><text:span text:style-name="T3">no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ternešān kardan (kon) <text:span text:style-name="T2">4 </text:span><text:span text:style-name="T3">note; remar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icciz <text:span text:style-name="T2">4 </text:span><text:span text:style-name="T3">noth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if <text:span text:style-name="T2">4 </text:span><text:span text:style-name="T3">opponent; rival; competi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rteqāl <text:span text:style-name="T2">4 </text:span><text:span text:style-name="T3">oran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il <text:span text:style-name="T2">4 </text:span><text:span text:style-name="T3">original; class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demān <text:span text:style-name="T2">4 </text:span><text:span text:style-name="T3">ourselv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ltow <text:span text:style-name="T2">4 </text:span><text:span text:style-name="T3">overco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dyun budan (has; bāš) <text:span text:style-name="T2">4 </text:span><text:span text:style-name="T3">owe a deb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qqāš <text:span text:style-name="T2">4 </text:span><text:span text:style-name="T3">pain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ft <text:span text:style-name="T2">4 </text:span><text:span text:style-name="T3">pai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teāt <text:span text:style-name="T2">4 </text:span><text:span text:style-name="T3">parts; spare part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zāšte <text:span text:style-name="T2">4 </text:span><text:span text:style-name="T3">past; ag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br <text:span text:style-name="T2">4 </text:span><text:span text:style-name="T3">pati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oxod <text:span text:style-name="T2">4 </text:span><text:span text:style-name="T3">pe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olu <text:span text:style-name="T2">4 </text:span><text:span text:style-name="T3">pea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olle <text:span text:style-name="T2">4 </text:span><text:span text:style-name="T3">pea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lābi <text:span text:style-name="T2">4 </text:span><text:span text:style-name="T3">pe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māretelefon <text:span text:style-name="T2">4 </text:span><text:span text:style-name="T3">phone numb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lāk <text:span text:style-name="T2">4 </text:span><text:span text:style-name="T3">plaque; house numb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s <text:span text:style-name="T2">4 </text:span><text:span text:style-name="T3">pl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š’ār <text:span text:style-name="T2">4 </text:span><text:span text:style-name="T3">poem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owgān <text:span text:style-name="T2">4 </text:span><text:span text:style-name="T3">pol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nār <text:span text:style-name="T2">4 </text:span><text:span text:style-name="T3">pomegran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šraft <text:span text:style-name="T2">4 </text:span><text:span text:style-name="T3">progr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yfiyat <text:span text:style-name="T2">4 </text:span><text:span text:style-name="T3">quali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iq <text:span text:style-name="T2">4 </text:span><text:span text:style-name="T3">razor; blad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āqean <text:span text:style-name="T2">4 </text:span><text:span text:style-name="T3">really; inde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rbut <text:span text:style-name="T2">4 </text:span><text:span text:style-name="T3">related; linked; connect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sbatan <text:span text:style-name="T2">4 </text:span><text:span text:style-name="T3">relative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hterām <text:span text:style-name="T2">4 </text:span><text:span text:style-name="T3">respec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oquq <text:span text:style-name="T2">4 </text:span><text:span text:style-name="T3">rights; sala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ādde <text:span text:style-name="T2">4 </text:span><text:span text:style-name="T3">road; street; w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lestān <text:span text:style-name="T2">4 </text:span><text:span text:style-name="T3">rosa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mgin <text:span text:style-name="T2">4 </text:span><text:span text:style-name="T3">sad; unhapp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lmi <text:span text:style-name="T2">4 </text:span><text:span text:style-name="T3">scientif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jassamesāzi <text:span text:style-name="T2">4 </text:span><text:span text:style-name="T3">sculp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niye <text:span text:style-name="T2">4 </text:span><text:span text:style-name="T3">seco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niyešomār <text:span text:style-name="T2">4 </text:span><text:span text:style-name="T3">second ha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nši <text:span text:style-name="T2">4 </text:span><text:span text:style-name="T3">secretary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eddi <text:span text:style-name="T2">4 </text:span><text:span text:style-name="T3">seri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staqar šodan (šav, šow) <text:span text:style-name="T2">4 </text:span><text:span text:style-name="T3">sett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mpu <text:span text:style-name="T2">4 </text:span><text:span text:style-name="T3">shampo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šandām <text:span text:style-name="T2">4 </text:span><text:span text:style-name="T3">shapely; handso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izhuš <text:span text:style-name="T2">4 </text:span><text:span text:style-name="T3">sharp‐witt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slāh kardan (kon) <text:span text:style-name="T2">4 </text:span><text:span text:style-name="T3">shave; improve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rzarqobarq <text:span text:style-name="T2">4 </text:span><text:span text:style-name="T3">shee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usfand <text:span text:style-name="T2">4 </text:span><text:span text:style-name="T3">shee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qāze <text:span text:style-name="T2">4 </text:span><text:span text:style-name="T3">shop; sto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ket <text:span text:style-name="T2">4 </text:span><text:span text:style-name="T3">silent; qui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ust <text:span text:style-name="T2">4 </text:span><text:span text:style-name="T3">skin; she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man <text:span text:style-name="T2">4 </text:span><text:span text:style-name="T3">ski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avāš <text:span text:style-name="T2">4 </text:span><text:span text:style-name="T3">slow; slow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u <text:span text:style-name="T2">4 </text:span><text:span text:style-name="T3">sme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l kardan (kon) <text:span text:style-name="T2">4 </text:span><text:span text:style-name="T3">solve; dissol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ekmeqdār <text:span text:style-name="T2">4 </text:span><text:span text:style-name="T3">some; a litt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ādgāri <text:span text:style-name="T2">4 </text:span><text:span text:style-name="T3">souvenir; memeory; keepsak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appe <text:span text:style-name="T2">4 </text:span><text:span text:style-name="T3">split pea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šme <text:span text:style-name="T2">4 </text:span><text:span text:style-name="T3">spr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šidan (pāš) <text:span text:style-name="T2">4 </text:span><text:span text:style-name="T3">sprinkle; spr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istgāh <text:span text:style-name="T2">4 </text:span><text:span text:style-name="T3">st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eldard <text:span text:style-name="T2">4 </text:span><text:span text:style-name="T3">stomach ach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nbāri <text:span text:style-name="T2">4 </text:span><text:span text:style-name="T3">storeroo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ufān <text:span text:style-name="T2">4 </text:span><text:span text:style-name="T3">stor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stān <text:span text:style-name="T2">4 </text:span><text:span text:style-name="T3">story; ta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utfarangi <text:span text:style-name="T2">4 </text:span><text:span text:style-name="T3">strawber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vi <text:span text:style-name="T2">4 </text:span><text:span text:style-name="T3">stro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gerd <text:span text:style-name="T2">4 </text:span><text:span text:style-name="T3">stud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tālee <text:span text:style-name="T2">4 </text:span><text:span text:style-name="T3">study; read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šterāk <text:span text:style-name="T2">4 </text:span><text:span text:style-name="T3">subscription; shar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tšalvār <text:span text:style-name="T2">4 </text:span><text:span text:style-name="T3">sui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medān <text:span text:style-name="T2">4 </text:span><text:span text:style-name="T3">suitca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ftāb <text:span text:style-name="T2">4 </text:span><text:span text:style-name="T3">sunshi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nā <text:span text:style-name="T2">4 </text:span><text:span text:style-name="T3">swimm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išert <text:span text:style-name="T2">4 </text:span><text:span text:style-name="T3">T‐Shi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dboland <text:span text:style-name="T2">4 </text:span><text:span text:style-name="T3">ta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rengi <text:span text:style-name="T2">4 </text:span><text:span text:style-name="T3">tangerine; mandar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ze <text:span text:style-name="T2">4 </text:span><text:span text:style-name="T3">tas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ksiservis <text:span text:style-name="T2">4 </text:span><text:span text:style-name="T3">taxi servi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āyxāne <text:span text:style-name="T2">4 </text:span><text:span text:style-name="T3">teahou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uri <text:span text:style-name="T2">4 </text:span><text:span text:style-name="T3">teapo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enis <text:span text:style-name="T2">4 </text:span><text:span text:style-name="T3">tenni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riruz <text:span text:style-name="T2">4 </text:span><text:span text:style-name="T3">the day before yester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eātr <text:span text:style-name="T2">4 </text:span><text:span text:style-name="T3">theat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mine <text:span text:style-name="T2">4 </text:span><text:span text:style-name="T3">theme; context; backgrou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āq <text:span text:style-name="T2">4 </text:span><text:span text:style-name="T3">thick; f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reqin <text:span text:style-name="T2">4 </text:span><text:span text:style-name="T3">thiev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ešne <text:span text:style-name="T2">4 </text:span><text:span text:style-name="T3">thirs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inbār <text:span text:style-name="T2">4 </text:span><text:span text:style-name="T3">this ti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njšanbe <text:span text:style-name="T2">4 </text:span><text:span text:style-name="T3">Thurs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litforuš <text:span text:style-name="T2">4 </text:span><text:span text:style-name="T3">tickets sell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rāvāt <text:span text:style-name="T2">4 </text:span><text:span text:style-name="T3">ti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owle <text:span text:style-name="T2">4 </text:span><text:span text:style-name="T3">towe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nnati <text:span text:style-name="T2">4 </text:span><text:span text:style-name="T3">traditional; conventional; class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tār <text:span text:style-name="T2">4 </text:span><text:span text:style-name="T3">tr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šqāl <text:span text:style-name="T2">4 </text:span><text:span text:style-name="T3">trash; rubbish; garb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ardeš <text:span text:style-name="T2">4 </text:span><text:span text:style-name="T3">trip; tour; walk; tu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ān <text:span text:style-name="T2">4 </text:span><text:span text:style-name="T3">tub; bath tub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mu <text:span text:style-name="T2">4 </text:span><text:span text:style-name="T3">unc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yi <text:span text:style-name="T2">4 </text:span><text:span text:style-name="T3">unc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yt <text:span text:style-name="T2">4 </text:span><text:span text:style-name="T3">ver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mudi <text:span text:style-name="T2">4 </text:span><text:span text:style-name="T3">vertic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zar <text:span text:style-name="T2">4 </text:span><text:span text:style-name="T3">view; opin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ilā <text:span text:style-name="T2">4 </text:span><text:span text:style-name="T3">villa; bungal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ālibāl <text:span text:style-name="T2">4 </text:span><text:span text:style-name="T3">volleyba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stan (xāh) <text:span text:style-name="T2">4 </text:span><text:span text:style-name="T3">want; reque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ng <text:span text:style-name="T2">4 </text:span><text:span text:style-name="T3">war; batt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stšuyi <text:span text:style-name="T2">4 </text:span><text:span text:style-name="T3">washbasin; toil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bšār <text:span text:style-name="T2">4 </text:span><text:span text:style-name="T3">waterfa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if <text:span text:style-name="T2">4 </text:span><text:span text:style-name="T3">wea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ciz <text:span text:style-name="T2">4 </text:span><text:span text:style-name="T3">wh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ndom <text:span text:style-name="T2">4 </text:span><text:span text:style-name="T3">what; how ma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andom <text:span text:style-name="T2">4 </text:span><text:span text:style-name="T3">whe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dāmyek <text:span text:style-name="T2">4 </text:span><text:span text:style-name="T3">which o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ndāyi <text:span text:style-name="T2">4 </text:span><text:span text:style-name="T3">wife of uncle maternal; au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namu <text:span text:style-name="T2">4 </text:span><text:span text:style-name="T3">wife of uncle paternal; au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ande <text:span text:style-name="T2">4 </text:span><text:span text:style-name="T3">winner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rgar <text:span text:style-name="T2">4 </text:span><text:span text:style-name="T3">worker; lab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rd <text:span text:style-name="T2">4 </text:span><text:span text:style-name="T3">yell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detān <text:span text:style-name="T2">4 </text:span><text:span text:style-name="T3">yourselv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ekkam <text:span text:style-name="T2">3 </text:span><text:span text:style-name="T3">a litt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vānāyi <text:span text:style-name="T2">3 </text:span><text:span text:style-name="T3">abili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odudan <text:span text:style-name="T2">3 </text:span><text:span text:style-name="T3">about; rough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’dan <text:span text:style-name="T2">3 </text:span><text:span text:style-name="T3">afterward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vāzdahsālegi <text:span text:style-name="T2">3 </text:span><text:span text:style-name="T3">age of twelve year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br <text:span text:style-name="T2">3 </text:span><text:span text:style-name="T3">algebr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cand <text:span text:style-name="T2">3 </text:span><text:span text:style-name="T3">althoug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hessi <text:span text:style-name="T2">3 </text:span><text:span text:style-name="T3">anesthesi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lāne <text:span text:style-name="T2">3 </text:span><text:span text:style-name="T3">annual; year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pārtemān <text:span text:style-name="T2">3 </text:span><text:span text:style-name="T3">apartment; fl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zrxāhi kardan (kon) <text:span text:style-name="T2">3 </text:span><text:span text:style-name="T3">apologiz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ryāyi <text:span text:style-name="T2">3 </text:span><text:span text:style-name="T3">Ary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sbat dādan (deh) <text:span text:style-name="T2">3 </text:span><text:span text:style-name="T3">ascribe; attribu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rsidan (pors) <text:span text:style-name="T2">3 </text:span><text:span text:style-name="T3">as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qāzā kardan (kon) <text:span text:style-name="T2">3 </text:span><text:span text:style-name="T3">ask; dema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nbe <text:span text:style-name="T2">3 </text:span><text:span text:style-name="T3">aspec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tārešenās <text:span text:style-name="T2">3 </text:span><text:span text:style-name="T3">astronom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le <text:span text:style-name="T2">3 </text:span><text:span text:style-name="T3">au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skenās <text:span text:style-name="T2">3 </text:span><text:span text:style-name="T3">banknote; bill; paper mone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w <text:span text:style-name="T2">3 </text:span><text:span text:style-name="T3">barle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ftār <text:span text:style-name="T2">3 </text:span><text:span text:style-name="T3">behavi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gerdavval <text:span text:style-name="T2">3 </text:span><text:span text:style-name="T3">best pupi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nde <text:span text:style-name="T2">3 </text:span><text:span text:style-name="T3">big; hu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ādgāh <text:span text:style-name="T2">3 </text:span><text:span text:style-name="T3">birthpla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dandiš <text:span text:style-name="T2">3 </text:span><text:span text:style-name="T3">black‐hearted; malici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tābforuš <text:span text:style-name="T2">3 </text:span><text:span text:style-name="T3">booksell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se <text:span text:style-name="T2">3 </text:span><text:span text:style-name="T3">bowl; she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hn <text:span text:style-name="T2">3 </text:span><text:span text:style-name="T3">broad; wid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āmele <text:span text:style-name="T2">3 </text:span><text:span text:style-name="T3">business; transac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ereftār <text:span text:style-name="T2">3 </text:span><text:span text:style-name="T3">busy; involv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zbar <text:span text:style-name="T2">3 </text:span><text:span text:style-name="T3">by hea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roške <text:span text:style-name="T2">3 </text:span><text:span text:style-name="T3">cab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nādāyi <text:span text:style-name="T2">3 </text:span><text:span text:style-name="T3">Canad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vāzeb budan (hast, bāš) <text:span text:style-name="T2">3 </text:span><text:span text:style-name="T3">care; be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vij <text:span text:style-name="T2">3 </text:span><text:span text:style-name="T3">carro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qf <text:span text:style-name="T2">3 </text:span><text:span text:style-name="T3">ceiling; roo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rākez <text:span text:style-name="T2">3 </text:span><text:span text:style-name="T3">center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rkazi <text:span text:style-name="T2">3 </text:span><text:span text:style-name="T3">centr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elekābin <text:span text:style-name="T2">3 </text:span><text:span text:style-name="T3">chairlift; lif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hlevān <text:span text:style-name="T2">3 </text:span><text:span text:style-name="T3">champ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hremān <text:span text:style-name="T2">3 </text:span><text:span text:style-name="T3">champion; her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hremāni <text:span text:style-name="T2">3 </text:span><text:span text:style-name="T3">championship; herois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āyene kardan (kon) <text:span text:style-name="T2">3 </text:span><text:span text:style-name="T3">check u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kolāt <text:span text:style-name="T2">3 </text:span><text:span text:style-name="T3">chocol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lisā <text:span text:style-name="T2">3 </text:span><text:span text:style-name="T3">chur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banbār <text:span text:style-name="T2">3 </text:span><text:span text:style-name="T3">ciste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eyrenezāmi <text:span text:style-name="T2">3 </text:span><text:span text:style-name="T3">civil; civil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mizi <text:span text:style-name="T2">3 </text:span><text:span text:style-name="T3">cleann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āzeh <text:span text:style-name="T2">3 </text:span><text:span text:style-name="T3">clearly; cle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xre <text:span text:style-name="T2">3 </text:span><text:span text:style-name="T3">cliff; ro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māngāh <text:span text:style-name="T2">3 </text:span><text:span text:style-name="T3">clin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bri <text:span text:style-name="T2">3 </text:span><text:span text:style-name="T3">cloud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hel <text:span text:style-name="T2">3 </text:span><text:span text:style-name="T3">coastal; seasid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brizeš <text:span text:style-name="T2">3 </text:span><text:span text:style-name="T3">co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vān <text:span text:style-name="T2">3 </text:span><text:span text:style-name="T3">collection of poem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stejam’i <text:span text:style-name="T2">3 </text:span><text:span text:style-name="T3">collective; toget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štarek <text:span text:style-name="T2">3 </text:span><text:span text:style-name="T3">common; subscrib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lfiq <text:span text:style-name="T2">3 </text:span><text:span text:style-name="T3">compil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mpiyuter <text:span text:style-name="T2">3 </text:span><text:span text:style-name="T3">compu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fhum <text:span text:style-name="T2">3 </text:span><text:span text:style-name="T3">concept; sense; notion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brik goftan (gu) <text:span text:style-name="T2">3 </text:span><text:span text:style-name="T3">congratul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lāheze <text:span text:style-name="T2">3 </text:span><text:span text:style-name="T3">consideration; regard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škil šodan (šav, šow) <text:span text:style-name="T2">3 </text:span><text:span text:style-name="T3">consi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stamar <text:span text:style-name="T2">3 </text:span><text:span text:style-name="T3">continu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yvaste <text:span text:style-name="T2">3 </text:span><text:span text:style-name="T3">continuous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xtopaz <text:span text:style-name="T2">3 </text:span><text:span text:style-name="T3">cook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nak <text:span text:style-name="T2">3 </text:span><text:span text:style-name="T3">cool; fres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uše <text:span text:style-name="T2">3 </text:span><text:span text:style-name="T3">corn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bār <text:span text:style-name="T2">3 </text:span><text:span text:style-name="T3">cou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yāt <text:span text:style-name="T2">3 </text:span><text:span text:style-name="T3">courtyard; yard; lif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xtaramme <text:span text:style-name="T2">3 </text:span><text:span text:style-name="T3">cous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xtaramu <text:span text:style-name="T2">3 </text:span><text:span text:style-name="T3">cousin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saramu <text:span text:style-name="T2">3 </text:span><text:span text:style-name="T3">cous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sardāyi <text:span text:style-name="T2">3 </text:span><text:span text:style-name="T3">cous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’tabar <text:span text:style-name="T2">3 </text:span><text:span text:style-name="T3">credible; reliable; vali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yin <text:span text:style-name="T2">3 </text:span><text:span text:style-name="T3">cult; ceremo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enjān <text:span text:style-name="T2">3 </text:span><text:span text:style-name="T3">cu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mroki <text:span text:style-name="T2">3 </text:span><text:span text:style-name="T3">custom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nad <text:span text:style-name="T2">3 </text:span><text:span text:style-name="T3">docu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lā <text:span text:style-name="T2">3 </text:span><text:span text:style-name="T3">double; double layer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ānandegi kardan (kon) <text:span text:style-name="T2">3 </text:span><text:span text:style-name="T3">dr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vā <text:span text:style-name="T2">3 </text:span><text:span text:style-name="T3">drug; medicament; medici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ddatzamān <text:span text:style-name="T2">3 </text:span><text:span text:style-name="T3">duration; lengt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sān <text:span text:style-name="T2">3 </text:span><text:span text:style-name="T3">eas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lekteriki <text:span text:style-name="T2">3 </text:span><text:span text:style-name="T3">electr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nsor <text:span text:style-name="T2">3 </text:span><text:span text:style-name="T3">ele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uc <text:span text:style-name="T2">3 </text:span><text:span text:style-name="T3">emigration; imigr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hājerat <text:span text:style-name="T2">3 </text:span><text:span text:style-name="T3">emigration; imigr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nešnāme <text:span text:style-name="T2">3 </text:span><text:span text:style-name="T3">encyclopedi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šman <text:span text:style-name="T2">3 </text:span><text:span text:style-name="T3">enem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wrān <text:span text:style-name="T2">3 </text:span><text:span text:style-name="T3">era; perio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enāb <text:span text:style-name="T2">3 </text:span><text:span text:style-name="T3">excellenc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der kardan (kon) <text:span text:style-name="T2">3 </text:span><text:span text:style-name="T3">export; issu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nām <text:span text:style-name="T2">3 </text:span><text:span text:style-name="T3">fam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škāl <text:span text:style-name="T2">3 </text:span><text:span text:style-name="T3">fault; defec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hbub <text:span text:style-name="T2">3 </text:span><text:span text:style-name="T3">favorite; popul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mānce <text:span text:style-name="T2">3 </text:span><text:span text:style-name="T3">fidd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doxord <text:span text:style-name="T2">3 </text:span><text:span text:style-name="T3">fight; affr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škāl <text:span text:style-name="T2">3 </text:span><text:span text:style-name="T3">figur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taškade <text:span text:style-name="T2">3 </text:span><text:span text:style-name="T3">fire temp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yl <text:span text:style-name="T2">3 </text:span><text:span text:style-name="T3">floo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y <text:span text:style-name="T2">3 </text:span><text:span text:style-name="T3">flute; stra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ur <text:span text:style-name="T2">3 </text:span><text:span text:style-name="T3">force; power; strength; viol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jbur <text:span text:style-name="T2">3 </text:span><text:span text:style-name="T3">forced; oblig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ngal <text:span text:style-name="T2">3 </text:span><text:span text:style-name="T3">forest; jung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āhārruze <text:span text:style-name="T2">3 </text:span><text:span text:style-name="T3">four day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šbu <text:span text:style-name="T2">3 </text:span><text:span text:style-name="T3">fragrant; ros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ānsavi <text:span text:style-name="T2">3 </text:span><text:span text:style-name="T3">Fren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m’e <text:span text:style-name="T2">3 </text:span><text:span text:style-name="T3">Fri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usti <text:span text:style-name="T2">3 </text:span><text:span text:style-name="T3">friendshi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gerefte <text:span text:style-name="T2">3 </text:span><text:span text:style-name="T3">from; taken fro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ndeāvar <text:span text:style-name="T2">3 </text:span><text:span text:style-name="T3">funny; com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mpbenzin <text:span text:style-name="T2">3 </text:span><text:span text:style-name="T3">gas st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qrāfiyā <text:span text:style-name="T2">3 </text:span><text:span text:style-name="T3">Geograph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m šodan (šav, šow) <text:span text:style-name="T2">3 </text:span><text:span text:style-name="T3">get lo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ulpeykar <text:span text:style-name="T2">3 </text:span><text:span text:style-name="T3">gigantic; hu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lāyi <text:span text:style-name="T2">3 </text:span><text:span text:style-name="T3">gold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iki <text:span text:style-name="T2">3 </text:span><text:span text:style-name="T3">goodn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hvālporsi <text:span text:style-name="T2">3 </text:span><text:span text:style-name="T3">greeting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ošd <text:span text:style-name="T2">3 </text:span><text:span text:style-name="T3">growth; increa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itār <text:span text:style-name="T2">3 </text:span><text:span text:style-name="T3">guit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ox dādan (deh) <text:span text:style-name="T2">3 </text:span><text:span text:style-name="T3">happen; occu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rkār <text:span text:style-name="T2">3 </text:span><text:span text:style-name="T3">hard‐work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ārat <text:span text:style-name="T2">3 </text:span><text:span text:style-name="T3">heat; tempera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birestān <text:span text:style-name="T2">3 </text:span><text:span text:style-name="T3">high schoo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ppe <text:span text:style-name="T2">3 </text:span><text:span text:style-name="T3">hi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beru <text:span text:style-name="T2">3 </text:span><text:span text:style-name="T3">honor; reputation; presti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htaram <text:span text:style-name="T2">3 </text:span><text:span text:style-name="T3">honorable; respecta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hmānnavāz <text:span text:style-name="T2">3 </text:span><text:span text:style-name="T3">hospita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ndruze <text:span text:style-name="T2">3 </text:span><text:span text:style-name="T3">how many days; a few day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rosnegi <text:span text:style-name="T2">3 </text:span><text:span text:style-name="T3">hung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whar <text:span text:style-name="T2">3 </text:span><text:span text:style-name="T3">husba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sāvir <text:span text:style-name="T2">3 </text:span><text:span text:style-name="T3">imagaes; pictures; illustration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āred kardan (kon) <text:span text:style-name="T2">3 </text:span><text:span text:style-name="T3">impo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šmgir <text:span text:style-name="T2">3 </text:span><text:span text:style-name="T3">impress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endoorupāyi <text:span text:style-name="T2">3 </text:span><text:span text:style-name="T3">Indo‐Europe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ynolmelali <text:span text:style-name="T2">3 </text:span><text:span text:style-name="T3">internation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ntur <text:span text:style-name="T2">3 </text:span><text:span text:style-name="T3">Iranian dulcim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tu kešidan (keš) <text:span text:style-name="T2">3 </text:span><text:span text:style-name="T3">ir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qih <text:span text:style-name="T2">3 </text:span><text:span text:style-name="T3">Islamic legal schol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oqahā <text:span text:style-name="T2">3 </text:span><text:span text:style-name="T3">Islamic legal scholar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ahudi <text:span text:style-name="T2">3 </text:span><text:span text:style-name="T3">Jew; Jewis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agad <text:span text:style-name="T2">3 </text:span><text:span text:style-name="T3">ki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ilumetr <text:span text:style-name="T2">3 </text:span><text:span text:style-name="T3">kilome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dšāhi <text:span text:style-name="T2">3 </text:span><text:span text:style-name="T3">kingdo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rd <text:span text:style-name="T2">3 </text:span><text:span text:style-name="T3">knif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lm <text:span text:style-name="T2">3 </text:span><text:span text:style-name="T3">knowledge; sci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yāce <text:span text:style-name="T2">3 </text:span><text:span text:style-name="T3">lak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orud <text:span text:style-name="T2">3 </text:span><text:span text:style-name="T3">land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ndidan (xand) <text:span text:style-name="T2">3 </text:span><text:span text:style-name="T3">laug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muxtan (āmuzeš) <text:span text:style-name="T2">3 </text:span><text:span text:style-name="T3">learn; teach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yqām gozāštan (gozār) <text:span text:style-name="T2">3 </text:span><text:span text:style-name="T3">leave 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erāzi <text:span text:style-name="T2">3 </text:span><text:span text:style-name="T3">lengt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ur <text:span text:style-name="T2">3 </text:span><text:span text:style-name="T3">ligh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con <text:span text:style-name="T2">3 </text:span><text:span text:style-name="T3">lik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zende <text:span text:style-name="T2">3 </text:span><text:span text:style-name="T3">lively; al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ulāni <text:span text:style-name="T2">3 </text:span><text:span text:style-name="T3">lo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rar <text:span text:style-name="T2">3 </text:span><text:span text:style-name="T3">loss; disadvant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qduni <text:span text:style-name="T2">3 </text:span><text:span text:style-name="T3">Macedon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gahdāri <text:span text:style-name="T2">3 </text:span><text:span text:style-name="T3">maintenance; preserv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šar <text:span text:style-name="T2">3 </text:span><text:span text:style-name="T3">man; manki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iyāzidān <text:span text:style-name="T2">3 </text:span><text:span text:style-name="T3">mathematic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iyāziyāt <text:span text:style-name="T2">3 </text:span><text:span text:style-name="T3">mathematic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ešārxun gereftan (gir) <text:span text:style-name="T2">3 </text:span><text:span text:style-name="T3">measure bloo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’mirkār <text:span text:style-name="T2">3 </text:span><text:span text:style-name="T3">mechanic; repairm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kānik <text:span text:style-name="T2">3 </text:span><text:span text:style-name="T3">mechanics; mechan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ive <text:span text:style-name="T2">3 </text:span><text:span text:style-name="T3">method; sty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ir <text:span text:style-name="T2">3 </text:span><text:span text:style-name="T3">milk; lion; ta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qiqešomār <text:span text:style-name="T2">3 </text:span><text:span text:style-name="T3">minute ha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’zerat mixāham <text:span text:style-name="T2">3 </text:span><text:span text:style-name="T3">sorry; I apologiz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mruzi <text:span text:style-name="T2">3 </text:span><text:span text:style-name="T3">mode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ahze <text:span text:style-name="T2">3 </text:span><text:span text:style-name="T3">mo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ul <text:span text:style-name="T2">3 </text:span><text:span text:style-name="T3">mone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xlāq <text:span text:style-name="T2">3 </text:span><text:span text:style-name="T3">morali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uhestān <text:span text:style-name="T2">3 </text:span><text:span text:style-name="T3">mountain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ilmbardāri <text:span text:style-name="T2">3 </text:span><text:span text:style-name="T3">movie record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manzani <text:span text:style-name="T2">3 </text:span><text:span text:style-name="T3">mow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vāzandegi <text:span text:style-name="T2">3 </text:span><text:span text:style-name="T3">musicianshi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lliyat <text:span text:style-name="T2">3 </text:span><text:span text:style-name="T3">nationali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lal <text:span text:style-name="T2">3 </text:span><text:span text:style-name="T3">nation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zdik <text:span text:style-name="T2">3 </text:span><text:span text:style-name="T3">near; clo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zdiki <text:span text:style-name="T2">3 </text:span><text:span text:style-name="T3">nearn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osedā <text:span text:style-name="T2">3 </text:span><text:span text:style-name="T3">noi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dunetavaqqof <text:span text:style-name="T2">3 </text:span><text:span text:style-name="T3">non‐sto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ābeletavajjoh <text:span text:style-name="T2">3 </text:span><text:span text:style-name="T3">notable; considerable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stānnevis <text:span text:style-name="T2">3 </text:span><text:span text:style-name="T3">noveli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aknun <text:span text:style-name="T2">3 </text:span><text:span text:style-name="T3">n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e’dād <text:span text:style-name="T2">3 </text:span><text:span text:style-name="T3">number; cou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’dād <text:span text:style-name="T2">3 </text:span><text:span text:style-name="T3">number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lāhezāt <text:span text:style-name="T2">3 </text:span><text:span text:style-name="T3">observation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qyānus <text:span text:style-name="T2">3 </text:span><text:span text:style-name="T3">oce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rze kardan (kon) <text:span text:style-name="T2">3 </text:span><text:span text:style-name="T3">off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hne <text:span text:style-name="T2">3 </text:span><text:span text:style-name="T3">o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r <text:span text:style-name="T2">3 </text:span><text:span text:style-name="T3">o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dimi <text:span text:style-name="T2">3 </text:span><text:span text:style-name="T3">old; old‐fashioned; out of d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yāz <text:span text:style-name="T2">3 </text:span><text:span text:style-name="T3">on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xālefin <text:span text:style-name="T2">3 </text:span><text:span text:style-name="T3">opponent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renji <text:span text:style-name="T2">3 </text:span><text:span text:style-name="T3">oran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garna <text:span text:style-name="T2">3 </text:span><text:span text:style-name="T3">otherwi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igure <text:span text:style-name="T2">3 </text:span><text:span text:style-name="T3">ou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ovaz’ <text:span text:style-name="T2">3 </text:span><text:span text:style-name="T3">outfi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sr <text:span text:style-name="T2">3 </text:span><text:span text:style-name="T3">pala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blow <text:span text:style-name="T2">3 </text:span><text:span text:style-name="T3">panel; board; tableau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rking <text:span text:style-name="T2">3 </text:span><text:span text:style-name="T3">park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rik <text:span text:style-name="T2">3 </text:span><text:span text:style-name="T3">partn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zarnāme <text:span text:style-name="T2">3 </text:span><text:span text:style-name="T3">passpo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sport <text:span text:style-name="T2">3 </text:span><text:span text:style-name="T3">passpo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tā <text:span text:style-name="T2">3 </text:span><text:span text:style-name="T3">peer; counterpa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kar <text:span text:style-name="T2">3 </text:span><text:span text:style-name="T3">pens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māyeš <text:span text:style-name="T2">3 </text:span><text:span text:style-name="T3">performance; demonstration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lsafe <text:span text:style-name="T2">3 </text:span><text:span text:style-name="T3">philosoph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kkās <text:span text:style-name="T2">3 </text:span><text:span text:style-name="T3">photograp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kkāsi <text:span text:style-name="T2">3 </text:span><text:span text:style-name="T3">photography; photo studi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low <text:span text:style-name="T2">3 </text:span><text:span text:style-name="T3">pilaf; ri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wj <text:span text:style-name="T2">3 </text:span><text:span text:style-name="T3">pinnacle; height; pea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p <text:span text:style-name="T2">3 </text:span><text:span text:style-name="T3">pip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er <text:span text:style-name="T2">3 </text:span><text:span text:style-name="T3">po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rjam’iyat <text:span text:style-name="T2">3 </text:span><text:span text:style-name="T3">popul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wze’ <text:span text:style-name="T2">3 </text:span><text:span text:style-name="T3">position; vie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vāze’ <text:span text:style-name="T2">3 </text:span><text:span text:style-name="T3">positions; view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qdim kardan (kon) <text:span text:style-name="T2">3 </text:span><text:span text:style-name="T3">present; devote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eymat <text:span text:style-name="T2">3 </text:span><text:span text:style-name="T3">price; valu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vvaliye <text:span text:style-name="T2">3 </text:span><text:span text:style-name="T3">primary; preliminary; origin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htemālan <text:span text:style-name="T2">3 </text:span><text:span text:style-name="T3">probab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ud <text:span text:style-name="T2">3 </text:span><text:span text:style-name="T3">profit; intere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owl dādan (deh) <text:span text:style-name="T2">3 </text:span><text:span text:style-name="T3">promi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obāiyāt <text:span text:style-name="T2">3 </text:span><text:span text:style-name="T3">quatrains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heste <text:span text:style-name="T2">3 </text:span><text:span text:style-name="T3">quiet; sl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yāft <text:span text:style-name="T2">3 </text:span><text:span text:style-name="T3">receipt; recep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ekord <text:span text:style-name="T2">3 </text:span><text:span text:style-name="T3">recor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rx <text:span text:style-name="T2">3 </text:span><text:span text:style-name="T3">r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btšode <text:span text:style-name="T2">3 </text:span><text:span text:style-name="T3">register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ābete <text:span text:style-name="T2">3 </text:span><text:span text:style-name="T3">relation; connec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zhabi <text:span text:style-name="T2">3 </text:span><text:span text:style-name="T3">religi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qi māndan (mān) <text:span text:style-name="T2">3 </text:span><text:span text:style-name="T3">rem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āre <text:span text:style-name="T2">3 </text:span><text:span text:style-name="T3">remedy; alternat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māyande <text:span text:style-name="T2">3 </text:span><text:span text:style-name="T3">representative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žuhešgar <text:span text:style-name="T2">3 </text:span><text:span text:style-name="T3">researcher; schol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s’uliyat <text:span text:style-name="T2">3 </text:span><text:span text:style-name="T3">responsibili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sterāhat kardan (kon) <text:span text:style-name="T2">3 </text:span><text:span text:style-name="T3">re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gašt <text:span text:style-name="T2">3 </text:span><text:span text:style-name="T3">retu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sir <text:span text:style-name="T2">3 </text:span><text:span text:style-name="T3">route; path; way; direc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tkeš <text:span text:style-name="T2">3 </text:span><text:span text:style-name="T3">rul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ndevic <text:span text:style-name="T2">3 </text:span><text:span text:style-name="T3">sandwi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sis <text:span text:style-name="T2">3 </text:span><text:span text:style-name="T3">saus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haqqeq <text:span text:style-name="T2">3 </text:span><text:span text:style-name="T3">scholar; researc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dāres <text:span text:style-name="T2">3 </text:span><text:span text:style-name="T3">school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erestādan (ferest) <text:span text:style-name="T2">3 </text:span><text:span text:style-name="T3">se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erestande <text:span text:style-name="T2">3 </text:span><text:span text:style-name="T3">sender; transmit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lude <text:span text:style-name="T2">3 </text:span><text:span text:style-name="T3">septic; uncle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šāndan (nešān) <text:span text:style-name="T2">3 </text:span><text:span text:style-name="T3">set; se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beš <text:span text:style-name="T2">3 </text:span><text:span text:style-name="T3">shi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yāderow <text:span text:style-name="T2">3 </text:span><text:span text:style-name="T3">sidewal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brišam <text:span text:style-name="T2">3 </text:span><text:span text:style-name="T3">sil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nconān <text:span text:style-name="T2">3 </text:span><text:span text:style-name="T3">s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inqadr <text:span text:style-name="T2">3 </text:span><text:span text:style-name="T3">so much; that mu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intowr <text:span text:style-name="T2">3 </text:span><text:span text:style-name="T3">so; als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bun <text:span text:style-name="T2">3 </text:span><text:span text:style-name="T3">soa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bāz <text:span text:style-name="T2">3 </text:span><text:span text:style-name="T3">soldi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lbālu <text:span text:style-name="T2">3 </text:span><text:span text:style-name="T3">sour cher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renj <text:span text:style-name="T2">3 </text:span><text:span text:style-name="T3">sour oran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nba’ <text:span text:style-name="T2">3 </text:span><text:span text:style-name="T3">sour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nābe’ <text:span text:style-name="T2">3 </text:span><text:span text:style-name="T3">sourc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olandgu <text:span text:style-name="T2">3 </text:span><text:span text:style-name="T3">speak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’navi <text:span text:style-name="T2">3 </text:span><text:span text:style-name="T3">spiritual; mor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šokuh <text:span text:style-name="T2">3 </text:span><text:span text:style-name="T3">splendid; glorious; magnific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āšoq <text:span text:style-name="T2">3 </text:span><text:span text:style-name="T3">spo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mbr <text:span text:style-name="T2">3 </text:span><text:span text:style-name="T3">stam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istādan (ist) <text:span text:style-name="T2">3 </text:span><text:span text:style-name="T3">stand; sto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’yār <text:span text:style-name="T2">3 </text:span><text:span text:style-name="T3">standard; criter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vaqqof <text:span text:style-name="T2">3 </text:span><text:span text:style-name="T3">stop; st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ekšanbe <text:span text:style-name="T2">3 </text:span><text:span text:style-name="T3">Sun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mād <text:span text:style-name="T2">3 </text:span><text:span text:style-name="T3">symbo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rbat <text:span text:style-name="T2">3 </text:span><text:span text:style-name="T3">syru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allemin <text:span text:style-name="T2">3 </text:span><text:span text:style-name="T3">teacher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’tadel <text:span text:style-name="T2">3 </text:span><text:span text:style-name="T3">temperate; mi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mā <text:span text:style-name="T2">3 </text:span><text:span text:style-name="T3">tempera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ermināl <text:span text:style-name="T2">3 </text:span><text:span text:style-name="T3">termin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rišab <text:span text:style-name="T2">3 </text:span><text:span text:style-name="T3">the night before last nigh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dešān <text:span text:style-name="T2">3 </text:span><text:span text:style-name="T3">themselv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req <text:span text:style-name="T2">3 </text:span><text:span text:style-name="T3">thie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āsar <text:span text:style-name="T2">3 </text:span><text:span text:style-name="T3">throughout; all o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ndāxtan (andāz) <text:span text:style-name="T2">3 </text:span><text:span text:style-name="T3">thr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njšanbešab <text:span text:style-name="T2">3 </text:span><text:span text:style-name="T3">Thursday nigh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f’e <text:span text:style-name="T2">3 </text:span><text:span text:style-name="T3">ti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uālet <text:span text:style-name="T2">3 </text:span><text:span text:style-name="T3">toil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wjefarangi <text:span text:style-name="T2">3 </text:span><text:span text:style-name="T3">tomat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wzu’ <text:span text:style-name="T2">3 </text:span><text:span text:style-name="T3">topic; issue; matter; subjec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m <text:span text:style-name="T2">3 </text:span><text:span text:style-name="T3">tra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kpul <text:span text:style-name="T2">3 </text:span><text:span text:style-name="T3">traveler’s che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guš <text:span text:style-name="T2">3 </text:span><text:span text:style-name="T3">triangle; triangul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desar <text:span text:style-name="T2">3 </text:span><text:span text:style-name="T3">trou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miyon <text:span text:style-name="T2">3 </text:span><text:span text:style-name="T3">tru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tminān <text:span text:style-name="T2">3 </text:span><text:span text:style-name="T3">trust; confid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sevvom <text:span text:style-name="T2">3 </text:span><text:span text:style-name="T3">two‐third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āmušnašodani <text:span text:style-name="T2">3 </text:span><text:span text:style-name="T3">unforgetta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re <text:span text:style-name="T2">3 </text:span><text:span text:style-name="T3">valle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hnāvar <text:span text:style-name="T2">3 </text:span><text:span text:style-name="T3">vast; wid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ābeledidan <text:span text:style-name="T2">3 </text:span><text:span text:style-name="T3">visi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zdid <text:span text:style-name="T2">3 </text:span><text:span text:style-name="T3">visi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vār <text:span text:style-name="T2">3 </text:span><text:span text:style-name="T3">wall; f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ārānti <text:span text:style-name="T2">3 </text:span><text:span text:style-name="T3">warranty; guarante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šāmad goftan (gu) <text:span text:style-name="T2">3 </text:span><text:span text:style-name="T3">welco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i <text:span text:style-name="T2">3 </text:span><text:span text:style-name="T3">wh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ordobāxt <text:span text:style-name="T2">3 </text:span><text:span text:style-name="T3">win‐and lo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d <text:span text:style-name="T2">3 </text:span><text:span text:style-name="T3">wind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stmāl kešidan (keš) <text:span text:style-name="T2">3 </text:span><text:span text:style-name="T3">wip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kimāne <text:span text:style-name="T2">3 </text:span><text:span text:style-name="T3">wi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nā <text:span text:style-name="T2">3 </text:span><text:span text:style-name="T3">wise; know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geftangiz <text:span text:style-name="T2">3 </text:span><text:span text:style-name="T3">wonderful; amaz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ubi <text:span text:style-name="T2">3 </text:span><text:span text:style-name="T3">wood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šm <text:span text:style-name="T2">3 </text:span><text:span text:style-name="T3">woo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štebāhi <text:span text:style-name="T2">3 </text:span><text:span text:style-name="T3">wro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vān <text:span text:style-name="T2">3 </text:span><text:span text:style-name="T3">you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rtošti <text:span text:style-name="T2">3 </text:span><text:span text:style-name="T3">Zoroastr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ekxorde <text:span text:style-name="T2">2 </text:span><text:span text:style-name="T3">a bit; a litt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ndsadsāle <text:span text:style-name="T2">2 </text:span><text:span text:style-name="T3">a few hundred years o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kamdard <text:span text:style-name="T2">2 </text:span><text:span text:style-name="T3">abdominal p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ahje <text:span text:style-name="T2">2 </text:span><text:span text:style-name="T3">accent; dialec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ttefāqi <text:span text:style-name="T2">2 </text:span><text:span text:style-name="T3">accident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soxguyi <text:span text:style-name="T2">2 </text:span><text:span text:style-name="T3">accountability; responsibili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styābi <text:span text:style-name="T2">2 </text:span><text:span text:style-name="T3">achieving; gain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id <text:span text:style-name="T2">2 </text:span><text:span text:style-name="T3">aci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rmājarā <text:span text:style-name="T2">2 </text:span><text:span text:style-name="T3">adventur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’dazzohr <text:span text:style-name="T2">2 </text:span><text:span text:style-name="T3">afterno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edmat <text:span text:style-name="T2">2 </text:span><text:span text:style-name="T3">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štādsālegi <text:span text:style-name="T2">2 </text:span><text:span text:style-name="T3">age of eighty year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’sār <text:span text:style-name="T2">2 </text:span><text:span text:style-name="T3">ag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vāfeq budan (hast; bāš) <text:span text:style-name="T2">2 </text:span><text:span text:style-name="T3">agre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uler <text:span text:style-name="T2">2 </text:span><text:span text:style-name="T3">air condition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lgoritm <text:span text:style-name="T2">2 </text:span><text:span text:style-name="T3">algorith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m’an <text:span text:style-name="T2">2 </text:span><text:span text:style-name="T3">altogether; overa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geftzade <text:span text:style-name="T2">2 </text:span><text:span text:style-name="T3">amaz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šmgin <text:span text:style-name="T2">2 </text:span><text:span text:style-name="T3">ang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lruz <text:span text:style-name="T2">2 </text:span><text:span text:style-name="T3">anniversa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uyande <text:span text:style-name="T2">2 </text:span><text:span text:style-name="T3">announcer; speak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zi <text:span text:style-name="T2">2 </text:span><text:span text:style-name="T3">Arab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sāhat <text:span text:style-name="T2">2 </text:span><text:span text:style-name="T3">are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rmani <text:span text:style-name="T2">2 </text:span><text:span text:style-name="T3">Armen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siyāyi <text:span text:style-name="T2">2 </text:span><text:span text:style-name="T3">As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šuri <text:span text:style-name="T2">2 </text:span><text:span text:style-name="T3">Assyr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teliye <text:span text:style-name="T2">2 </text:span><text:span text:style-name="T3">ateli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vāyez <text:span text:style-name="T2">2 </text:span><text:span text:style-name="T3">award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āki budan (hast, bāš) az <text:span text:style-name="T2">2 </text:span><text:span text:style-name="T3">evid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mardard <text:span text:style-name="T2">2 </text:span><text:span text:style-name="T3">back p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āne zadan (zan) <text:span text:style-name="T2">2 </text:span><text:span text:style-name="T3">barg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bad <text:span text:style-name="T2">2 </text:span><text:span text:style-name="T3">bask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āyel budan (hast, bāš) <text:span text:style-name="T2">2 </text:span><text:span text:style-name="T3">be in favor o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z’if šodan (šav, šow) <text:span text:style-name="T2">2 </text:span><text:span text:style-name="T3">be weaken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hsub šodan (šav, šow) <text:span text:style-name="T2">2 </text:span><text:span text:style-name="T3">be; b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rāke <text:span text:style-name="T2">2 </text:span><text:span text:style-name="T3">because; si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onke <text:span text:style-name="T2">2 </text:span><text:span text:style-name="T3">because; si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irāke <text:span text:style-name="T2">2 </text:span><text:span text:style-name="T3">because; si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xtexāb <text:span text:style-name="T2">2 </text:span><text:span text:style-name="T3">b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rdār <text:span text:style-name="T2">2 </text:span><text:span text:style-name="T3">behavi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tealleq <text:span text:style-name="T2">2 </text:span><text:span text:style-name="T3">belong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rtbandi <text:span text:style-name="T2">2 </text:span><text:span text:style-name="T3">b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rāhi <text:span text:style-name="T2">2 </text:span><text:span text:style-name="T3">bifurc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urathesāb <text:span text:style-name="T2">2 </text:span><text:span text:style-name="T3">bill; invoi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rande <text:span text:style-name="T2">2 </text:span><text:span text:style-name="T3">bir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ški <text:span text:style-name="T2">2 </text:span><text:span text:style-name="T3">bla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hangar <text:span text:style-name="T2">2 </text:span><text:span text:style-name="T3">blacksmit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n <text:span text:style-name="T2">2 </text:span><text:span text:style-name="T3">bod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ftarce <text:span text:style-name="T2">2 </text:span><text:span text:style-name="T3">bookl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tābforuši <text:span text:style-name="T2">2 </text:span><text:span text:style-name="T3">booksto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kufāyi <text:span text:style-name="T2">2 </text:span><text:span text:style-name="T3">boom; heigh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xe <text:span text:style-name="T2">2 </text:span><text:span text:style-name="T3">branch; catego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kastan (šekan) <text:span text:style-name="T2">2 </text:span><text:span text:style-name="T3">brea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ugerd <text:span text:style-name="T2">2 </text:span><text:span text:style-name="T3">brimsto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hvei <text:span text:style-name="T2">2 </text:span><text:span text:style-name="T3">brow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ufe <text:span text:style-name="T2">2 </text:span><text:span text:style-name="T3">buffet; cupboar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xtan (sāz) <text:span text:style-name="T2">2 </text:span><text:span text:style-name="T3">build; make; produ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nde gereftan (gir) <text:span text:style-name="T2">2 </text:span><text:span text:style-name="T3">burst into laugh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mmā <text:span text:style-name="T2">2 </text:span><text:span text:style-name="T3">but; howe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kme <text:span text:style-name="T2">2 </text:span><text:span text:style-name="T3">butt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lsiyom <text:span text:style-name="T2">2 </text:span><text:span text:style-name="T3">calciu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āhšomāri <text:span text:style-name="T2">2 </text:span><text:span text:style-name="T3">calendar; calculation of tim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life <text:span text:style-name="T2">2 </text:span><text:span text:style-name="T3">calip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lafā <text:span text:style-name="T2">2 </text:span><text:span text:style-name="T3">caliph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vānestan (tavān) <text:span text:style-name="T2">2 </text:span><text:span text:style-name="T3">c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psul <text:span text:style-name="T2">2 </text:span><text:span text:style-name="T3">capsule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stgiri <text:span text:style-name="T2">2 </text:span><text:span text:style-name="T3">capture; arre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rvānsarā <text:span text:style-name="T2">2 </text:span><text:span text:style-name="T3">caravanserai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āzdār <text:span text:style-name="T2">2 </text:span><text:span text:style-name="T3">carbonat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ālibāfi <text:span text:style-name="T2">2 </text:span><text:span text:style-name="T3">carpet weav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rton <text:span text:style-name="T2">2 </text:span><text:span text:style-name="T3">cart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wred <text:span text:style-name="T2">2 </text:span><text:span text:style-name="T3">case; insta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vāred <text:span text:style-name="T2">2 </text:span><text:span text:style-name="T3">cases; instanc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irzamin <text:span text:style-name="T2">2 </text:span><text:span text:style-name="T3">cellar; base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xsiyat <text:span text:style-name="T2">2 </text:span><text:span text:style-name="T3">character; figure; personali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imidān <text:span text:style-name="T2">2 </text:span><text:span text:style-name="T3">chemi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inedard <text:span text:style-name="T2">2 </text:span><text:span text:style-name="T3">chest p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dāms <text:span text:style-name="T2">2 </text:span><text:span text:style-name="T3">chewing gu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is <text:span text:style-name="T2">2 </text:span><text:span text:style-name="T3">chief; direc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oasā <text:span text:style-name="T2">2 </text:span><text:span text:style-name="T3">chiefs; director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rdsāli <text:span text:style-name="T2">2 </text:span><text:span text:style-name="T3">childhood; infanc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zineš <text:span text:style-name="T2">2 </text:span><text:span text:style-name="T3">choice; selec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sihi <text:span text:style-name="T2">2 </text:span><text:span text:style-name="T3">Christ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f <text:span text:style-name="T2">2 </text:span><text:span text:style-name="T3">clear; smooth; flat; pl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ušmandāne <text:span text:style-name="T2">2 </text:span><text:span text:style-name="T3">clever; sma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bohavāyi <text:span text:style-name="T2">2 </text:span><text:span text:style-name="T3">climat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stan (band) <text:span text:style-name="T2">2 </text:span><text:span text:style-name="T3">close; pack; blo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kke <text:span text:style-name="T2">2 </text:span><text:span text:style-name="T3">co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kār <text:span text:style-name="T2">2 </text:span><text:span text:style-name="T3">colleagu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erdāvari <text:span text:style-name="T2">2 </text:span><text:span text:style-name="T3">collecting; compil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m’āvari <text:span text:style-name="T2">2 </text:span><text:span text:style-name="T3">collecting; compil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ey’at <text:span text:style-name="T2">2 </text:span><text:span text:style-name="T3">committee; board; pane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elsuz <text:span text:style-name="T2">2 </text:span><text:span text:style-name="T3">compassionate; mercifu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sābeqāt <text:span text:style-name="T2">2 </text:span><text:span text:style-name="T3">competitions; match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’lif kardan (kon) <text:span text:style-name="T2">2 </text:span><text:span text:style-name="T3">compile; wri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kmil kardan (kon) <text:span text:style-name="T2">2 </text:span><text:span text:style-name="T3">comple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rudan (sorā) <text:span text:style-name="T2">2 </text:span><text:span text:style-name="T3">compose; s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fāhim <text:span text:style-name="T2">2 </text:span><text:span text:style-name="T3">concept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rāyet <text:span text:style-name="T2">2 </text:span><text:span text:style-name="T3">condition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xrutišekl <text:span text:style-name="T2">2 </text:span><text:span text:style-name="T3">conoi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āteh <text:span text:style-name="T2">2 </text:span><text:span text:style-name="T3">conqueror; vic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mel šodan (šav, šow) <text:span text:style-name="T2">2 </text:span><text:span text:style-name="T3">contain; includ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tiz <text:span text:style-name="T2">2 </text:span><text:span text:style-name="T3">contention; figh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yerowšan <text:span text:style-name="T2">2 </text:span><text:span text:style-name="T3">contra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esāndan (resān) <text:span text:style-name="T2">2 </text:span><text:span text:style-name="T3">convey; transmit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xte <text:span text:style-name="T2">2 </text:span><text:span text:style-name="T3">cook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dgāh <text:span text:style-name="T2">2 </text:span><text:span text:style-name="T3">cou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xtardāyi <text:span text:style-name="T2">2 </text:span><text:span text:style-name="T3">cous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saramme <text:span text:style-name="T2">2 </text:span><text:span text:style-name="T3">cous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ušeš <text:span text:style-name="T2">2 </text:span><text:span text:style-name="T3">cover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hd <text:span text:style-name="T2">2 </text:span><text:span text:style-name="T3">crad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leq <text:span text:style-name="T2">2 </text:span><text:span text:style-name="T3">crea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wjud <text:span text:style-name="T2">2 </text:span><text:span text:style-name="T3">creature; available; exist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rem <text:span text:style-name="T2">2 </text:span><text:span text:style-name="T3">cre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nteqād <text:span text:style-name="T2">2 </text:span><text:span text:style-name="T3">criticis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nteqādāt <text:span text:style-name="T2">2 </text:span><text:span text:style-name="T3">criticism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āhārrāh <text:span text:style-name="T2">2 </text:span><text:span text:style-name="T3">crossroa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osum <text:span text:style-name="T2">2 </text:span><text:span text:style-name="T3">customs, habit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bā <text:span text:style-name="T2">2 </text:span><text:span text:style-name="T3">dadd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uzāne <text:span text:style-name="T2">2 </text:span><text:span text:style-name="T3">dai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qs <text:span text:style-name="T2">2 </text:span><text:span text:style-name="T3">da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rb dar <text:span text:style-name="T2">2 </text:span><text:span text:style-name="T3">multiplied b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rmei <text:span text:style-name="T2">2 </text:span><text:span text:style-name="T3">dark blu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’lāmiye <text:span text:style-name="T2">2 </text:span><text:span text:style-name="T3">declaration; proclam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stegi dāštan (dār) <text:span text:style-name="T2">2 </text:span><text:span text:style-name="T3">depe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špardāxt <text:span text:style-name="T2">2 </text:span><text:span text:style-name="T3">deposit; advance payment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irānšode <text:span text:style-name="T2">2 </text:span><text:span text:style-name="T3">destroy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škelāt <text:span text:style-name="T2">2 </text:span><text:span text:style-name="T3">difficulties; troubl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rqām <text:span text:style-name="T2">2 </text:span><text:span text:style-name="T3">digit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xfif <text:span text:style-name="T2">2 </text:span><text:span text:style-name="T3">discou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āsele <text:span text:style-name="T2">2 </text:span><text:span text:style-name="T3">dista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zāhem šodan (šav, šow) <text:span text:style-name="T2">2 </text:span><text:span text:style-name="T3">disturb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tab <text:span text:style-name="T2">2 </text:span><text:span text:style-name="T3">doctor’s offi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assob <text:span text:style-name="T2">2 </text:span><text:span text:style-name="T3">dogma; fanaticis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lte <text:span text:style-name="T2">2 </text:span><text:span text:style-name="T3">domina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tāyi <text:span text:style-name="T2">2 </text:span><text:span text:style-name="T3">dou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šow <text:span text:style-name="T2">2 </text:span><text:span text:style-name="T3">draw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škbār <text:span text:style-name="T2">2 </text:span><text:span text:style-name="T3">dried frui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ušidani <text:span text:style-name="T2">2 </text:span><text:span text:style-name="T3">drin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tre <text:span text:style-name="T2">2 </text:span><text:span text:style-name="T3">drop; drop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ru <text:span text:style-name="T2">2 </text:span><text:span text:style-name="T3">drug; medicament; medicine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st <text:span text:style-name="T2">2 </text:span><text:span text:style-name="T3">drun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kandāz <text:span text:style-name="T2">2 </text:span><text:span text:style-name="T3">dustp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zāyef <text:span text:style-name="T2">2 </text:span><text:span text:style-name="T3">duti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zifešenās <text:span text:style-name="T2">2 </text:span><text:span text:style-name="T3">dutifu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zife <text:span text:style-name="T2">2 </text:span><text:span text:style-name="T3">du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ušdard <text:span text:style-name="T2">2 </text:span><text:span text:style-name="T3">earach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šazin <text:span text:style-name="T2">2 </text:span><text:span text:style-name="T3">earlier; befo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k <text:span text:style-name="T2">2 </text:span><text:span text:style-name="T3">earth; dust; soi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rqi <text:span text:style-name="T2">2 </text:span><text:span text:style-name="T3">eastern; Orient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qtesādi <text:span text:style-name="T2">2 </text:span><text:span text:style-name="T3">econom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hmat <text:span text:style-name="T2">2 </text:span><text:span text:style-name="T3">effort; trou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sānsor <text:span text:style-name="T2">2 </text:span><text:span text:style-name="T3">elevator; lif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inākāri <text:span text:style-name="T2">2 </text:span><text:span text:style-name="T3">ename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ntehā <text:span text:style-name="T2">2 </text:span><text:span text:style-name="T3">end; termin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āse <text:span text:style-name="T2">2 </text:span><text:span text:style-name="T3">ep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ābari <text:span text:style-name="T2">2 </text:span><text:span text:style-name="T3">equality; equal right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pā kardan (kon) <text:span text:style-name="T2">2 </text:span><text:span text:style-name="T3">establish; set u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sāl <text:span text:style-name="T2">2 </text:span><text:span text:style-name="T3">every year; annual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avāhed <text:span text:style-name="T2">2 </text:span><text:span text:style-name="T3">evidenc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lid <text:span text:style-name="T2">2 </text:span><text:span text:style-name="T3">evil; dir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joz <text:span text:style-name="T2">2 </text:span><text:span text:style-name="T3">except; bu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stesnāan <text:span text:style-name="T2">2 </text:span><text:span text:style-name="T3">exceptional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owqzade <text:span text:style-name="T2">2 </text:span><text:span text:style-name="T3">excited; joyfu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ruji <text:span text:style-name="T2">2 </text:span><text:span text:style-name="T3">exi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ntezār <text:span text:style-name="T2">2 </text:span><text:span text:style-name="T3">expectation; wait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ešmnavāz <text:span text:style-name="T2">2 </text:span><text:span text:style-name="T3">eye‐catch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mkānāt <text:span text:style-name="T2">2 </text:span><text:span text:style-name="T3">facilities; possibiliti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rxāne <text:span text:style-name="T2">2 </text:span><text:span text:style-name="T3">factory; compa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zrae <text:span text:style-name="T2">2 </text:span><text:span text:style-name="T3">far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ifte <text:span text:style-name="T2">2 </text:span><text:span text:style-name="T3">fascinat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rsidan (tars) <text:span text:style-name="T2">2 </text:span><text:span text:style-name="T3">fe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rāndan (xorān) <text:span text:style-name="T2">2 </text:span><text:span text:style-name="T3">fe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hsās kardan (kon) <text:span text:style-name="T2">2 </text:span><text:span text:style-name="T3">fee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yd <text:span text:style-name="T2">2 </text:span><text:span text:style-name="T3">festiv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bard <text:span text:style-name="T2">2 </text:span><text:span text:style-name="T3">fight; batt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l’axare <text:span text:style-name="T2">2 </text:span><text:span text:style-name="T3">final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tašbāzi <text:span text:style-name="T2">2 </text:span><text:span text:style-name="T3">firewor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ehāl <text:span text:style-name="T2">2 </text:span><text:span text:style-name="T3">fit; health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lu <text:span text:style-name="T2">2 </text:span><text:span text:style-name="T3">fla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rd <text:span text:style-name="T2">2 </text:span><text:span text:style-name="T3">flou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āzir šodan (šav, šow) <text:span text:style-name="T2">2 </text:span><text:span text:style-name="T3">flow dow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kufe dādan (deh) <text:span text:style-name="T2">2 </text:span><text:span text:style-name="T3">flow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salan <text:span text:style-name="T2">2 </text:span><text:span text:style-name="T3">for example; for insta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āmuškār <text:span text:style-name="T2">2 </text:span><text:span text:style-name="T3">forgetfu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xšidan (baxš) <text:span text:style-name="T2">2 </text:span><text:span text:style-name="T3">forgive; give; don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ngāl <text:span text:style-name="T2">2 </text:span><text:span text:style-name="T3">for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āleb <text:span text:style-name="T2">2 </text:span><text:span text:style-name="T3">form; template; forma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beq <text:span text:style-name="T2">2 </text:span><text:span text:style-name="T3">form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onyāngozār <text:span text:style-name="T2">2 </text:span><text:span text:style-name="T3">found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hāyi <text:span text:style-name="T2">2 </text:span><text:span text:style-name="T3">freedom; liberation; relea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dine <text:span text:style-name="T2">2 </text:span><text:span text:style-name="T3">Frid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ivejāt <text:span text:style-name="T2">2 </text:span><text:span text:style-name="T3">fruit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utsāl <text:span text:style-name="T2">2 </text:span><text:span text:style-name="T3">futs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ārāž <text:span text:style-name="T2">2 </text:span><text:span text:style-name="T3">gar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’mirgāh <text:span text:style-name="T2">2 </text:span><text:span text:style-name="T3">garage; worksho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ustān <text:span text:style-name="T2">2 </text:span><text:span text:style-name="T3">gard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qbān <text:span text:style-name="T2">2 </text:span><text:span text:style-name="T3">garden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vāze <text:span text:style-name="T2">2 </text:span><text:span text:style-name="T3">g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eyt <text:span text:style-name="T2">2 </text:span><text:span text:style-name="T3">g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egāni <text:span text:style-name="T2">2 </text:span><text:span text:style-name="T3">general; publ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llan <text:span text:style-name="T2">2 </text:span><text:span text:style-name="T3">generally; totally; entire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vābeq <text:span text:style-name="T2">2 </text:span><text:span text:style-name="T3">genius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qrāfidān <text:span text:style-name="T2">2 </text:span><text:span text:style-name="T3">geograp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qrāfi <text:span text:style-name="T2">2 </text:span><text:span text:style-name="T3">geograph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rji <text:span text:style-name="T2">2 </text:span><text:span text:style-name="T3">Georg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stekān <text:span text:style-name="T2">2 </text:span><text:span text:style-name="T3">gla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faridegār <text:span text:style-name="T2">2 </text:span><text:span text:style-name="T3">God; crea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eram <text:span text:style-name="T2">2 </text:span><text:span text:style-name="T3">gra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zemat <text:span text:style-name="T2">2 </text:span><text:span text:style-name="T3">greatness; grandeur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unāni <text:span text:style-name="T2">2 </text:span><text:span text:style-name="T3">Gree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sabz <text:span text:style-name="T2">2 </text:span><text:span text:style-name="T3">gre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rmeš <text:span text:style-name="T2">2 </text:span><text:span text:style-name="T3">gymnastic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rāyešgāh <text:span text:style-name="T2">2 </text:span><text:span text:style-name="T3">hairdresser’s; beauty sho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imetārixi <text:span text:style-name="T2">2 </text:span><text:span text:style-name="T3">half histor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ste <text:span text:style-name="T2">2 </text:span><text:span text:style-name="T3">handle; category; grou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owlhowlaki <text:span text:style-name="T2">2 </text:span><text:span text:style-name="T3">hasti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njed <text:span text:style-name="T2">2 </text:span><text:span text:style-name="T3">ha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nginvazn <text:span text:style-name="T2">2 </text:span><text:span text:style-name="T3">heavy weigh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unrizi <text:span text:style-name="T2">2 </text:span><text:span text:style-name="T3">hemorrhage; bloodsh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ālā <text:span text:style-name="T2">2 </text:span><text:span text:style-name="T3">high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endi <text:span text:style-name="T2">2 </text:span><text:span text:style-name="T3">Hindi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varrex <text:span text:style-name="T2">2 </text:span><text:span text:style-name="T3">histor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garmi <text:span text:style-name="T2">2 </text:span><text:span text:style-name="T3">hobby; pastime; entertain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rande <text:span text:style-name="T2">2 </text:span><text:span text:style-name="T3">holder; own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ihan <text:span text:style-name="T2">2 </text:span><text:span text:style-name="T3">homeland; fatherla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netekāni <text:span text:style-name="T2">2 </text:span><text:span text:style-name="T3">houseclean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nsāndusti <text:span text:style-name="T2">2 </text:span><text:span text:style-name="T3">humanitar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šariyat <text:span text:style-name="T2">2 </text:span><text:span text:style-name="T3">humanity; manki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dhā <text:span text:style-name="T2">2 </text:span><text:span text:style-name="T3">hundred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jale <text:span text:style-name="T2">2 </text:span><text:span text:style-name="T3">hurry; has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onānce <text:span text:style-name="T2">2 </text:span><text:span text:style-name="T3">if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hl <text:span text:style-name="T2">2 </text:span><text:span text:style-name="T3">ignora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owran <text:span text:style-name="T2">2 </text:span><text:span text:style-name="T3">immediately; urgent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āvidān <text:span text:style-name="T2">2 </text:span><text:span text:style-name="T3">immort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hammiyat <text:span text:style-name="T2">2 </text:span><text:span text:style-name="T3">importance; significa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trah <text:span text:style-name="T2">2 </text:span><text:span text:style-name="T3">important; propos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dāšt <text:span text:style-name="T2">2 </text:span><text:span text:style-name="T3">impress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šāmad <text:span text:style-name="T2">2 </text:span><text:span text:style-name="T3">incident; ev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n’at <text:span text:style-name="T2">2 </text:span><text:span text:style-name="T3">indust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gozir <text:span text:style-name="T2">2 </text:span><text:span text:style-name="T3">inevitable; forc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ttelāāt <text:span text:style-name="T2">2 </text:span><text:span text:style-name="T3">inform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muzande <text:span text:style-name="T2">2 </text:span><text:span text:style-name="T3">informative; instruction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tamkāri <text:span text:style-name="T2">2 </text:span><text:span text:style-name="T3">inl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sd dāštan (dār) <text:span text:style-name="T2">2 </text:span><text:span text:style-name="T3">inte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fsir <text:span text:style-name="T2">2 </text:span><text:span text:style-name="T3">interpretation; commentary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zpors <text:span text:style-name="T2">2 </text:span><text:span text:style-name="T3">interroga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hājom <text:span text:style-name="T2">2 </text:span><text:span text:style-name="T3">invas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hanin <text:span text:style-name="T2">2 </text:span><text:span text:style-name="T3">iron; ironcla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byāri <text:span text:style-name="T2">2 </text:span><text:span text:style-name="T3">irrig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slāmi <text:span text:style-name="T2">2 </text:span><text:span text:style-name="T3">Islam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žāponi <text:span text:style-name="T2">2 </text:span><text:span text:style-name="T3">Japane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vāherāt <text:span text:style-name="T2">2 </text:span><text:span text:style-name="T3">jewelle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uznāmenegār <text:span text:style-name="T2">2 </text:span><text:span text:style-name="T3">journalist; publici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ridan (par) <text:span text:style-name="T2">2 </text:span><text:span text:style-name="T3">jump; f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ur <text:span text:style-name="T2">2 </text:span><text:span text:style-name="T3">kind; sort; compati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ubusi kardan (kon) <text:span text:style-name="T2">2 </text:span><text:span text:style-name="T3">kiss‐and hu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nāxtan (šenās) <text:span text:style-name="T2">2 </text:span><text:span text:style-name="T3">kn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eqdān <text:span text:style-name="T2">2 </text:span><text:span text:style-name="T3">lack; abs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sarak <text:span text:style-name="T2">2 </text:span><text:span text:style-name="T3">lad; gu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novān <text:span text:style-name="T2">2 </text:span><text:span text:style-name="T3">ladi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nbal <text:span text:style-name="T2">2 </text:span><text:span text:style-name="T3">laz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brat gereftan (gir) <text:span text:style-name="T2">2 </text:span><text:span text:style-name="T3">learn; draw lesson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jāy gozāštan (gozār) <text:span text:style-name="T2">2 </text:span><text:span text:style-name="T3">lea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štesar gozāštan (gozār) <text:span text:style-name="T2">2 </text:span><text:span text:style-name="T3">leave behi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dard <text:span text:style-name="T2">2 </text:span><text:span text:style-name="T3">leg p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fsānei <text:span text:style-name="T2">2 </text:span><text:span text:style-name="T3">legenda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hu <text:span text:style-name="T2">2 </text:span><text:span text:style-name="T3">lettu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hāyibaxš <text:span text:style-name="T2">2 </text:span><text:span text:style-name="T3">liberalizing; liber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ānand <text:span text:style-name="T2">2 </text:span><text:span text:style-name="T3">like; simil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itr <text:span text:style-name="T2">2 </text:span><text:span text:style-name="T3">li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nešāt <text:span text:style-name="T2">2 </text:span><text:span text:style-name="T3">live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rnešāt <text:span text:style-name="T2">2 </text:span><text:span text:style-name="T3">live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ogāritm <text:span text:style-name="T2">2 </text:span><text:span text:style-name="T3">logarith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ož <text:span text:style-name="T2">2 </text:span><text:span text:style-name="T3">lo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elve <text:span text:style-name="T2">2 </text:span><text:span text:style-name="T3">loo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xtan (bāz) <text:span text:style-name="T2">2 </text:span><text:span text:style-name="T3">lo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nd <text:span text:style-name="T2">2 </text:span><text:span text:style-name="T3">luggage belt; band; roll band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vānegi <text:span text:style-name="T2">2 </text:span><text:span text:style-name="T3">madn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jalle <text:span text:style-name="T2">2 </text:span><text:span text:style-name="T3">magazi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āduyi <text:span text:style-name="T2">2 </text:span><text:span text:style-name="T3">magic; magic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vānmard <text:span text:style-name="T2">2 </text:span><text:span text:style-name="T3">magnanimous; generous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ksariyat <text:span text:style-name="T2">2 </text:span><text:span text:style-name="T3">majori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dami <text:span text:style-name="T2">2 </text:span><text:span text:style-name="T3">man; o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jbāri <text:span text:style-name="T2">2 </text:span><text:span text:style-name="T3">mandato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hkār <text:span text:style-name="T2">2 </text:span><text:span text:style-name="T3">masterpie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rxegušt <text:span text:style-name="T2">2 </text:span><text:span text:style-name="T3">mastica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ebrit <text:span text:style-name="T2">2 </text:span><text:span text:style-name="T3">mat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ndāze gereftan (gir) <text:span text:style-name="T2">2 </text:span><text:span text:style-name="T3">meas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uratqazā <text:span text:style-name="T2">2 </text:span><text:span text:style-name="T3">menu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barnāmegi <text:span text:style-name="T2">2 </text:span><text:span text:style-name="T3">mess; confus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bma’dani <text:span text:style-name="T2">2 </text:span><text:span text:style-name="T3">mineral wa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’danšenāsi <text:span text:style-name="T2">2 </text:span><text:span text:style-name="T3">mineralog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iniyātur <text:span text:style-name="T2">2 </text:span><text:span text:style-name="T3">minia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yine <text:span text:style-name="T2">2 </text:span><text:span text:style-name="T3">mirror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ušize <text:span text:style-name="T2">2 </text:span><text:span text:style-name="T3">miss; maide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xlutkon <text:span text:style-name="T2">2 </text:span><text:span text:style-name="T3">mix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lgu <text:span text:style-name="T2">2 </text:span><text:span text:style-name="T3">model; pattern; templ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ni <text:span text:style-name="T2">2 </text:span><text:span text:style-name="T3">momenta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xlāqi <text:span text:style-name="T2">2 </text:span><text:span text:style-name="T3">moral; ethic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ādaršowhar <text:span text:style-name="T2">2 </text:span><text:span text:style-name="T3">mother‐in‐la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tomobilrāni <text:span text:style-name="T2">2 </text:span><text:span text:style-name="T3">motor rac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uhestāni <text:span text:style-name="T2">2 </text:span><text:span text:style-name="T3">mountain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salmān <text:span text:style-name="T2">2 </text:span><text:span text:style-name="T3">Musli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refāne <text:span text:style-name="T2">2 </text:span><text:span text:style-name="T3">mystic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ātir <text:span text:style-name="T2">2 </text:span><text:span text:style-name="T3">mytholog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xon <text:span text:style-name="T2">2 </text:span><text:span text:style-name="T3">nai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llat <text:span text:style-name="T2">2 </text:span><text:span text:style-name="T3">n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ālattahavvo’ <text:span text:style-name="T2">2 </text:span><text:span text:style-name="T3">nause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ardandard <text:span text:style-name="T2">2 </text:span><text:span text:style-name="T3">neck p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sāyegi <text:span text:style-name="T2">2 </text:span><text:span text:style-name="T3">neighborhoo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icgāh <text:span text:style-name="T2">2 </text:span><text:span text:style-name="T3">ne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icvaqt <text:span text:style-name="T2">2 </text:span><text:span text:style-name="T3">ne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ydi <text:span text:style-name="T2">2 </text:span><text:span text:style-name="T3">new year gif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uznāme <text:span text:style-name="T2">2 </text:span><text:span text:style-name="T3">newspap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aqab <text:span text:style-name="T2">2 </text:span><text:span text:style-name="T3">nickname; tit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māli <text:span text:style-name="T2">2 </text:span><text:span text:style-name="T3">north; northe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šomār <text:span text:style-name="T2">2 </text:span><text:span text:style-name="T3">numer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ršomār <text:span text:style-name="T2">2 </text:span><text:span text:style-name="T3">numerou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šāhede kardan (kon) <text:span text:style-name="T2">2 </text:span><text:span text:style-name="T3">observe; se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dastāmade <text:span text:style-name="T2">2 </text:span><text:span text:style-name="T3">obtained; achiev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šrang <text:span text:style-name="T2">2 </text:span><text:span text:style-name="T3">of a pretty col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rine <text:span text:style-name="T2">2 </text:span><text:span text:style-name="T3">old; anci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eytun <text:span text:style-name="T2">2 </text:span><text:span text:style-name="T3">ol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inke <text:span text:style-name="T2">2 </text:span><text:span text:style-name="T3">once; as soon a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orudmamnu’ <text:span text:style-name="T2">2 </text:span><text:span text:style-name="T3">one‐way stre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bāzkon <text:span text:style-name="T2">2 </text:span><text:span text:style-name="T3">open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bporteqāl <text:span text:style-name="T2">2 </text:span><text:span text:style-name="T3">orange jui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māyeš <text:span text:style-name="T2">2 </text:span><text:span text:style-name="T3">order; wis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zmān <text:span text:style-name="T2">2 </text:span><text:span text:style-name="T3">organiz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ntaraf <text:span text:style-name="T2">2 </text:span><text:span text:style-name="T3">over the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uyehamrafte <text:span text:style-name="T2">2 </text:span><text:span text:style-name="T3">overall; all in all; toget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gārgari <text:span text:style-name="T2">2 </text:span><text:span text:style-name="T3">paint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xmuze <text:span text:style-name="T2">2 </text:span><text:span text:style-name="T3">palace museu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mrang <text:span text:style-name="T2">2 </text:span><text:span text:style-name="T3">pa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imevaqt <text:span text:style-name="T2">2 </text:span><text:span text:style-name="T3">part‐tim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zaštan (gozar) <text:span text:style-name="T2">2 </text:span><text:span text:style-name="T3">pass; cross; forg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hgozar <text:span text:style-name="T2">2 </text:span><text:span text:style-name="T3">passerb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irini <text:span text:style-name="T2">2 </text:span><text:span text:style-name="T3">past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rdāxtan (pardāz) <text:span text:style-name="T2">2 </text:span><text:span text:style-name="T3">pay; de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ofuz <text:span text:style-name="T2">2 </text:span><text:span text:style-name="T3">penetration; influ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sad <text:span text:style-name="T2">2 </text:span><text:span text:style-name="T3">percent; percent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tr <text:span text:style-name="T2">2 </text:span><text:span text:style-name="T3">perfume; aroma; fragra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ktorā <text:span text:style-name="T2">2 </text:span><text:span text:style-name="T3">Ph.D.; doctor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lsafi <text:span text:style-name="T2">2 </text:span><text:span text:style-name="T3">philosophic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urati <text:span text:style-name="T2">2 </text:span><text:span text:style-name="T3">pin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ošqāb <text:span text:style-name="T2">2 </text:span><text:span text:style-name="T3">pl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šdasti <text:span text:style-name="T2">2 </text:span><text:span text:style-name="T3">pl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elpazir <text:span text:style-name="T2">2 </text:span><text:span text:style-name="T3">pleasant; love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ib <text:span text:style-name="T2">2 </text:span><text:span text:style-name="T3">pock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rāyande <text:span text:style-name="T2">2 </text:span><text:span text:style-name="T3">po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oarā <text:span text:style-name="T2">2 </text:span><text:span text:style-name="T3">poet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oqte <text:span text:style-name="T2">2 </text:span><text:span text:style-name="T3">point; do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oqāt <text:span text:style-name="T2">2 </text:span><text:span text:style-name="T3">points; area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lāntari <text:span text:style-name="T2">2 </text:span><text:span text:style-name="T3">police st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qām <text:span text:style-name="T2">2 </text:span><text:span text:style-name="T3">position; status; ran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ibzamini <text:span text:style-name="T2">2 </text:span><text:span text:style-name="T3">potat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odratmand <text:span text:style-name="T2">2 </text:span><text:span text:style-name="T3">powerfu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erānbahā <text:span text:style-name="T2">2 </text:span><text:span text:style-name="T3">precious; valua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l <text:span text:style-name="T2">2 </text:span><text:span text:style-name="T3">principle; origin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s’ale <text:span text:style-name="T2">2 </text:span><text:span text:style-name="T3">proble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sāel <text:span text:style-name="T2">2 </text:span><text:span text:style-name="T3">problem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hiyekonande <text:span text:style-name="T2">2 </text:span><text:span text:style-name="T3">produc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hsul <text:span text:style-name="T2">2 </text:span><text:span text:style-name="T3">produc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ižegi <text:span text:style-name="T2">2 </text:span><text:span text:style-name="T3">property; fea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rbolmasal <text:span text:style-name="T2">2 </text:span><text:span text:style-name="T3">proverb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liver <text:span text:style-name="T2">2 </text:span><text:span text:style-name="T3">pullo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nzur <text:span text:style-name="T2">2 </text:span><text:span text:style-name="T3">purpose; inten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žād <text:span text:style-name="T2">2 </text:span><text:span text:style-name="T3">race; desc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āhāhan <text:span text:style-name="T2">2 </text:span><text:span text:style-name="T3">railway; railway st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rāni <text:span text:style-name="T2">2 </text:span><text:span text:style-name="T3">raincot; rai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mādegi <text:span text:style-name="T2">2 </text:span><text:span text:style-name="T3">readin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zsāzi <text:span text:style-name="T2">2 </text:span><text:span text:style-name="T3">rebuild; reconstruc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šti <text:span text:style-name="T2">2 </text:span><text:span text:style-name="T3">reconciliation; peace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rxrang <text:span text:style-name="T2">2 </text:span><text:span text:style-name="T3">red color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rxi <text:span text:style-name="T2">2 </text:span><text:span text:style-name="T3">redn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āvar <text:span text:style-name="T2">2 </text:span><text:span text:style-name="T3">referee; arbitra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n’ekās <text:span text:style-name="T2">2 </text:span><text:span text:style-name="T3">reflec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slāhtalab <text:span text:style-name="T2">2 </text:span><text:span text:style-name="T3">reformer; reformi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hiye <text:span text:style-name="T2">2 </text:span><text:span text:style-name="T3">region; are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sraft <text:span text:style-name="T2">2 </text:span><text:span text:style-name="T3">regr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jāymānde <text:span text:style-name="T2">2 </text:span><text:span text:style-name="T3">remain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dal <text:span text:style-name="T2">2 </text:span><text:span text:style-name="T3">replic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žuheš <text:span text:style-name="T2">2 </text:span><text:span text:style-name="T3">research; study; investig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kunat kardan (kon) <text:span text:style-name="T2">2 </text:span><text:span text:style-name="T3">resid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qimānde <text:span text:style-name="T2">2 </text:span><text:span text:style-name="T3">rest; remaind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esturān <text:span text:style-name="T2">2 </text:span><text:span text:style-name="T3">restaura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zgardāni <text:span text:style-name="T2">2 </text:span><text:span text:style-name="T3">retu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bsavāri <text:span text:style-name="T2">2 </text:span><text:span text:style-name="T3">rid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ng zadan (zan) <text:span text:style-name="T2">2 </text:span><text:span text:style-name="T3">r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raqqi kardan (kon) <text:span text:style-name="T2">2 </text:span><text:span text:style-name="T3">rise; progr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udxāne <text:span text:style-name="T2">2 </text:span><text:span text:style-name="T3">ri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xrenavardi <text:span text:style-name="T2">2 </text:span><text:span text:style-name="T3">rock climb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iše <text:span text:style-name="T2">2 </text:span><text:span text:style-name="T3">roo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ālidan (māl) <text:span text:style-name="T2">2 </text:span><text:span text:style-name="T3">rub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adab <text:span text:style-name="T2">2 </text:span><text:span text:style-name="T3">rude; impoli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mānravā <text:span text:style-name="T2">2 </text:span><text:span text:style-name="T3">ruler; sovereig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vidan (dav, dow) <text:span text:style-name="T2">2 </text:span><text:span text:style-name="T3">ru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lād <text:span text:style-name="T2">2 </text:span><text:span text:style-name="T3">sala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makdān <text:span text:style-name="T2">2 </text:span><text:span text:style-name="T3">salt shaker; salt cell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āhvāre <text:span text:style-name="T2">2 </text:span><text:span text:style-name="T3">satelli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’lbeki <text:span text:style-name="T2">2 </text:span><text:span text:style-name="T3">sauc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ji <text:span text:style-name="T2">2 </text:span><text:span text:style-name="T3">savi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rsnāk <text:span text:style-name="T2">2 </text:span><text:span text:style-name="T3">scary; terrible; horri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hne <text:span text:style-name="T2">2 </text:span><text:span text:style-name="T3">scene; st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lamā <text:span text:style-name="T2">2 </text:span><text:span text:style-name="T3">scholar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olum <text:span text:style-name="T2">2 </text:span><text:span text:style-name="T3">scienc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lem <text:span text:style-name="T2">2 </text:span><text:span text:style-name="T3">scienti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lzani <text:span text:style-name="T2">2 </text:span><text:span text:style-name="T3">scoring goal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osul <text:span text:style-name="T2">2 </text:span><text:span text:style-name="T3">season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osubi <text:span text:style-name="T2">2 </text:span><text:span text:style-name="T3">sedimenta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osubāt <text:span text:style-name="T2">2 </text:span><text:span text:style-name="T3">sediment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nā <text:span text:style-name="T2">2 </text:span><text:span text:style-name="T3">see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dāyi <text:span text:style-name="T2">2 </text:span><text:span text:style-name="T3">separation; divor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ri <text:span text:style-name="T2">2 </text:span><text:span text:style-name="T3">seri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hādan (nah, neh) <text:span text:style-name="T2">2 </text:span><text:span text:style-name="T3">s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ryād zadan (zan) <text:span text:style-name="T2">2 </text:span><text:span text:style-name="T3">shout; screa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ābelemolāheze <text:span text:style-name="T2">2 </text:span><text:span text:style-name="T3">significant;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oqre <text:span text:style-name="T2">2 </text:span><text:span text:style-name="T3">sil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ozul kardan (kon) <text:span text:style-name="T2">2 </text:span><text:span text:style-name="T3">sin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iredast <text:span text:style-name="T2">2 </text:span><text:span text:style-name="T3">skilfu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semān <text:span text:style-name="T2">2 </text:span><text:span text:style-name="T3">sk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de <text:span text:style-name="T2">2 </text:span><text:span text:style-name="T3">sla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ciz <text:span text:style-name="T2">2 </text:span><text:span text:style-name="T3">slightly; insignifica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intowri <text:span text:style-name="T2">2 </text:span><text:span text:style-name="T3">s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vāz <text:span text:style-name="T2">2 </text:span><text:span text:style-name="T3">so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zal <text:span text:style-name="T2">2 </text:span><text:span text:style-name="T3">sonnet; lyric poe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wqāti <text:span text:style-name="T2">2 </text:span><text:span text:style-name="T3">souveni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spāniyāyi <text:span text:style-name="T2">2 </text:span><text:span text:style-name="T3">Spanis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dviye <text:span text:style-name="T2">2 </text:span><text:span text:style-name="T3">spic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stbekār šodan (šav, šow) <text:span text:style-name="T2">2 </text:span><text:span text:style-name="T3">star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llekāni <text:span text:style-name="T2">2 </text:span><text:span text:style-name="T3">step‐lik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’de <text:span text:style-name="T2">2 </text:span><text:span text:style-name="T3">stoma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e’dedard <text:span text:style-name="T2">2 </text:span><text:span text:style-name="T3">stomach p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rbe <text:span text:style-name="T2">2 </text:span><text:span text:style-name="T3">stroke; impac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onarkade <text:span text:style-name="T2">2 </text:span><text:span text:style-name="T3">studio; artist’s worksho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whar <text:span text:style-name="T2">2 </text:span><text:span text:style-name="T3">substance; ink; aci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vaffaqiyatāmiz <text:span text:style-name="T2">2 </text:span><text:span text:style-name="T3">successfu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gahān <text:span text:style-name="T2">2 </text:span><text:span text:style-name="T3">suddenly; unexpected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ekdaf’e <text:span text:style-name="T2">2 </text:span><text:span text:style-name="T3">suddenly; unexpected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nj bordan (bar) <text:span text:style-name="T2">2 </text:span><text:span text:style-name="T3">suff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māq <text:span text:style-name="T2">2 </text:span><text:span text:style-name="T3">suma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lāse <text:span text:style-name="T2">2 </text:span><text:span text:style-name="T3">summar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ršid <text:span text:style-name="T2">2 </text:span><text:span text:style-name="T3">su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ftābi <text:span text:style-name="T2">2 </text:span><text:span text:style-name="T3">sun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orub <text:span text:style-name="T2">2 </text:span><text:span text:style-name="T3">suns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oršoširin <text:span text:style-name="T2">2 </text:span><text:span text:style-name="T3">sweet‐and‐sou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mfoni <text:span text:style-name="T2">2 </text:span><text:span text:style-name="T3">symphon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ini <text:span text:style-name="T2">2 </text:span><text:span text:style-name="T3">tabl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ors <text:span text:style-name="T2">2 </text:span><text:span text:style-name="T3">tablet; pi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yyāt <text:span text:style-name="T2">2 </text:span><text:span text:style-name="T3">tail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yyāti <text:span text:style-name="T2">2 </text:span><text:span text:style-name="T3">tailoring; tailor sho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f <text:span text:style-name="T2">2 </text:span><text:span text:style-name="T3">tambourine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abtesowt <text:span text:style-name="T2">2 </text:span><text:span text:style-name="T3">tape record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hdāf <text:span text:style-name="T2">2 </text:span><text:span text:style-name="T3">targets; objectiv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owq <text:span text:style-name="T2">2 </text:span><text:span text:style-name="T3">tas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’m <text:span text:style-name="T2">2 </text:span><text:span text:style-name="T3">taste; flav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ālim <text:span text:style-name="T2">2 </text:span><text:span text:style-name="T3">teaching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ziyat kardan (kon) <text:span text:style-name="T2">2 </text:span><text:span text:style-name="T3">tea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nāvari <text:span text:style-name="T2">2 </text:span><text:span text:style-name="T3">technolog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hhā <text:span text:style-name="T2">2 </text:span><text:span text:style-name="T3">ten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ārce <text:span text:style-name="T2">2 </text:span><text:span text:style-name="T3">texti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šakkor <text:span text:style-name="T2">2 </text:span><text:span text:style-name="T3">thank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rāmad <text:span text:style-name="T2">2 </text:span><text:span text:style-name="T3">the most significa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māni <text:span text:style-name="T2">2 </text:span><text:span text:style-name="T3">therapeut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msāl <text:span text:style-name="T2">2 </text:span><text:span text:style-name="T3">this ye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ndār <text:span text:style-name="T2">2 </text:span><text:span text:style-name="T3">thought; imagin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ezārān <text:span text:style-name="T2">2 </text:span><text:span text:style-name="T3">thousand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ezārānsāle <text:span text:style-name="T2">2 </text:span><text:span text:style-name="T3">thousands of years o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wqe’ <text:span text:style-name="T2">2 </text:span><text:span text:style-name="T3">time; mome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modārā <text:span text:style-name="T2">2 </text:span><text:span text:style-name="T3">toleran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ardešgari <text:span text:style-name="T2">2 </text:span><text:span text:style-name="T3">touris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hāngard <text:span text:style-name="T2">2 </text:span><text:span text:style-name="T3">touri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bābbāzi <text:span text:style-name="T2">2 </text:span><text:span text:style-name="T3">to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ire <text:span text:style-name="T2">2 </text:span><text:span text:style-name="T3">tribe; dar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taxte <text:span text:style-name="T2">2 </text:span><text:span text:style-name="T3">triple b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šanbešab <text:span text:style-name="T2">2 </text:span><text:span text:style-name="T3">Tuesday Nigh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varaq zadan (zan) <text:span text:style-name="T2">2 </text:span><text:span text:style-name="T3">turn pag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ektarafe <text:span text:style-name="T2">2 </text:span><text:span text:style-name="T3">unilateral; one‐w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nhaserbefard <text:span text:style-name="T2">2 </text:span><text:span text:style-name="T3">uniqu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hamtā <text:span text:style-name="T2">2 </text:span><text:span text:style-name="T3">unique; unrival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nazir <text:span text:style-name="T2">2 </text:span><text:span text:style-name="T3">unique; unrival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ttahed <text:span text:style-name="T2">2 </text:span><text:span text:style-name="T3">unit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iyākāri <text:span text:style-name="T2">2 </text:span><text:span text:style-name="T3">untruthfulness; sha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ekārrafte <text:span text:style-name="T2">2 </text:span><text:span text:style-name="T3">us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sāref <text:span text:style-name="T2">2 </text:span><text:span text:style-name="T3">us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arzeš <text:span text:style-name="T2">2 </text:span><text:span text:style-name="T3">valua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rzeš <text:span text:style-name="T2">2 </text:span><text:span text:style-name="T3">value; pri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iyāhxār <text:span text:style-name="T2">2 </text:span><text:span text:style-name="T3">vegetar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byāt <text:span text:style-name="T2">2 </text:span><text:span text:style-name="T3">vers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rmašqale <text:span text:style-name="T2">2 </text:span><text:span text:style-name="T3">very bus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eliqe <text:span text:style-name="T2">2 </text:span><text:span text:style-name="T3">ve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ehkade <text:span text:style-name="T2">2 </text:span><text:span text:style-name="T3">villa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rke <text:span text:style-name="T2">2 </text:span><text:span text:style-name="T3">vineg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nafš <text:span text:style-name="T2">2 </text:span><text:span text:style-name="T3">violet; purp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ābelero’yat <text:span text:style-name="T2">2 </text:span><text:span text:style-name="T3">visi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yādat <text:span text:style-name="T2">2 </text:span><text:span text:style-name="T3">visit; ca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idobāzdid <text:span text:style-name="T2">2 </text:span><text:span text:style-name="T3">visits‐and return visit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tašfešāni <text:span text:style-name="T2">2 </text:span><text:span text:style-name="T3">volcan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ungarm <text:span text:style-name="T2">2 </text:span><text:span text:style-name="T3">warm; warm‐heart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bresāni <text:span text:style-name="T2">2 </text:span><text:span text:style-name="T3">water suppl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ahv <text:span text:style-name="T2">2 </text:span><text:span text:style-name="T3">w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riq <text:span text:style-name="T2">2 </text:span><text:span text:style-name="T3">w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ft <text:span text:style-name="T2">2 </text:span><text:span text:style-name="T3">wea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qarbi <text:span text:style-name="T2">2 </text:span><text:span text:style-name="T3">western; westerner; Occident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artub <text:span text:style-name="T2">2 </text:span><text:span text:style-name="T3">we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rāde <text:span text:style-name="T2">2 </text:span><text:span text:style-name="T3">wi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vāhi <text:span text:style-name="T2">2 </text:span><text:span text:style-name="T3">witness; evidence; certific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nabbatkāri <text:span text:style-name="T2">2 </text:span><text:span text:style-name="T3">woodcarv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hānpahlevān <text:span text:style-name="T2">2 </text:span><text:span text:style-name="T3">world champ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vāni <text:span text:style-name="T2">2 </text:span><text:span text:style-name="T3">yout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efr <text:span text:style-name="T2">2 </text:span><text:span text:style-name="T3">zero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ziroftan (pazir) <text:span text:style-name="T2">1 </text:span><text:span text:style-name="T3">accept; agre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zigar <text:span text:style-name="T2">1 </text:span><text:span text:style-name="T3">actor; artist; perform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irekonande <text:span text:style-name="T2">1 </text:span><text:span text:style-name="T3">amaz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ānevar <text:span text:style-name="T2">1 </text:span><text:span text:style-name="T3">animal; creatur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stānšenās <text:span text:style-name="T2">1 </text:span><text:span text:style-name="T3">archaeologist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qab <text:span text:style-name="T2">1 </text:span><text:span text:style-name="T3">back; behi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qsim bar <text:span text:style-name="T2">1 </text:span><text:span text:style-name="T3">divided b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owzce <text:span text:style-name="T2">1 </text:span><text:span text:style-name="T3">bas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xtemān <text:span text:style-name="T2">1 </text:span><text:span text:style-name="T3">build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uxtan (suz) <text:span text:style-name="T2">1 </text:span><text:span text:style-name="T3">bu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uzāndan (suzān) <text:span text:style-name="T2">1 </text:span><text:span text:style-name="T3">bu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sir <text:span text:style-name="T2">1 </text:span><text:span text:style-name="T3">capt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odrow <text:span text:style-name="T2">1 </text:span><text:span text:style-name="T3">car; vehic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ini <text:span text:style-name="T2">1 </text:span><text:span text:style-name="T3">Chinese; china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gozidan (gozin) <text:span text:style-name="T2">1 </text:span><text:span text:style-name="T3">choo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maddon <text:span text:style-name="T2">1 </text:span><text:span text:style-name="T3">civiliz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aqib <text:span text:style-name="T2">1 </text:span><text:span text:style-name="T3">competito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allāqiyat <text:span text:style-name="T2">1 </text:span><text:span text:style-name="T3">creativi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ntaqed <text:span text:style-name="T2">1 </text:span><text:span text:style-name="T3">crit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rde <text:span text:style-name="T2">1 </text:span><text:span text:style-name="T3">curtai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he <text:span text:style-name="T2">1 </text:span><text:span text:style-name="T3">decade</text:span></text:p>
          </table:table-cell>
        </table:table-row>
        <text:soft-page-break/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ekastxorde <text:span text:style-name="T2">1 </text:span><text:span text:style-name="T3">defeat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rgozaštan (gozar) <text:span text:style-name="T2">1 </text:span><text:span text:style-name="T3">di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rdan (mir) <text:span text:style-name="T2">1 </text:span><text:span text:style-name="T3">di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āndan (rān) <text:span text:style-name="T2">1 </text:span><text:span text:style-name="T3">drive; expe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’sirgozār <text:span text:style-name="T2">1 </text:span><text:span text:style-name="T3">effect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mekas <text:span text:style-name="T2">1 </text:span><text:span text:style-name="T3">everyone; everybod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rciz <text:span text:style-name="T2">1 </text:span><text:span text:style-name="T3">everything; anything; whate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aqiq <text:span text:style-name="T2">1 </text:span><text:span text:style-name="T3">exact; accur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āvoš <text:span text:style-name="T2">1 </text:span><text:span text:style-name="T3">excavation; search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derkonande <text:span text:style-name="T2">1 </text:span><text:span text:style-name="T3">expor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fsāne <text:span text:style-name="T2">1 </text:span><text:span text:style-name="T3">fable; fairy tale; myth; lege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havādār <text:span text:style-name="T2">1 </text:span><text:span text:style-name="T3">fan; sympathiz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ašnvāre <text:span text:style-name="T2">1 </text:span><text:span text:style-name="T3">festiv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ilmsāz <text:span text:style-name="T2">1 </text:span><text:span text:style-name="T3">filmmak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inamāgar <text:span text:style-name="T2">1 </text:span><text:span text:style-name="T3">filmmak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āreqottahsil <text:span text:style-name="T2">1 </text:span><text:span text:style-name="T3">graduat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rtefā’ <text:span text:style-name="T2">1 </text:span><text:span text:style-name="T3">height; altitud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rixdān <text:span text:style-name="T2">1 </text:span><text:span text:style-name="T3">histor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ārixnegār <text:span text:style-name="T2">1 </text:span><text:span text:style-name="T3">histor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ngnevešte <text:span text:style-name="T2">1 </text:span><text:span text:style-name="T3">inscrip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itāliāyi <text:span text:style-name="T2">1 </text:span><text:span text:style-name="T3">Ital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lāforuš <text:span text:style-name="T2">1 </text:span><text:span text:style-name="T3">jewel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ok <text:span text:style-name="T2">1 </text:span><text:span text:style-name="T3">jok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obudan (robā) <text:span text:style-name="T2">1 </text:span><text:span text:style-name="T3">kidnap; rob; stea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oštan (koš) <text:span text:style-name="T2">1 </text:span><text:span text:style-name="T3">ki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šāhanšāh <text:span text:style-name="T2">1 </text:span><text:span text:style-name="T3">king of kings; k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asandidan (pasand) <text:span text:style-name="T2">1 </text:span><text:span text:style-name="T3">like; choo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zistan (zi) <text:span text:style-name="T2">1 </text:span><text:span text:style-name="T3">liv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qalliyat <text:span text:style-name="T2">1 </text:span><text:span text:style-name="T3">minorit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usiqidān <text:span text:style-name="T2">1 </text:span><text:span text:style-name="T3">musici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ref <text:span text:style-name="T2">1 </text:span><text:span text:style-name="T3">mystic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āmidan (nām) <text:span text:style-name="T2">1 </text:span><text:span text:style-name="T3">name; ca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tesaddi <text:span text:style-name="T2">1 </text:span><text:span text:style-name="T3">official in charg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rbāzdid <text:span text:style-name="T2">1 </text:span><text:span text:style-name="T3">often visit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ndām <text:span text:style-name="T2">1 </text:span><text:span text:style-name="T3">organ; bod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sāfer <text:span text:style-name="T2">1 </text:span><text:span text:style-name="T3">passenger; travel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zikon <text:span text:style-name="T2">1 </text:span><text:span text:style-name="T3">play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omād <text:span text:style-name="T2">1 </text:span><text:span text:style-name="T3">pomad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tudan (setā) <text:span text:style-name="T2">1 </text:span><text:span text:style-name="T3">praise; glorif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ridan (bār) <text:span text:style-name="T2">1 </text:span><text:span text:style-name="T3">rain; snow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nqelābiyun <text:span text:style-name="T2">1 </text:span><text:span text:style-name="T3">revolutionari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omi <text:span text:style-name="T2">1 </text:span><text:span text:style-name="T3">Roma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oruxtan (foruš) <text:span text:style-name="T2">1 </text:span><text:span text:style-name="T3">sell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idan (cin) <text:span text:style-name="T2">1 </text:span><text:span text:style-name="T3">set; pick; plu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larzidan (larz) <text:span text:style-name="T2">1 </text:span><text:span text:style-name="T3">shiv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yektaxte <text:span text:style-name="T2">1 </text:span><text:span text:style-name="T3">single be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xābidan (xāb) <text:span text:style-name="T2">1 </text:span><text:span text:style-name="T3">slee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doing <text:span text:style-name="T2">1 </text:span><text:span text:style-name="T3">something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gozarāndan (gozarān) <text:span text:style-name="T2">1 </text:span><text:span text:style-name="T3">spe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āsus <text:span text:style-name="T2">1 </text:span><text:span text:style-name="T3">sp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ellekān <text:span text:style-name="T2">1 </text:span><text:span text:style-name="T3">stairway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eyālat <text:span text:style-name="T2">1 </text:span><text:span text:style-name="T3">state; provi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casbāndan (casbān) <text:span text:style-name="T2">1 </text:span><text:span text:style-name="T3">stic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ng <text:span text:style-name="T2">1 </text:span><text:span text:style-name="T3">ston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movaffaqiyat <text:span text:style-name="T2">1 </text:span><text:span text:style-name="T3">succes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olu’ <text:span text:style-name="T2">1 </text:span><text:span text:style-name="T3">sunris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artar <text:span text:style-name="T2">1 </text:span><text:span text:style-name="T3">superior; better; high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nise <text:span text:style-name="T2">1 </text:span><text:span text:style-name="T3">synagogu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āmāne <text:span text:style-name="T2">1 </text:span><text:span text:style-name="T3">system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muze <text:span text:style-name="T2">1 </text:span><text:span text:style-name="T3">teaching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iyāyešgāh <text:span text:style-name="T2">1 </text:span><text:span text:style-name="T3">temp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andišmand <text:span text:style-name="T2">1 </text:span><text:span text:style-name="T3">think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onnat <text:span text:style-name="T2">1 </text:span><text:span text:style-name="T3">tradi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resāle <text:span text:style-name="T2">1 </text:span><text:span text:style-name="T3">treatise; dissertatio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fahmidan (fahm) <text:span text:style-name="T2">1 </text:span><text:span text:style-name="T3">understa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idy <text:span text:style-name="T2">1 </text:span><text:span text:style-name="T3">up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bzi <text:span text:style-name="T2">1 </text:span><text:span text:style-name="T3">vegetabl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sabzijāt <text:span text:style-name="T2">1 </text:span><text:span text:style-name="T3">vegetable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negaristan (negar) <text:span text:style-name="T2">1 </text:span><text:span text:style-name="T3">view; look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inande <text:span text:style-name="T2">1 </text:span><text:span text:style-name="T3">view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tamāšāgar <text:span text:style-name="T2">1 </text:span><text:span text:style-name="T3">viewer; audience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ušidan (puš) <text:span text:style-name="T2">1 </text:span><text:span text:style-name="T3">wea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bāfande <text:span text:style-name="T2">1 </text:span><text:span text:style-name="T3">weaver; knitter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xarehafte <text:span text:style-name="T2">1 </text:span><text:span text:style-name="T3">weeken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kalamāt <text:span text:style-name="T2">1 </text:span><text:span text:style-name="T3">words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jāhān <text:span text:style-name="T2">1 </text:span><text:span text:style-name="T3">world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picidan (pic) <text:span text:style-name="T2">1 </text:span><text:span text:style-name="T3">wrap; turn</text:span></text:p>
          </table:table-cell>
        </table:table-row>
        <table:table-row>
          <table:table-cell table:style-name="Table1.A1" office:value-type="string">
            <text:p text:style-name="P8">———</text:p>
          </table:table-cell>
          <table:table-cell table:style-name="Table1.B1" office:value-type="string">
            <text:p text:style-name="P6">āri <text:span text:style-name="T2">1 </text:span><text:span text:style-name="T3">ye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Aharoni CLM" svg:font-family="'Aharoni CLM'" style:font-pitch="variable"/>
    <style:font-face style:name="Vanta Light" svg:font-family="'Vanta Light'" style:font-pitch="variable"/>
    <style:font-face style:name="a_FuturaOrto" svg:font-family="a_FuturaOr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a" fo:country="VA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shadow="none" fo:background-color="transparent" style:writing-mode="lr-tb" style:layout-grid-color="#c0c0c0" style:layout-grid-lines="17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3" fo:column-gap="0cm">
          <style:column style:rel-width="5234*" fo:start-indent="0cm" fo:end-indent="0cm"/>
          <style:column style:rel-width="5234*" fo:start-indent="0cm" fo:end-indent="0cm"/>
          <style:column style:rel-width="5236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Щ*ДЕ? эжщшп</meta:initial-creator>
    <meta:creation-date>2017-04-06T00:15:42</meta:creation-date>
    <dc:date>2017-04-12T19:38:53</dc:date>
    <dc:creator>Щ*ДЕ? эжщшп</dc:creator>
    <meta:editing-duration>PT01H36M24S</meta:editing-duration>
    <meta:editing-cycles>25</meta:editing-cycles>
    <meta:generator>OpenOffice.org/3.2$Unix OpenOffice.org_project/320m12$Build-9483</meta:generator>
    <meta:document-statistic meta:table-count="1" meta:image-count="0" meta:object-count="0" meta:page-count="26" meta:paragraph-count="4040" meta:word-count="9774" meta:character-count="50054"/>
  </office:meta>
</office:document-meta>
</file>